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59mm"/>
    </style:style>
    <style:style style:name="co2" style:family="table-column">
      <style:table-column-properties fo:break-before="auto" style:column-width="28.13mm"/>
    </style:style>
    <style:style style:name="co3" style:family="table-column">
      <style:table-column-properties fo:break-before="auto" style:column-width="39.56mm"/>
    </style:style>
    <style:style style:name="co4" style:family="table-column">
      <style:table-column-properties fo:break-before="auto" style:column-width="32.76mm"/>
    </style:style>
    <style:style style:name="co5" style:family="table-column">
      <style:table-column-properties fo:break-before="auto" style:column-width="36.85mm"/>
    </style:style>
    <style:style style:name="co6" style:family="table-column">
      <style:table-column-properties fo:break-before="auto" style:column-width="29.21mm"/>
    </style:style>
    <style:style style:name="co7" style:family="table-column">
      <style:table-column-properties fo:break-before="auto" style:column-width="19.42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99"/>
  </office:automatic-styles>
  <office:body>
    <office:spreadsheet>
      <table:calculation-settings table:automatic-find-labels="false"/>
      <table:table table:name="artic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Default"/>
        <table:table-column table:style-name="co8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otal_time</text:p>
          </table:table-cell>
          <table:table-cell office:value-type="string" calcext:value-type="string">
            <text:p>sentence_count</text:p>
          </table:table-cell>
          <table:table-cell office:value-type="string" calcext:value-type="string">
            <text:p>edited_sentence_count</text:p>
          </table:table-cell>
          <table:table-cell office:value-type="string" calcext:value-type="string">
            <text:p>time/sentence</text:p>
          </table:table-cell>
          <table:table-cell office:value-type="string" calcext:value-type="string">
            <text:p>time/edited_sentence</text:p>
          </table:table-cell>
          <table:table-cell table:style-name="Default" office:value-type="string" calcext:value-type="string">
            <text:p>summary_edited</text:p>
          </table:table-cell>
          <table:table-cell office:value-type="string" calcext:value-type="string">
            <text:p>(article_id)</text:p>
          </table:table-cell>
          <table:table-cell table:number-columns-repeated="8"/>
        </table:table-row>
        <table:table-row table:style-name="ro1">
          <table:table-cell office:value-type="float" office:value="834166" calcext:value-type="float">
            <text:p>83416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9513.8333333333" calcext:value-type="float">
            <text:p>69513.8333333333</text:p>
          </table:table-cell>
          <table:table-cell office:value-type="float" office:value="119166.571428571" calcext:value-type="float">
            <text:p>119166.571428571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kNI7-zY_1)</text:p>
          </table:table-cell>
          <table:table-cell table:number-columns-repeated="3"/>
          <table:table-cell table:formula="of:=[.A1]" office:value-type="string" office:string-value="total_time" calcext:value-type="string">
            <text:p>total_time</text:p>
          </table:table-cell>
          <table:table-cell table:formula="of:=[.B1]" office:value-type="string" office:string-value="sentence_count" calcext:value-type="string">
            <text:p>sentence_count</text:p>
          </table:table-cell>
          <table:table-cell table:formula="of:=[.C1]" office:value-type="string" office:string-value="edited_sentence_count" calcext:value-type="string">
            <text:p>edited_sentence_count</text:p>
          </table:table-cell>
          <table:table-cell table:formula="of:=[.D1]" office:value-type="string" office:string-value="time/sentence" calcext:value-type="string">
            <text:p>time/sentence</text:p>
          </table:table-cell>
          <table:table-cell table:formula="of:=[.E1]" office:value-type="string" office:string-value="time/edited_sentence" calcext:value-type="string">
            <text:p>time/edited_sentence</text:p>
          </table:table-cell>
        </table:table-row>
        <table:table-row table:style-name="ro1">
          <table:table-cell office:value-type="float" office:value="1414923" calcext:value-type="float">
            <text:p>1414923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67377.2857142857" calcext:value-type="float">
            <text:p>67377.2857142857</text:p>
          </table:table-cell>
          <table:table-cell office:value-type="float" office:value="88432.6875" calcext:value-type="float">
            <text:p>88432.6875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tNI8HOa_1)</text:p>
          </table:table-cell>
          <table:table-cell table:number-columns-repeated="8"/>
        </table:table-row>
        <table:table-row table:style-name="ro1">
          <table:table-cell office:value-type="float" office:value="784315" calcext:value-type="float">
            <text:p>78431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5359.5833333333" calcext:value-type="float">
            <text:p>65359.5833333333</text:p>
          </table:table-cell>
          <table:table-cell office:value-type="float" office:value="87146.1111111111" calcext:value-type="float">
            <text:p>87146.1111111111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uNI8SPL_1)</text:p>
          </table:table-cell>
          <table:table-cell table:number-columns-repeated="2"/>
          <table:table-cell office:value-type="string" calcext:value-type="string">
            <text:p>Averages</text:p>
          </table:table-cell>
          <table:table-cell table:formula="of:=AVERAGE([.A$1:.A$1048576])" office:value-type="float" office:value="591151.665822785" calcext:value-type="float">
            <text:p>591151.665822785</text:p>
          </table:table-cell>
          <table:table-cell table:formula="of:=AVERAGE([.B$1:.B$1048576])" office:value-type="float" office:value="13.1721518987342" calcext:value-type="float">
            <text:p>13.1721518987</text:p>
          </table:table-cell>
          <table:table-cell table:formula="of:=AVERAGE([.C$1:.C$1048576])" office:value-type="float" office:value="7.59493670886076" calcext:value-type="float">
            <text:p>7.5949367089</text:p>
          </table:table-cell>
          <table:table-cell table:formula="of:=AVERAGE([.D$1:.D$1048576])" office:value-type="float" office:value="44833.4393389173" calcext:value-type="float">
            <text:p>44833.4393389173</text:p>
          </table:table-cell>
          <table:table-cell table:formula="of:=AVERAGE([.E$1:.E$1048576])" office:value-type="float" office:value="73183.5466938253" calcext:value-type="float">
            <text:p>73183.5466938253</text:p>
          </table:table-cell>
        </table:table-row>
        <table:table-row table:style-name="ro1">
          <table:table-cell office:value-type="float" office:value="1135216" calcext:value-type="float">
            <text:p>113521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87324.3076923077" calcext:value-type="float">
            <text:p>87324.3076923077</text:p>
          </table:table-cell>
          <table:table-cell office:value-type="float" office:value="103201.454545455" calcext:value-type="float">
            <text:p>103201.45454545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YNI8ZOu_1)</text:p>
          </table:table-cell>
          <table:table-cell table:number-columns-repeated="3"/>
          <table:table-cell table:formula="of:=[.K4]/60000" office:value-type="float" office:value="9.85252776371308" calcext:value-type="float">
            <text:p>9.8525277637</text:p>
          </table:table-cell>
          <table:table-cell table:number-columns-repeated="2"/>
          <table:table-cell table:formula="of:=[.N4]/1000" office:value-type="float" office:value="44.8334393389173" calcext:value-type="float">
            <text:p>44.8334393389</text:p>
          </table:table-cell>
          <table:table-cell table:formula="of:=[.O4]/1000" office:value-type="float" office:value="73.1835466938253" calcext:value-type="float">
            <text:p>73.1835466938</text:p>
          </table:table-cell>
        </table:table-row>
        <table:table-row table:style-name="ro1">
          <table:table-cell office:value-type="float" office:value="588505" calcext:value-type="float">
            <text:p>58850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65389.4444444444" calcext:value-type="float">
            <text:p>65389.4444444444</text:p>
          </table:table-cell>
          <table:table-cell office:value-type="float" office:value="98084.1666666667" calcext:value-type="float">
            <text:p>98084.1666666667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jNI8lBG_1)</text:p>
          </table:table-cell>
          <table:table-cell table:number-columns-repeated="8"/>
        </table:table-row>
        <table:table-row table:style-name="ro1">
          <table:table-cell office:value-type="float" office:value="6136996" calcext:value-type="float">
            <text:p>6136996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161499.894736842" calcext:value-type="float">
            <text:p>161499.894736842</text:p>
          </table:table-cell>
          <table:table-cell office:value-type="float" office:value="278954.363636364" calcext:value-type="float">
            <text:p>278954.363636364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qNIL_So_1)</text:p>
          </table:table-cell>
          <table:table-cell table:number-columns-repeated="8"/>
        </table:table-row>
        <table:table-row table:style-name="ro1">
          <table:table-cell office:value-type="float" office:value="696828" calcext:value-type="float">
            <text:p>69682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9546.8571428571" calcext:value-type="float">
            <text:p>99546.8571428571</text:p>
          </table:table-cell>
          <table:table-cell office:value-type="float" office:value="116138" calcext:value-type="float">
            <text:p>116138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lNIMe0V_1)</text:p>
          </table:table-cell>
          <table:table-cell table:number-columns-repeated="8"/>
        </table:table-row>
        <table:table-row table:style-name="ro1">
          <table:table-cell office:value-type="float" office:value="883619" calcext:value-type="float">
            <text:p>88361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8361.9" calcext:value-type="float">
            <text:p>88361.9</text:p>
          </table:table-cell>
          <table:table-cell office:value-type="float" office:value="126231.285714286" calcext:value-type="float">
            <text:p>126231.285714286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INIMc7i_1)</text:p>
          </table:table-cell>
          <table:table-cell table:number-columns-repeated="8"/>
        </table:table-row>
        <table:table-row table:style-name="ro1">
          <table:table-cell office:value-type="float" office:value="232084" calcext:value-type="float">
            <text:p>23208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5787.1111111111" calcext:value-type="float">
            <text:p>25787.1111111111</text:p>
          </table:table-cell>
          <table:table-cell office:value-type="float" office:value="38680.6666666667" calcext:value-type="float">
            <text:p>38680.6666666667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1NIMZ8T_1)</text:p>
          </table:table-cell>
          <table:table-cell table:number-columns-repeated="8"/>
        </table:table-row>
        <table:table-row table:style-name="ro1">
          <table:table-cell office:value-type="float" office:value="836202" calcext:value-type="float">
            <text:p>836202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32161.6153846154" calcext:value-type="float">
            <text:p>32161.6153846154</text:p>
          </table:table-cell>
          <table:table-cell office:value-type="float" office:value="83620.2" calcext:value-type="float">
            <text:p>83620.2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sNIMUJs_1)</text:p>
          </table:table-cell>
          <table:table-cell table:number-columns-repeated="8"/>
        </table:table-row>
        <table:table-row table:style-name="ro1">
          <table:table-cell office:value-type="float" office:value="2036533" calcext:value-type="float">
            <text:p>2036533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07185.947368421" calcext:value-type="float">
            <text:p>107185.947368421</text:p>
          </table:table-cell>
          <table:table-cell office:value-type="float" office:value="156656.384615385" calcext:value-type="float">
            <text:p>156656.384615385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LNIYs0E_1)</text:p>
          </table:table-cell>
          <table:table-cell table:number-columns-repeated="8"/>
        </table:table-row>
        <table:table-row table:style-name="ro1">
          <table:table-cell office:value-type="float" office:value="2333602" calcext:value-type="float">
            <text:p>233360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94466.833333333" calcext:value-type="float">
            <text:p>194466.833333333</text:p>
          </table:table-cell>
          <table:table-cell office:value-type="float" office:value="233360.2" calcext:value-type="float">
            <text:p>233360.2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yNInzS3_1)</text:p>
          </table:table-cell>
          <table:table-cell table:number-columns-repeated="8"/>
        </table:table-row>
        <table:table-row table:style-name="ro1">
          <table:table-cell office:value-type="float" office:value="1734212" calcext:value-type="float">
            <text:p>173421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44517.666666667" calcext:value-type="float">
            <text:p>144517.666666667</text:p>
          </table:table-cell>
          <table:table-cell office:value-type="float" office:value="192690.222222222" calcext:value-type="float">
            <text:p>192690.222222222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QNIoG2R_1)</text:p>
          </table:table-cell>
          <table:table-cell table:number-columns-repeated="8"/>
        </table:table-row>
        <table:table-row table:style-name="ro1">
          <table:table-cell office:value-type="float" office:value="2459636" calcext:value-type="float">
            <text:p>245963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2981.8" calcext:value-type="float">
            <text:p>122981.8</text:p>
          </table:table-cell>
          <table:table-cell office:value-type="float" office:value="153727.25" calcext:value-type="float">
            <text:p>153727.25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9NIoNJ3_1)</text:p>
          </table:table-cell>
          <table:table-cell table:number-columns-repeated="8"/>
        </table:table-row>
        <table:table-row table:style-name="ro1">
          <table:table-cell office:value-type="float" office:value="2675548" calcext:value-type="float">
            <text:p>26755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48641.555555556" calcext:value-type="float">
            <text:p>148641.555555556</text:p>
          </table:table-cell>
          <table:table-cell office:value-type="float" office:value="191110.571428571" calcext:value-type="float">
            <text:p>191110.571428571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QNIoiDw_1)</text:p>
          </table:table-cell>
          <table:table-cell table:number-columns-repeated="8"/>
        </table:table-row>
        <table:table-row table:style-name="ro1">
          <table:table-cell office:value-type="float" office:value="1782043" calcext:value-type="float">
            <text:p>1782043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93791.7368421053" calcext:value-type="float">
            <text:p>93791.7368421053</text:p>
          </table:table-cell>
          <table:table-cell office:value-type="float" office:value="162003.909090909" calcext:value-type="float">
            <text:p>162003.909090909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ENIp2UQ_1)</text:p>
          </table:table-cell>
          <table:table-cell table:number-columns-repeated="8"/>
        </table:table-row>
        <table:table-row table:style-name="ro1">
          <table:table-cell office:value-type="float" office:value="1081981" calcext:value-type="float">
            <text:p>108198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3229.3076923077" calcext:value-type="float">
            <text:p>83229.3076923077</text:p>
          </table:table-cell>
          <table:table-cell office:value-type="float" office:value="135247.625" calcext:value-type="float">
            <text:p>135247.625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ONIzYmA_1)</text:p>
          </table:table-cell>
          <table:table-cell table:number-columns-repeated="8"/>
        </table:table-row>
        <table:table-row table:style-name="ro1">
          <table:table-cell office:value-type="float" office:value="1435968" calcext:value-type="float">
            <text:p>1435968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68379.4285714286" calcext:value-type="float">
            <text:p>68379.4285714286</text:p>
          </table:table-cell>
          <table:table-cell office:value-type="float" office:value="119664" calcext:value-type="float">
            <text:p>119664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ZNIznfg_1)</text:p>
          </table:table-cell>
          <table:table-cell table:number-columns-repeated="8"/>
        </table:table-row>
        <table:table-row table:style-name="ro1">
          <table:table-cell office:value-type="float" office:value="898820" calcext:value-type="float">
            <text:p>89882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1710.9090909091" calcext:value-type="float">
            <text:p>81710.9090909091</text:p>
          </table:table-cell>
          <table:table-cell office:value-type="float" office:value="89882" calcext:value-type="float">
            <text:p>89882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MNIzxhs_1)</text:p>
          </table:table-cell>
          <table:table-cell table:number-columns-repeated="8"/>
        </table:table-row>
        <table:table-row table:style-name="ro1">
          <table:table-cell office:value-type="float" office:value="894554" calcext:value-type="float">
            <text:p>89455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4546.1666666667" calcext:value-type="float">
            <text:p>74546.1666666667</text:p>
          </table:table-cell>
          <table:table-cell office:value-type="float" office:value="81323.0909090909" calcext:value-type="float">
            <text:p>81323.0909090909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INIzxhn_1)</text:p>
          </table:table-cell>
          <table:table-cell table:number-columns-repeated="8"/>
        </table:table-row>
        <table:table-row table:style-name="ro1">
          <table:table-cell office:value-type="float" office:value="2080690" calcext:value-type="float">
            <text:p>208069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22393.529411765" calcext:value-type="float">
            <text:p>122393.529411765</text:p>
          </table:table-cell>
          <table:table-cell office:value-type="float" office:value="130043.125" calcext:value-type="float">
            <text:p>130043.125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SNI-27l_1)</text:p>
          </table:table-cell>
          <table:table-cell table:number-columns-repeated="8"/>
        </table:table-row>
        <table:table-row table:style-name="ro1">
          <table:table-cell office:value-type="float" office:value="651291" calcext:value-type="float">
            <text:p>65129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9208.2727272727" calcext:value-type="float">
            <text:p>59208.2727272727</text:p>
          </table:table-cell>
          <table:table-cell office:value-type="float" office:value="65129.1" calcext:value-type="float">
            <text:p>65129.1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LNI-FOp_1)</text:p>
          </table:table-cell>
          <table:table-cell table:number-columns-repeated="8"/>
        </table:table-row>
        <table:table-row table:style-name="ro1">
          <table:table-cell office:value-type="float" office:value="441539" calcext:value-type="float">
            <text:p>441539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4529.9444444444" calcext:value-type="float">
            <text:p>24529.9444444444</text:p>
          </table:table-cell>
          <table:table-cell office:value-type="float" office:value="40139.9090909091" calcext:value-type="float">
            <text:p>40139.9090909091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UNI-U8k_1)</text:p>
          </table:table-cell>
          <table:table-cell table:number-columns-repeated="8"/>
        </table:table-row>
        <table:table-row table:style-name="ro1">
          <table:table-cell office:value-type="float" office:value="5533496" calcext:value-type="float">
            <text:p>5533496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04944.296296296" calcext:value-type="float">
            <text:p>204944.296296296</text:p>
          </table:table-cell>
          <table:table-cell office:value-type="float" office:value="251522.545454545" calcext:value-type="float">
            <text:p>251522.545454545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RNI-YWE_1)</text:p>
          </table:table-cell>
          <table:table-cell table:number-columns-repeated="8"/>
        </table:table-row>
        <table:table-row table:style-name="ro1">
          <table:table-cell office:value-type="float" office:value="1417636" calcext:value-type="float">
            <text:p>141763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83390.3529411765" calcext:value-type="float">
            <text:p>83390.3529411765</text:p>
          </table:table-cell>
          <table:table-cell office:value-type="float" office:value="101259.714285714" calcext:value-type="float">
            <text:p>101259.714285714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FNI_77t_1)</text:p>
          </table:table-cell>
          <table:table-cell table:number-columns-repeated="8"/>
        </table:table-row>
        <table:table-row table:style-name="ro1">
          <table:table-cell office:value-type="float" office:value="1022338" calcext:value-type="float">
            <text:p>1022338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42597.4166666667" calcext:value-type="float">
            <text:p>42597.4166666667</text:p>
          </table:table-cell>
          <table:table-cell office:value-type="float" office:value="56796.5555555556" calcext:value-type="float">
            <text:p>56796.5555555556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FNI_Ij5_1)</text:p>
          </table:table-cell>
          <table:table-cell table:number-columns-repeated="8"/>
        </table:table-row>
        <table:table-row table:style-name="ro1">
          <table:table-cell office:value-type="float" office:value="1538974" calcext:value-type="float">
            <text:p>1538974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69953.3636363636" calcext:value-type="float">
            <text:p>69953.3636363636</text:p>
          </table:table-cell>
          <table:table-cell office:value-type="float" office:value="90527.8823529412" calcext:value-type="float">
            <text:p>90527.8823529412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hNJ0q1A_1)</text:p>
          </table:table-cell>
          <table:table-cell table:number-columns-repeated="8"/>
        </table:table-row>
        <table:table-row table:style-name="ro1">
          <table:table-cell office:value-type="float" office:value="1631613" calcext:value-type="float">
            <text:p>1631613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85874.3684210526" calcext:value-type="float">
            <text:p>85874.3684210526</text:p>
          </table:table-cell>
          <table:table-cell office:value-type="float" office:value="101975.8125" calcext:value-type="float">
            <text:p>101975.8125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9NJ1092_1)</text:p>
          </table:table-cell>
          <table:table-cell table:number-columns-repeated="8"/>
        </table:table-row>
        <table:table-row table:style-name="ro1">
          <table:table-cell office:value-type="float" office:value="1917100" calcext:value-type="float">
            <text:p>191710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79879.1666666667" calcext:value-type="float">
            <text:p>79879.1666666667</text:p>
          </table:table-cell>
          <table:table-cell office:value-type="float" office:value="106505.555555556" calcext:value-type="float">
            <text:p>106505.555555556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fNJ1DMK_1)</text:p>
          </table:table-cell>
          <table:table-cell table:number-columns-repeated="8"/>
        </table:table-row>
        <table:table-row table:style-name="ro1">
          <table:table-cell office:value-type="float" office:value="469282" calcext:value-type="float">
            <text:p>46928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8213.6666666667" calcext:value-type="float">
            <text:p>78213.6666666667</text:p>
          </table:table-cell>
          <table:table-cell office:value-type="float" office:value="93856.4" calcext:value-type="float">
            <text:p>93856.4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PNJ8E5j_1)</text:p>
          </table:table-cell>
          <table:table-cell table:number-columns-repeated="8"/>
        </table:table-row>
        <table:table-row table:style-name="ro1">
          <table:table-cell office:value-type="float" office:value="422652" calcext:value-type="float">
            <text:p>42265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0442" calcext:value-type="float">
            <text:p>70442</text:p>
          </table:table-cell>
          <table:table-cell office:value-type="float" office:value="105663" calcext:value-type="float">
            <text:p>105663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dNJ7gRq_1)</text:p>
          </table:table-cell>
          <table:table-cell table:number-columns-repeated="8"/>
        </table:table-row>
        <table:table-row table:style-name="ro1">
          <table:table-cell office:value-type="float" office:value="4392098" calcext:value-type="float">
            <text:p>4392098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93448.8936170213" calcext:value-type="float">
            <text:p>93448.8936170213</text:p>
          </table:table-cell>
          <table:table-cell office:value-type="float" office:value="112617.897435897" calcext:value-type="float">
            <text:p>112617.897435897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RNJ6c9w_1)</text:p>
          </table:table-cell>
          <table:table-cell table:number-columns-repeated="8"/>
        </table:table-row>
        <table:table-row table:style-name="ro1">
          <table:table-cell office:value-type="float" office:value="628293" calcext:value-type="float">
            <text:p>62829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9268.3125" calcext:value-type="float">
            <text:p>39268.3125</text:p>
          </table:table-cell>
          <table:table-cell office:value-type="float" office:value="52357.75" calcext:value-type="float">
            <text:p>52357.75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jNJ8nUZ_1)</text:p>
          </table:table-cell>
          <table:table-cell table:number-columns-repeated="8"/>
        </table:table-row>
        <table:table-row table:style-name="ro1">
          <table:table-cell office:value-type="float" office:value="1362193" calcext:value-type="float">
            <text:p>1362193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75677.3888888889" calcext:value-type="float">
            <text:p>75677.3888888889</text:p>
          </table:table-cell>
          <table:table-cell office:value-type="float" office:value="113516.083333333" calcext:value-type="float">
            <text:p>113516.083333333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lNJ8hcS_1)</text:p>
          </table:table-cell>
          <table:table-cell table:number-columns-repeated="8"/>
        </table:table-row>
        <table:table-row table:style-name="ro1">
          <table:table-cell office:value-type="float" office:value="549411" calcext:value-type="float">
            <text:p>54941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2262.3846153846" calcext:value-type="float">
            <text:p>42262.3846153846</text:p>
          </table:table-cell>
          <table:table-cell office:value-type="float" office:value="54941.1" calcext:value-type="float">
            <text:p>54941.1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jNJ96bo_1)</text:p>
          </table:table-cell>
          <table:table-cell table:number-columns-repeated="8"/>
        </table:table-row>
        <table:table-row table:style-name="ro1">
          <table:table-cell office:value-type="float" office:value="437937" calcext:value-type="float">
            <text:p>43793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62562.4285714286" calcext:value-type="float">
            <text:p>62562.4285714286</text:p>
          </table:table-cell>
          <table:table-cell office:value-type="float" office:value="72989.5" calcext:value-type="float">
            <text:p>72989.5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sNJ9F56_1)</text:p>
          </table:table-cell>
          <table:table-cell table:number-columns-repeated="8"/>
        </table:table-row>
        <table:table-row table:style-name="ro1">
          <table:table-cell office:value-type="float" office:value="637384" calcext:value-type="float">
            <text:p>63738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7944" calcext:value-type="float">
            <text:p>57944</text:p>
          </table:table-cell>
          <table:table-cell office:value-type="float" office:value="63738.4" calcext:value-type="float">
            <text:p>63738.4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fNJ9F4z_1)</text:p>
          </table:table-cell>
          <table:table-cell table:number-columns-repeated="8"/>
        </table:table-row>
        <table:table-row table:style-name="ro1">
          <table:table-cell office:value-type="float" office:value="654673" calcext:value-type="float">
            <text:p>65467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5467.3" calcext:value-type="float">
            <text:p>65467.3</text:p>
          </table:table-cell>
          <table:table-cell office:value-type="float" office:value="93524.7142857143" calcext:value-type="float">
            <text:p>93524.7142857143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JNJ9Uk7_1)</text:p>
          </table:table-cell>
          <table:table-cell table:number-columns-repeated="8"/>
        </table:table-row>
        <table:table-row table:style-name="ro1">
          <table:table-cell office:value-type="float" office:value="2276083" calcext:value-type="float">
            <text:p>227608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13804.15" calcext:value-type="float">
            <text:p>113804.15</text:p>
          </table:table-cell>
          <table:table-cell office:value-type="float" office:value="175083.307692308" calcext:value-type="float">
            <text:p>175083.307692308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lNJ9dJT_1)</text:p>
          </table:table-cell>
          <table:table-cell table:number-columns-repeated="8"/>
        </table:table-row>
        <table:table-row table:style-name="ro1">
          <table:table-cell office:value-type="float" office:value="213165" calcext:value-type="float">
            <text:p>21316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2633" calcext:value-type="float">
            <text:p>42633</text:p>
          </table:table-cell>
          <table:table-cell office:value-type="float" office:value="53291.25" calcext:value-type="float">
            <text:p>53291.25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3NJA2dT_1)</text:p>
          </table:table-cell>
          <table:table-cell table:number-columns-repeated="8"/>
        </table:table-row>
        <table:table-row table:style-name="ro1">
          <table:table-cell office:value-type="float" office:value="369014" calcext:value-type="float">
            <text:p>36901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6901.4" calcext:value-type="float">
            <text:p>36901.4</text:p>
          </table:table-cell>
          <table:table-cell office:value-type="float" office:value="46126.75" calcext:value-type="float">
            <text:p>46126.75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2NJA6DD_1)</text:p>
          </table:table-cell>
          <table:table-cell table:number-columns-repeated="8"/>
        </table:table-row>
        <table:table-row table:style-name="ro1">
          <table:table-cell office:value-type="float" office:value="385953" calcext:value-type="float">
            <text:p>38595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2883.6666666667" calcext:value-type="float">
            <text:p>42883.6666666667</text:p>
          </table:table-cell>
          <table:table-cell office:value-type="float" office:value="64325.5" calcext:value-type="float">
            <text:p>64325.5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LNJA6CO_1)</text:p>
          </table:table-cell>
          <table:table-cell table:number-columns-repeated="8"/>
        </table:table-row>
        <table:table-row table:style-name="ro1">
          <table:table-cell office:value-type="float" office:value="665421" calcext:value-type="float">
            <text:p>66542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0492.8181818182" calcext:value-type="float">
            <text:p>60492.8181818182</text:p>
          </table:table-cell>
          <table:table-cell office:value-type="float" office:value="73935.6666666667" calcext:value-type="float">
            <text:p>73935.6666666667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DNJAF9g_1)</text:p>
          </table:table-cell>
          <table:table-cell table:number-columns-repeated="8"/>
        </table:table-row>
        <table:table-row table:style-name="ro1">
          <table:table-cell office:value-type="float" office:value="1052598" calcext:value-type="float">
            <text:p>1052598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45765.1304347826" calcext:value-type="float">
            <text:p>45765.1304347826</text:p>
          </table:table-cell>
          <table:table-cell office:value-type="float" office:value="58477.6666666667" calcext:value-type="float">
            <text:p>58477.6666666667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tNJAKvE_1)</text:p>
          </table:table-cell>
          <table:table-cell table:number-columns-repeated="8"/>
        </table:table-row>
        <table:table-row table:style-name="ro1">
          <table:table-cell office:value-type="float" office:value="519806" calcext:value-type="float">
            <text:p>51980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1980.6" calcext:value-type="float">
            <text:p>51980.6</text:p>
          </table:table-cell>
          <table:table-cell office:value-type="float" office:value="64975.75" calcext:value-type="float">
            <text:p>64975.75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wNJAVlQ_1)</text:p>
          </table:table-cell>
          <table:table-cell table:number-columns-repeated="8"/>
        </table:table-row>
        <table:table-row table:style-name="ro1">
          <table:table-cell office:value-type="float" office:value="792563" calcext:value-type="float">
            <text:p>79256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9535.1875" calcext:value-type="float">
            <text:p>49535.1875</text:p>
          </table:table-cell>
          <table:table-cell office:value-type="float" office:value="79256.3" calcext:value-type="float">
            <text:p>79256.3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pNJAbpI_1)</text:p>
          </table:table-cell>
          <table:table-cell table:number-columns-repeated="8"/>
        </table:table-row>
        <table:table-row table:style-name="ro1">
          <table:table-cell office:value-type="float" office:value="693177" calcext:value-type="float">
            <text:p>69317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9317.7" calcext:value-type="float">
            <text:p>69317.7</text:p>
          </table:table-cell>
          <table:table-cell office:value-type="float" office:value="77019.6666666667" calcext:value-type="float">
            <text:p>77019.6666666667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YNJAhog_1)</text:p>
          </table:table-cell>
          <table:table-cell table:number-columns-repeated="8"/>
        </table:table-row>
        <table:table-row table:style-name="ro1">
          <table:table-cell office:value-type="float" office:value="1077620" calcext:value-type="float">
            <text:p>107762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76972.8571428571" calcext:value-type="float">
            <text:p>76972.8571428571</text:p>
          </table:table-cell>
          <table:table-cell office:value-type="float" office:value="82893.8461538462" calcext:value-type="float">
            <text:p>82893.8461538462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xNJMI-n_1)</text:p>
          </table:table-cell>
          <table:table-cell table:number-columns-repeated="8"/>
        </table:table-row>
        <table:table-row table:style-name="ro1">
          <table:table-cell office:value-type="float" office:value="834304" calcext:value-type="float">
            <text:p>83430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2700.4444444444" calcext:value-type="float">
            <text:p>92700.4444444444</text:p>
          </table:table-cell>
          <table:table-cell office:value-type="float" office:value="104288" calcext:value-type="float">
            <text:p>104288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BNJM4qE_1)</text:p>
          </table:table-cell>
          <table:table-cell table:number-columns-repeated="8"/>
        </table:table-row>
        <table:table-row table:style-name="ro1">
          <table:table-cell office:value-type="float" office:value="1699190" calcext:value-type="float">
            <text:p>169919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80913.8095238095" calcext:value-type="float">
            <text:p>80913.8095238095</text:p>
          </table:table-cell>
          <table:table-cell office:value-type="float" office:value="89431.0526315789" calcext:value-type="float">
            <text:p>89431.0526315789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SNJLz3P_1)</text:p>
          </table:table-cell>
          <table:table-cell table:number-columns-repeated="8"/>
        </table:table-row>
        <table:table-row table:style-name="ro1">
          <table:table-cell office:value-type="float" office:value="1026606" calcext:value-type="float">
            <text:p>102660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73329" calcext:value-type="float">
            <text:p>73329</text:p>
          </table:table-cell>
          <table:table-cell office:value-type="float" office:value="78969.6923076923" calcext:value-type="float">
            <text:p>78969.6923076923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INJMq2h_1)</text:p>
          </table:table-cell>
          <table:table-cell table:number-columns-repeated="8"/>
        </table:table-row>
        <table:table-row table:style-name="ro1">
          <table:table-cell office:value-type="float" office:value="1321494" calcext:value-type="float">
            <text:p>1321494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4392.4285714286" calcext:value-type="float">
            <text:p>94392.4285714286</text:p>
          </table:table-cell>
          <table:table-cell office:value-type="float" office:value="101653.384615385" calcext:value-type="float">
            <text:p>101653.384615385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tNJM-UV_1)</text:p>
          </table:table-cell>
          <table:table-cell table:number-columns-repeated="8"/>
        </table:table-row>
        <table:table-row table:style-name="ro1">
          <table:table-cell office:value-type="float" office:value="556506" calcext:value-type="float">
            <text:p>55650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29289.7894736842" calcext:value-type="float">
            <text:p>29289.7894736842</text:p>
          </table:table-cell>
          <table:table-cell office:value-type="float" office:value="50591.4545454545" calcext:value-type="float">
            <text:p>50591.4545454545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DNJN9ze_1)</text:p>
          </table:table-cell>
          <table:table-cell table:number-columns-repeated="8"/>
        </table:table-row>
        <table:table-row table:style-name="ro1">
          <table:table-cell office:value-type="float" office:value="360065" calcext:value-type="float">
            <text:p>36006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5008.125" calcext:value-type="float">
            <text:p>45008.125</text:p>
          </table:table-cell>
          <table:table-cell office:value-type="float" office:value="51437.8571428571" calcext:value-type="float">
            <text:p>51437.8571428571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WNJNFkB_1)</text:p>
          </table:table-cell>
          <table:table-cell table:number-columns-repeated="8"/>
        </table:table-row>
        <table:table-row table:style-name="ro1">
          <table:table-cell office:value-type="float" office:value="474397" calcext:value-type="float">
            <text:p>47439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2710.7777777778" calcext:value-type="float">
            <text:p>52710.7777777778</text:p>
          </table:table-cell>
          <table:table-cell office:value-type="float" office:value="59299.625" calcext:value-type="float">
            <text:p>59299.625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NNJNPgC_1)</text:p>
          </table:table-cell>
          <table:table-cell table:number-columns-repeated="8"/>
        </table:table-row>
        <table:table-row table:style-name="ro1">
          <table:table-cell office:value-type="float" office:value="476550" calcext:value-type="float">
            <text:p>4765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5310" calcext:value-type="float">
            <text:p>95310</text:p>
          </table:table-cell>
          <table:table-cell office:value-type="float" office:value="158850" calcext:value-type="float">
            <text:p>158850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CNJNPt9_1)</text:p>
          </table:table-cell>
          <table:table-cell table:number-columns-repeated="8"/>
        </table:table-row>
        <table:table-row table:style-name="ro1">
          <table:table-cell office:value-type="float" office:value="386708" calcext:value-type="float">
            <text:p>38670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4451.3333333333" calcext:value-type="float">
            <text:p>64451.3333333333</text:p>
          </table:table-cell>
          <table:table-cell office:value-type="float" office:value="96677" calcext:value-type="float">
            <text:p>96677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vNJNTCl_1)</text:p>
          </table:table-cell>
          <table:table-cell table:number-columns-repeated="8"/>
        </table:table-row>
        <table:table-row table:style-name="ro1">
          <table:table-cell office:value-type="float" office:value="818302" calcext:value-type="float">
            <text:p>818302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40915.1" calcext:value-type="float">
            <text:p>40915.1</text:p>
          </table:table-cell>
          <table:table-cell office:value-type="float" office:value="48135.4117647059" calcext:value-type="float">
            <text:p>48135.4117647059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6NJNZYD_1)</text:p>
          </table:table-cell>
          <table:table-cell table:number-columns-repeated="8"/>
        </table:table-row>
        <table:table-row table:style-name="ro1">
          <table:table-cell office:value-type="float" office:value="584412" calcext:value-type="float">
            <text:p>58441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8701" calcext:value-type="float">
            <text:p>48701</text:p>
          </table:table-cell>
          <table:table-cell office:value-type="float" office:value="73051.5" calcext:value-type="float">
            <text:p>73051.5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WNJNmj6_1)</text:p>
          </table:table-cell>
          <table:table-cell table:number-columns-repeated="8"/>
        </table:table-row>
        <table:table-row table:style-name="ro1">
          <table:table-cell office:value-type="float" office:value="818974" calcext:value-type="float">
            <text:p>81897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2998" calcext:value-type="float">
            <text:p>62998</text:p>
          </table:table-cell>
          <table:table-cell office:value-type="float" office:value="90997.1111111111" calcext:value-type="float">
            <text:p>90997.1111111111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5NJNmi__1)</text:p>
          </table:table-cell>
          <table:table-cell table:number-columns-repeated="8"/>
        </table:table-row>
        <table:table-row table:style-name="ro1">
          <table:table-cell office:value-type="float" office:value="479423" calcext:value-type="float">
            <text:p>47942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4244.5" calcext:value-type="float">
            <text:p>34244.5</text:p>
          </table:table-cell>
          <table:table-cell office:value-type="float" office:value="47942.3" calcext:value-type="float">
            <text:p>47942.3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HNJO4JC_1)</text:p>
          </table:table-cell>
          <table:table-cell table:number-columns-repeated="8"/>
        </table:table-row>
        <table:table-row table:style-name="ro1">
          <table:table-cell office:value-type="float" office:value="339424" calcext:value-type="float">
            <text:p>33942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2428" calcext:value-type="float">
            <text:p>42428</text:p>
          </table:table-cell>
          <table:table-cell office:value-type="float" office:value="56570.6666666667" calcext:value-type="float">
            <text:p>56570.6666666667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ANJO4J1_1)</text:p>
          </table:table-cell>
          <table:table-cell table:number-columns-repeated="8"/>
        </table:table-row>
        <table:table-row table:style-name="ro1">
          <table:table-cell office:value-type="float" office:value="258465" calcext:value-type="float">
            <text:p>25846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1538.75" calcext:value-type="float">
            <text:p>21538.75</text:p>
          </table:table-cell>
          <table:table-cell office:value-type="float" office:value="28718.3333333333" calcext:value-type="float">
            <text:p>28718.3333333333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sNJOE-x_1)</text:p>
          </table:table-cell>
          <table:table-cell table:number-columns-repeated="8"/>
        </table:table-row>
        <table:table-row table:style-name="ro1">
          <table:table-cell office:value-type="float" office:value="141174" calcext:value-type="float">
            <text:p>14117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167.7142857143" calcext:value-type="float">
            <text:p>20167.7142857143</text:p>
          </table:table-cell>
          <table:table-cell office:value-type="float" office:value="35293.5" calcext:value-type="float">
            <text:p>35293.5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6NJOHgL_1)</text:p>
          </table:table-cell>
          <table:table-cell table:number-columns-repeated="8"/>
        </table:table-row>
        <table:table-row table:style-name="ro1">
          <table:table-cell office:value-type="float" office:value="326346" calcext:value-type="float">
            <text:p>326346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7176.1052631579" calcext:value-type="float">
            <text:p>17176.1052631579</text:p>
          </table:table-cell>
          <table:table-cell office:value-type="float" office:value="32634.6" calcext:value-type="float">
            <text:p>32634.6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RNJOLAj_1)</text:p>
          </table:table-cell>
          <table:table-cell table:number-columns-repeated="8"/>
        </table:table-row>
        <table:table-row table:style-name="ro1">
          <table:table-cell office:value-type="float" office:value="536352" calcext:value-type="float">
            <text:p>53635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3635.2" calcext:value-type="float">
            <text:p>53635.2</text:p>
          </table:table-cell>
          <table:table-cell office:value-type="float" office:value="107270.4" calcext:value-type="float">
            <text:p>107270.4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tNJORPU_1)</text:p>
          </table:table-cell>
          <table:table-cell table:number-columns-repeated="8"/>
        </table:table-row>
        <table:table-row table:style-name="ro1">
          <table:table-cell office:value-type="float" office:value="229384" calcext:value-type="float">
            <text:p>22938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2769.1428571429" calcext:value-type="float">
            <text:p>32769.1428571429</text:p>
          </table:table-cell>
          <table:table-cell office:value-type="float" office:value="38230.6666666667" calcext:value-type="float">
            <text:p>38230.6666666667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pNJOXaA_1)</text:p>
          </table:table-cell>
          <table:table-cell table:number-columns-repeated="8"/>
        </table:table-row>
        <table:table-row table:style-name="ro1">
          <table:table-cell office:value-type="float" office:value="642111" calcext:value-type="float">
            <text:p>642111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45865.0714285714" calcext:value-type="float">
            <text:p>45865.0714285714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ONJZghi_1)</text:p>
          </table:table-cell>
          <table:table-cell table:number-columns-repeated="8"/>
        </table:table-row>
        <table:table-row table:style-name="ro1">
          <table:table-cell office:value-type="float" office:value="899414" calcext:value-type="float">
            <text:p>899414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99934.8888888889" calcext:value-type="float">
            <text:p>99934.8888888889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4NJZghg_1)</text:p>
          </table:table-cell>
          <table:table-cell table:number-columns-repeated="8"/>
        </table:table-row>
        <table:table-row table:style-name="ro1">
          <table:table-cell office:value-type="float" office:value="566734" calcext:value-type="float">
            <text:p>56673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43594.9230769231" calcext:value-type="float">
            <text:p>43594.9230769231</text:p>
          </table:table-cell>
          <table:table-cell office:value-type="float" office:value="47227.8333333333" calcext:value-type="float">
            <text:p>47227.8333333333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gNJZxju_1)</text:p>
          </table:table-cell>
          <table:table-cell table:number-columns-repeated="8"/>
        </table:table-row>
        <table:table-row table:style-name="ro1">
          <table:table-cell office:value-type="float" office:value="746340" calcext:value-type="float">
            <text:p>746340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21951.1764705882" calcext:value-type="float">
            <text:p>21951.1764705882</text:p>
          </table:table-cell>
          <table:table-cell office:value-type="float" office:value="32449.5652173913" calcext:value-type="float">
            <text:p>32449.5652173913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uNJa2Ee_1)</text:p>
          </table:table-cell>
          <table:table-cell table:number-columns-repeated="8"/>
        </table:table-row>
        <table:table-row table:style-name="ro1">
          <table:table-cell office:value-type="float" office:value="371406" calcext:value-type="float">
            <text:p>37140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7140.6" calcext:value-type="float">
            <text:p>37140.6</text:p>
          </table:table-cell>
          <table:table-cell office:value-type="float" office:value="41267.3333333333" calcext:value-type="float">
            <text:p>41267.3333333333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PNJa73K_1)</text:p>
          </table:table-cell>
          <table:table-cell table:number-columns-repeated="8"/>
        </table:table-row>
        <table:table-row table:style-name="ro1">
          <table:table-cell office:value-type="float" office:value="154001" calcext:value-type="float">
            <text:p>15400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5666.8333333333" calcext:value-type="float">
            <text:p>25666.8333333333</text:p>
          </table:table-cell>
          <table:table-cell office:value-type="float" office:value="38500.25" calcext:value-type="float">
            <text:p>38500.25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lNJaCB7_1)</text:p>
          </table:table-cell>
          <table:table-cell table:number-columns-repeated="8"/>
        </table:table-row>
        <table:table-row table:style-name="ro1">
          <table:table-cell office:value-type="float" office:value="773734" calcext:value-type="float">
            <text:p>77373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6716.75" calcext:value-type="float">
            <text:p>96716.75</text:p>
          </table:table-cell>
          <table:table-cell office:value-type="float" office:value="110533.428571429" calcext:value-type="float">
            <text:p>110533.428571429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gNJa735_1)</text:p>
          </table:table-cell>
          <table:table-cell table:number-columns-repeated="8"/>
        </table:table-row>
        <table:table-row table:style-name="ro1">
          <table:table-cell office:value-type="float" office:value="491310" calcext:value-type="float">
            <text:p>4913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2754" calcext:value-type="float">
            <text:p>32754</text:p>
          </table:table-cell>
          <table:table-cell office:value-type="float" office:value="70187.1428571429" calcext:value-type="float">
            <text:p>70187.1428571429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gNJaS40_1)</text:p>
          </table:table-cell>
          <table:table-cell table:number-columns-repeated="8"/>
        </table:table-row>
        <table:table-row table:style-name="ro1">
          <table:table-cell office:value-type="float" office:value="1222987" calcext:value-type="float">
            <text:p>122298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74712.428571429" calcext:value-type="float">
            <text:p>174712.428571429</text:p>
          </table:table-cell>
          <table:table-cell office:value-type="float" office:value="203831.166666667" calcext:value-type="float">
            <text:p>203831.166666667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SNJaaL2_1)</text:p>
          </table:table-cell>
          <table:table-cell table:number-columns-repeated="8"/>
        </table:table-row>
        <table:table-row table:style-name="ro1">
          <table:table-cell office:value-type="float" office:value="230088" calcext:value-type="float">
            <text:p>23008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2869.7142857143" calcext:value-type="float">
            <text:p>32869.7142857143</text:p>
          </table:table-cell>
          <table:table-cell office:value-type="float" office:value="38348" calcext:value-type="float">
            <text:p>38348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0NJb8nz_1)</text:p>
          </table:table-cell>
          <table:table-cell table:number-columns-repeated="8"/>
        </table:table-row>
        <table:table-row table:style-name="ro1">
          <table:table-cell office:value-type="float" office:value="685308" calcext:value-type="float">
            <text:p>68530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52716" calcext:value-type="float">
            <text:p>52716</text:p>
          </table:table-cell>
          <table:table-cell office:value-type="float" office:value="57109" calcext:value-type="float">
            <text:p>57109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WNJbDEe_1)</text:p>
          </table:table-cell>
          <table:table-cell table:number-columns-repeated="8"/>
        </table:table-row>
        <table:table-row table:style-name="ro1">
          <table:table-cell office:value-type="float" office:value="919211" calcext:value-type="float">
            <text:p>91921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51067.2777777778" calcext:value-type="float">
            <text:p>51067.2777777778</text:p>
          </table:table-cell>
          <table:table-cell office:value-type="float" office:value="65657.9285714286" calcext:value-type="float">
            <text:p>65657.9285714286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xNJbE08_1)</text:p>
          </table:table-cell>
          <table:table-cell table:number-columns-repeated="8"/>
        </table:table-row>
        <table:table-row table:style-name="ro1">
          <table:table-cell office:value-type="float" office:value="631598" calcext:value-type="float">
            <text:p>63159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30076.0952380952" calcext:value-type="float">
            <text:p>30076.0952380952</text:p>
          </table:table-cell>
          <table:table-cell office:value-type="float" office:value="63159.8" calcext:value-type="float">
            <text:p>63159.8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7NJbgNV_1)</text:p>
          </table:table-cell>
          <table:table-cell table:number-columns-repeated="8"/>
        </table:table-row>
        <table:table-row table:style-name="ro1">
          <table:table-cell office:value-type="float" office:value="915300" calcext:value-type="float">
            <text:p>91530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6275" calcext:value-type="float">
            <text:p>76275</text:p>
          </table:table-cell>
          <table:table-cell office:value-type="float" office:value="101700" calcext:value-type="float">
            <text:p>101700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0NJbq9Y_1)</text:p>
          </table:table-cell>
          <table:table-cell table:number-columns-repeated="8"/>
        </table:table-row>
        <table:table-row table:style-name="ro1">
          <table:table-cell office:value-type="float" office:value="566450" calcext:value-type="float">
            <text:p>56645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7204.1666666667" calcext:value-type="float">
            <text:p>47204.1666666667</text:p>
          </table:table-cell>
          <table:table-cell office:value-type="float" office:value="94408.3333333333" calcext:value-type="float">
            <text:p>94408.3333333333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LNJb-Fj_1)</text:p>
          </table:table-cell>
          <table:table-cell table:number-columns-repeated="8"/>
        </table:table-row>
        <table:table-row table:style-name="ro1">
          <table:table-cell office:value-type="float" office:value="137624" calcext:value-type="float">
            <text:p>13762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7524.8" calcext:value-type="float">
            <text:p>27524.8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oNJcHp6_1)</text:p>
          </table:table-cell>
          <table:table-cell table:number-columns-repeated="8"/>
        </table:table-row>
        <table:table-row table:style-name="ro1">
          <table:table-cell office:value-type="float" office:value="384301" calcext:value-type="float">
            <text:p>38430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8037.625" calcext:value-type="float">
            <text:p>48037.625</text:p>
          </table:table-cell>
          <table:table-cell office:value-type="float" office:value="76860.2" calcext:value-type="float">
            <text:p>76860.2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gNJcHoQ_1)</text:p>
          </table:table-cell>
          <table:table-cell table:number-columns-repeated="8"/>
        </table:table-row>
        <table:table-row table:style-name="ro1">
          <table:table-cell office:value-type="float" office:value="337751" calcext:value-type="float">
            <text:p>33775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6291.8333333333" calcext:value-type="float">
            <text:p>56291.8333333333</text:p>
          </table:table-cell>
          <table:table-cell office:value-type="float" office:value="67550.2" calcext:value-type="float">
            <text:p>67550.2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iNJcHo5_1)</text:p>
          </table:table-cell>
          <table:table-cell table:number-columns-repeated="8"/>
        </table:table-row>
        <table:table-row table:style-name="ro1">
          <table:table-cell office:value-type="float" office:value="295032" calcext:value-type="float">
            <text:p>29503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2147.4285714286" calcext:value-type="float">
            <text:p>42147.4285714286</text:p>
          </table:table-cell>
          <table:table-cell office:value-type="float" office:value="49172" calcext:value-type="float">
            <text:p>49172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8NJnunp_1)</text:p>
          </table:table-cell>
          <table:table-cell table:number-columns-repeated="8"/>
        </table:table-row>
        <table:table-row table:style-name="ro1">
          <table:table-cell office:value-type="float" office:value="2832774" calcext:value-type="float">
            <text:p>2832774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18032.25" calcext:value-type="float">
            <text:p>118032.25</text:p>
          </table:table-cell>
          <table:table-cell office:value-type="float" office:value="157376.333333333" calcext:value-type="float">
            <text:p>157376.333333333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TNJnuni_1)</text:p>
          </table:table-cell>
          <table:table-cell table:number-columns-repeated="8"/>
        </table:table-row>
        <table:table-row table:style-name="ro1">
          <table:table-cell office:value-type="float" office:value="6124136" calcext:value-type="float">
            <text:p>6124136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149369.170731707" calcext:value-type="float">
            <text:p>149369.170731707</text:p>
          </table:table-cell>
          <table:table-cell office:value-type="float" office:value="180121.647058824" calcext:value-type="float">
            <text:p>180121.647058824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bNJo9Om_1)</text:p>
          </table:table-cell>
          <table:table-cell table:number-columns-repeated="8"/>
        </table:table-row>
        <table:table-row table:style-name="ro1">
          <table:table-cell office:value-type="float" office:value="607385" calcext:value-type="float">
            <text:p>60738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7487.2222222222" calcext:value-type="float">
            <text:p>67487.2222222222</text:p>
          </table:table-cell>
          <table:table-cell office:value-type="float" office:value="75923.125" calcext:value-type="float">
            <text:p>75923.125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tNJp9mu_1)</text:p>
          </table:table-cell>
          <table:table-cell table:number-columns-repeated="8"/>
        </table:table-row>
        <table:table-row table:style-name="ro1">
          <table:table-cell office:value-type="float" office:value="734740" calcext:value-type="float">
            <text:p>73474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40818.8888888889" calcext:value-type="float">
            <text:p>40818.8888888889</text:p>
          </table:table-cell>
          <table:table-cell office:value-type="float" office:value="48982.6666666667" calcext:value-type="float">
            <text:p>48982.6666666667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HNJp3Dy_1)</text:p>
          </table:table-cell>
          <table:table-cell table:number-columns-repeated="8"/>
        </table:table-row>
        <table:table-row table:style-name="ro1">
          <table:table-cell office:value-type="float" office:value="629529" calcext:value-type="float">
            <text:p>62952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25905.8" calcext:value-type="float">
            <text:p>125905.8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zNKDbko_1)</text:p>
          </table:table-cell>
          <table:table-cell table:number-columns-repeated="8"/>
        </table:table-row>
        <table:table-row table:style-name="ro1">
          <table:table-cell office:value-type="float" office:value="7004355" calcext:value-type="float">
            <text:p>7004355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80174.2" calcext:value-type="float">
            <text:p>280174.2</text:p>
          </table:table-cell>
          <table:table-cell office:value-type="float" office:value="636759.545454545" calcext:value-type="float">
            <text:p>636759.545454545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5NKDpjG_1)</text:p>
          </table:table-cell>
          <table:table-cell table:number-columns-repeated="8"/>
        </table:table-row>
        <table:table-row table:style-name="ro1">
          <table:table-cell office:value-type="float" office:value="1154689" calcext:value-type="float">
            <text:p>115468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2477.7857142857" calcext:value-type="float">
            <text:p>82477.7857142857</text:p>
          </table:table-cell>
          <table:table-cell office:value-type="float" office:value="128298.777777778" calcext:value-type="float">
            <text:p>128298.777777778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SNKZDRi_1)</text:p>
          </table:table-cell>
          <table:table-cell table:number-columns-repeated="8"/>
        </table:table-row>
        <table:table-row table:style-name="ro1">
          <table:table-cell office:value-type="float" office:value="1329861" calcext:value-type="float">
            <text:p>1329861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73881.1666666667" calcext:value-type="float">
            <text:p>73881.1666666667</text:p>
          </table:table-cell>
          <table:table-cell office:value-type="float" office:value="88657.4" calcext:value-type="float">
            <text:p>88657.4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rNKZDRP_1)</text:p>
          </table:table-cell>
          <table:table-cell table:number-columns-repeated="8"/>
        </table:table-row>
        <table:table-row table:style-name="ro1">
          <table:table-cell office:value-type="float" office:value="644658" calcext:value-type="float">
            <text:p>644658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58605.2727272727" calcext:value-type="float">
            <text:p>58605.2727272727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HNKZ90O_1)</text:p>
          </table:table-cell>
          <table:table-cell table:number-columns-repeated="8"/>
        </table:table-row>
        <table:table-row table:style-name="ro1">
          <table:table-cell office:value-type="float" office:value="665810" calcext:value-type="float">
            <text:p>66581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95115.7142857143" calcext:value-type="float">
            <text:p>95115.7142857143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TNKZfLN_1)</text:p>
          </table:table-cell>
          <table:table-cell table:number-columns-repeated="8"/>
        </table:table-row>
        <table:table-row table:style-name="ro1">
          <table:table-cell office:value-type="float" office:value="320090" calcext:value-type="float">
            <text:p>32009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3348.3333333333" calcext:value-type="float">
            <text:p>53348.3333333333</text:p>
          </table:table-cell>
          <table:table-cell office:value-type="float" office:value="64018" calcext:value-type="float">
            <text:p>64018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HNKZfLI_1)</text:p>
          </table:table-cell>
          <table:table-cell table:number-columns-repeated="8"/>
        </table:table-row>
        <table:table-row table:style-name="ro1">
          <table:table-cell office:value-type="float" office:value="3034600" calcext:value-type="float">
            <text:p>3034600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44504.761904762" calcext:value-type="float">
            <text:p>144504.761904762</text:p>
          </table:table-cell>
          <table:table-cell office:value-type="float" office:value="379325" calcext:value-type="float">
            <text:p>379325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gNJalAm_1)</text:p>
          </table:table-cell>
          <table:table-cell table:number-columns-repeated="8"/>
        </table:table-row>
        <table:table-row table:style-name="ro1">
          <table:table-cell office:value-type="float" office:value="300283" calcext:value-type="float">
            <text:p>30028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0047.1666666667" calcext:value-type="float">
            <text:p>50047.1666666667</text:p>
          </table:table-cell>
          <table:table-cell office:value-type="float" office:value="75070.75" calcext:value-type="float">
            <text:p>75070.75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lNJaCB7_2)</text:p>
          </table:table-cell>
          <table:table-cell table:number-columns-repeated="8"/>
        </table:table-row>
        <table:table-row table:style-name="ro1">
          <table:table-cell office:value-type="float" office:value="569287" calcext:value-type="float">
            <text:p>569287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7108.9047619048" calcext:value-type="float">
            <text:p>27108.9047619048</text:p>
          </table:table-cell>
          <table:table-cell office:value-type="float" office:value="33487.4705882353" calcext:value-type="float">
            <text:p>33487.4705882353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xNJbk7x_1)</text:p>
          </table:table-cell>
          <table:table-cell table:number-columns-repeated="8"/>
        </table:table-row>
        <table:table-row table:style-name="ro1">
          <table:table-cell office:value-type="float" office:value="810856" calcext:value-type="float">
            <text:p>81085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7571.3333333333" calcext:value-type="float">
            <text:p>67571.3333333333</text:p>
          </table:table-cell>
          <table:table-cell office:value-type="float" office:value="73714.1818181818" calcext:value-type="float">
            <text:p>73714.1818181818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sNKZcXB_1)</text:p>
          </table:table-cell>
          <table:table-cell table:number-columns-repeated="8"/>
        </table:table-row>
        <table:table-row table:style-name="ro1">
          <table:table-cell office:value-type="float" office:value="1862380" calcext:value-type="float">
            <text:p>186238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10396.666666667" calcext:value-type="float">
            <text:p>310396.666666667</text:p>
          </table:table-cell>
          <table:table-cell office:value-type="float" office:value="465595" calcext:value-type="float">
            <text:p>465595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SNKa735_1)</text:p>
          </table:table-cell>
          <table:table-cell table:number-columns-repeated="8"/>
        </table:table-row>
        <table:table-row table:style-name="ro1">
          <table:table-cell office:value-type="float" office:value="404850" calcext:value-type="float">
            <text:p>4048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0970" calcext:value-type="float">
            <text:p>80970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dNKrOj3_1)</text:p>
          </table:table-cell>
          <table:table-cell table:number-columns-repeated="8"/>
        </table:table-row>
        <table:table-row table:style-name="ro1">
          <table:table-cell office:value-type="float" office:value="346356" calcext:value-type="float">
            <text:p>34635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9242" calcext:value-type="float">
            <text:p>19242</text:p>
          </table:table-cell>
          <table:table-cell office:value-type="float" office:value="57726" calcext:value-type="float">
            <text:p>57726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YNKrZJl_1)</text:p>
          </table:table-cell>
          <table:table-cell table:number-columns-repeated="8"/>
        </table:table-row>
        <table:table-row table:style-name="ro1">
          <table:table-cell office:value-type="float" office:value="324755" calcext:value-type="float">
            <text:p>32475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46393.5714285714" calcext:value-type="float">
            <text:p>46393.5714285714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rNKrdvy_1)</text:p>
          </table:table-cell>
          <table:table-cell table:number-columns-repeated="8"/>
        </table:table-row>
        <table:table-row table:style-name="ro1">
          <table:table-cell office:value-type="float" office:value="860449" calcext:value-type="float">
            <text:p>86044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7556.125" calcext:value-type="float">
            <text:p>107556.125</text:p>
          </table:table-cell>
          <table:table-cell office:value-type="float" office:value="143408.166666667" calcext:value-type="float">
            <text:p>143408.166666667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yNKrWcU_1)</text:p>
          </table:table-cell>
          <table:table-cell table:number-columns-repeated="8"/>
        </table:table-row>
        <table:table-row table:style-name="ro1">
          <table:table-cell office:value-type="float" office:value="424301" calcext:value-type="float">
            <text:p>42430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2430.1" calcext:value-type="float">
            <text:p>42430.1</text:p>
          </table:table-cell>
          <table:table-cell office:value-type="float" office:value="106075.25" calcext:value-type="float">
            <text:p>106075.25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FNKrys__1)</text:p>
          </table:table-cell>
          <table:table-cell table:number-columns-repeated="8"/>
        </table:table-row>
        <table:table-row table:style-name="ro1">
          <table:table-cell office:value-type="float" office:value="523634" calcext:value-type="float">
            <text:p>52363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87272.3333333333" calcext:value-type="float">
            <text:p>87272.3333333333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YNK-fOU_1)</text:p>
          </table:table-cell>
          <table:table-cell table:number-columns-repeated="8"/>
        </table:table-row>
        <table:table-row table:style-name="ro1">
          <table:table-cell office:value-type="float" office:value="338522" calcext:value-type="float">
            <text:p>33852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6420.3333333333" calcext:value-type="float">
            <text:p>56420.3333333333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5NK-fOR_1)</text:p>
          </table:table-cell>
          <table:table-cell table:number-columns-repeated="8"/>
        </table:table-row>
        <table:table-row table:style-name="ro1">
          <table:table-cell office:value-type="float" office:value="195255" calcext:value-type="float">
            <text:p>19525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48813.75" calcext:value-type="float">
            <text:p>48813.75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lNK-dhs_1)</text:p>
          </table:table-cell>
          <table:table-cell table:number-columns-repeated="8"/>
        </table:table-row>
        <table:table-row table:style-name="ro1">
          <table:table-cell office:value-type="float" office:value="425049" calcext:value-type="float">
            <text:p>425049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0360.6428571429" calcext:value-type="float">
            <text:p>30360.6428571429</text:p>
          </table:table-cell>
          <table:table-cell office:value-type="float" office:value="38640.8181818182" calcext:value-type="float">
            <text:p>38640.8181818182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DNKvkIA_1)</text:p>
          </table:table-cell>
          <table:table-cell table:number-columns-repeated="8"/>
        </table:table-row>
        <table:table-row table:style-name="ro1">
          <table:table-cell office:value-type="float" office:value="2964611" calcext:value-type="float">
            <text:p>296461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28047" calcext:value-type="float">
            <text:p>228047</text:p>
          </table:table-cell>
          <table:table-cell office:value-type="float" office:value="247050.916666667" calcext:value-type="float">
            <text:p>247050.916666667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(KNK-m32_1)</text:p>
          </table:table-cell>
          <table:table-cell table:number-columns-repeated="8"/>
        </table:table-row>
        <table:table-row table:style-name="ro1">
          <table:table-cell office:value-type="float" office:value="563750" calcext:value-type="float">
            <text:p>56375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0535.7142857143" calcext:value-type="float">
            <text:p>80535.714285714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QNK_APQ_1)</text:p>
          </table:table-cell>
          <table:table-cell table:number-columns-repeated="8"/>
        </table:table-row>
        <table:table-row table:style-name="ro1">
          <table:table-cell office:value-type="float" office:value="356570" calcext:value-type="float">
            <text:p>35657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5469.2857142857" calcext:value-type="float">
            <text:p>25469.2857142857</text:p>
          </table:table-cell>
          <table:table-cell office:value-type="float" office:value="59428.3333333333" calcext:value-type="float">
            <text:p>59428.333333333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yNK_7Pg_1)</text:p>
          </table:table-cell>
          <table:table-cell table:number-columns-repeated="8"/>
        </table:table-row>
        <table:table-row table:style-name="ro1">
          <table:table-cell office:value-type="float" office:value="149611" calcext:value-type="float">
            <text:p>1496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9922.2" calcext:value-type="float">
            <text:p>29922.2</text:p>
          </table:table-cell>
          <table:table-cell office:value-type="float" office:value="37402.75" calcext:value-type="float">
            <text:p>37402.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rNK_Mcc_1)</text:p>
          </table:table-cell>
          <table:table-cell table:number-columns-repeated="8"/>
        </table:table-row>
        <table:table-row table:style-name="ro1">
          <table:table-cell office:value-type="float" office:value="946225" calcext:value-type="float">
            <text:p>94622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47311.25" calcext:value-type="float">
            <text:p>47311.25</text:p>
          </table:table-cell>
          <table:table-cell office:value-type="float" office:value="67587.5" calcext:value-type="float">
            <text:p>67587.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3NK-_k4_1)</text:p>
          </table:table-cell>
          <table:table-cell table:number-columns-repeated="8"/>
        </table:table-row>
        <table:table-row table:style-name="ro1">
          <table:table-cell office:value-type="float" office:value="2658292" calcext:value-type="float">
            <text:p>2658292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78185.0588235294" calcext:value-type="float">
            <text:p>78185.0588235294</text:p>
          </table:table-cell>
          <table:table-cell office:value-type="float" office:value="106331.68" calcext:value-type="float">
            <text:p>106331.68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hNK_Osv_1)</text:p>
          </table:table-cell>
          <table:table-cell table:number-columns-repeated="8"/>
        </table:table-row>
        <table:table-row table:style-name="ro1">
          <table:table-cell office:value-type="float" office:value="232492" calcext:value-type="float">
            <text:p>23249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6498.4" calcext:value-type="float">
            <text:p>46498.4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LNL02ue_1)</text:p>
          </table:table-cell>
          <table:table-cell table:number-columns-repeated="8"/>
        </table:table-row>
        <table:table-row table:style-name="ro1">
          <table:table-cell office:value-type="float" office:value="197981" calcext:value-type="float">
            <text:p>19798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8283" calcext:value-type="float">
            <text:p>28283</text:p>
          </table:table-cell>
          <table:table-cell office:value-type="float" office:value="32996.8333333333" calcext:value-type="float">
            <text:p>32996.833333333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XNL07qX_1)</text:p>
          </table:table-cell>
          <table:table-cell table:number-columns-repeated="8"/>
        </table:table-row>
        <table:table-row table:style-name="ro1">
          <table:table-cell office:value-type="float" office:value="531652" calcext:value-type="float">
            <text:p>53165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3165.2" calcext:value-type="float">
            <text:p>53165.2</text:p>
          </table:table-cell>
          <table:table-cell office:value-type="float" office:value="59072.4444444444" calcext:value-type="float">
            <text:p>59072.4444444444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FNL0MBb_1)</text:p>
          </table:table-cell>
          <table:table-cell table:number-columns-repeated="8"/>
        </table:table-row>
        <table:table-row table:style-name="ro1">
          <table:table-cell office:value-type="float" office:value="1469416" calcext:value-type="float">
            <text:p>146941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40817.1111111111" calcext:value-type="float">
            <text:p>40817.1111111111</text:p>
          </table:table-cell>
          <table:table-cell office:value-type="float" office:value="81634.2222222222" calcext:value-type="float">
            <text:p>81634.222222222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JNL0Rho_1)</text:p>
          </table:table-cell>
          <table:table-cell table:number-columns-repeated="8"/>
        </table:table-row>
        <table:table-row table:style-name="ro1">
          <table:table-cell office:value-type="float" office:value="283544" calcext:value-type="float">
            <text:p>28354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1504.8888888889" calcext:value-type="float">
            <text:p>31504.8888888889</text:p>
          </table:table-cell>
          <table:table-cell office:value-type="float" office:value="35443" calcext:value-type="float">
            <text:p>3544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sNL0YEM_1)</text:p>
          </table:table-cell>
          <table:table-cell table:number-columns-repeated="8"/>
        </table:table-row>
        <table:table-row table:style-name="ro1">
          <table:table-cell office:value-type="float" office:value="258825" calcext:value-type="float">
            <text:p>25882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0353" calcext:value-type="float">
            <text:p>10353</text:p>
          </table:table-cell>
          <table:table-cell office:value-type="float" office:value="51765" calcext:value-type="float">
            <text:p>5176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kNL0ayl_1)</text:p>
          </table:table-cell>
          <table:table-cell table:number-columns-repeated="8"/>
        </table:table-row>
        <table:table-row table:style-name="ro1">
          <table:table-cell office:value-type="float" office:value="1098027" calcext:value-type="float">
            <text:p>1098027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57790.8947368421" calcext:value-type="float">
            <text:p>57790.8947368421</text:p>
          </table:table-cell>
          <table:table-cell office:value-type="float" office:value="137253.375" calcext:value-type="float">
            <text:p>137253.3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fNL0SsG_1)</text:p>
          </table:table-cell>
          <table:table-cell table:number-columns-repeated="8"/>
        </table:table-row>
        <table:table-row table:style-name="ro1">
          <table:table-cell office:value-type="float" office:value="629420" calcext:value-type="float">
            <text:p>62942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9935.5555555556" calcext:value-type="float">
            <text:p>69935.5555555556</text:p>
          </table:table-cell>
          <table:table-cell office:value-type="float" office:value="125884" calcext:value-type="float">
            <text:p>125884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lNL0sAQ_1)</text:p>
          </table:table-cell>
          <table:table-cell table:number-columns-repeated="8"/>
        </table:table-row>
        <table:table-row table:style-name="ro1">
          <table:table-cell office:value-type="float" office:value="269422" calcext:value-type="float">
            <text:p>26942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6942.2" calcext:value-type="float">
            <text:p>26942.2</text:p>
          </table:table-cell>
          <table:table-cell office:value-type="float" office:value="67355.5" calcext:value-type="float">
            <text:p>67355.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TNL0_LJ_1)</text:p>
          </table:table-cell>
          <table:table-cell table:number-columns-repeated="8"/>
        </table:table-row>
        <table:table-row table:style-name="ro1">
          <table:table-cell office:value-type="float" office:value="519262" calcext:value-type="float">
            <text:p>519262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7329.5789473684" calcext:value-type="float">
            <text:p>27329.5789473684</text:p>
          </table:table-cell>
          <table:table-cell office:value-type="float" office:value="32453.875" calcext:value-type="float">
            <text:p>32453.8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UNL15dr_1)</text:p>
          </table:table-cell>
          <table:table-cell table:number-columns-repeated="8"/>
        </table:table-row>
        <table:table-row table:style-name="ro1">
          <table:table-cell office:value-type="float" office:value="285240" calcext:value-type="float">
            <text:p>28524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5930.9090909091" calcext:value-type="float">
            <text:p>25930.9090909091</text:p>
          </table:table-cell>
          <table:table-cell office:value-type="float" office:value="47540" calcext:value-type="float">
            <text:p>47540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tNL19qA_1)</text:p>
          </table:table-cell>
          <table:table-cell table:number-columns-repeated="8"/>
        </table:table-row>
        <table:table-row table:style-name="ro1">
          <table:table-cell office:value-type="float" office:value="265313" calcext:value-type="float">
            <text:p>26531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4218.8333333333" calcext:value-type="float">
            <text:p>44218.8333333333</text:p>
          </table:table-cell>
          <table:table-cell office:value-type="float" office:value="66328.25" calcext:value-type="float">
            <text:p>66328.2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wNL1GYO_1)</text:p>
          </table:table-cell>
          <table:table-cell table:number-columns-repeated="8"/>
        </table:table-row>
        <table:table-row table:style-name="ro1">
          <table:table-cell office:value-type="float" office:value="574113" calcext:value-type="float">
            <text:p>574113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8705.65" calcext:value-type="float">
            <text:p>28705.65</text:p>
          </table:table-cell>
          <table:table-cell office:value-type="float" office:value="63790.3333333333" calcext:value-type="float">
            <text:p>63790.333333333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GNL1JLi_1)</text:p>
          </table:table-cell>
          <table:table-cell table:number-columns-repeated="8"/>
        </table:table-row>
        <table:table-row table:style-name="ro1">
          <table:table-cell office:value-type="float" office:value="198526" calcext:value-type="float">
            <text:p>19852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6543.8333333333" calcext:value-type="float">
            <text:p>16543.8333333333</text:p>
          </table:table-cell>
          <table:table-cell office:value-type="float" office:value="22058.4444444444" calcext:value-type="float">
            <text:p>22058.4444444444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7NL1Pjq_1)</text:p>
          </table:table-cell>
          <table:table-cell table:number-columns-repeated="8"/>
        </table:table-row>
        <table:table-row table:style-name="ro1">
          <table:table-cell office:value-type="float" office:value="153308" calcext:value-type="float">
            <text:p>153308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5896.46153846154" calcext:value-type="float">
            <text:p>5896.4615384615</text:p>
          </table:table-cell>
          <table:table-cell office:value-type="float" office:value="19163.5" calcext:value-type="float">
            <text:p>19163.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1NL1JLa_1)</text:p>
          </table:table-cell>
          <table:table-cell table:number-columns-repeated="8"/>
        </table:table-row>
        <table:table-row table:style-name="ro1">
          <table:table-cell office:value-type="float" office:value="638774" calcext:value-type="float">
            <text:p>63877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8070.3636363636" calcext:value-type="float">
            <text:p>58070.3636363636</text:p>
          </table:table-cell>
          <table:table-cell office:value-type="float" office:value="63877.4" calcext:value-type="float">
            <text:p>63877.4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TNLD18V_1)</text:p>
          </table:table-cell>
          <table:table-cell table:number-columns-repeated="8"/>
        </table:table-row>
        <table:table-row table:style-name="ro1">
          <table:table-cell office:value-type="float" office:value="395808" calcext:value-type="float">
            <text:p>39580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3978.6666666667" calcext:value-type="float">
            <text:p>43978.6666666667</text:p>
          </table:table-cell>
          <table:table-cell office:value-type="float" office:value="49476" calcext:value-type="float">
            <text:p>49476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0NLD8tL_1)</text:p>
          </table:table-cell>
          <table:table-cell table:number-columns-repeated="8"/>
        </table:table-row>
        <table:table-row table:style-name="ro1">
          <table:table-cell office:value-type="float" office:value="386994" calcext:value-type="float">
            <text:p>38699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5284.8571428572" calcext:value-type="float">
            <text:p>55284.8571428572</text:p>
          </table:table-cell>
          <table:table-cell office:value-type="float" office:value="64499" calcext:value-type="float">
            <text:p>64499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LNLD5-k_1)</text:p>
          </table:table-cell>
          <table:table-cell table:number-columns-repeated="8"/>
        </table:table-row>
        <table:table-row table:style-name="ro1">
          <table:table-cell office:value-type="float" office:value="351547" calcext:value-type="float">
            <text:p>35154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9060.7777777778" calcext:value-type="float">
            <text:p>39060.7777777778</text:p>
          </table:table-cell>
          <table:table-cell office:value-type="float" office:value="50221" calcext:value-type="float">
            <text:p>50221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JNLDFWZ_1)</text:p>
          </table:table-cell>
          <table:table-cell table:number-columns-repeated="8"/>
        </table:table-row>
        <table:table-row table:style-name="ro1">
          <table:table-cell office:value-type="float" office:value="1124076" calcext:value-type="float">
            <text:p>112407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74938.4" calcext:value-type="float">
            <text:p>74938.4</text:p>
          </table:table-cell>
          <table:table-cell office:value-type="float" office:value="86467.3846153846" calcext:value-type="float">
            <text:p>86467.3846153846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KNLDIKR_1)</text:p>
          </table:table-cell>
          <table:table-cell table:number-columns-repeated="8"/>
        </table:table-row>
        <table:table-row table:style-name="ro1">
          <table:table-cell office:value-type="float" office:value="656488" calcext:value-type="float">
            <text:p>65648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9414.666666667" calcext:value-type="float">
            <text:p>109414.666666667</text:p>
          </table:table-cell>
          <table:table-cell office:value-type="float" office:value="131297.6" calcext:value-type="float">
            <text:p>131297.6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6NLDSWP_1)</text:p>
          </table:table-cell>
          <table:table-cell table:number-columns-repeated="8"/>
        </table:table-row>
        <table:table-row table:style-name="ro1">
          <table:table-cell office:value-type="float" office:value="701413" calcext:value-type="float">
            <text:p>701413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3954.8461538462" calcext:value-type="float">
            <text:p>53954.8461538462</text:p>
          </table:table-cell>
          <table:table-cell office:value-type="float" office:value="87676.625" calcext:value-type="float">
            <text:p>87676.62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TNLDaCZ_1)</text:p>
          </table:table-cell>
          <table:table-cell table:number-columns-repeated="8"/>
        </table:table-row>
        <table:table-row table:style-name="ro1">
          <table:table-cell office:value-type="float" office:value="792182" calcext:value-type="float">
            <text:p>79218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9218.2" calcext:value-type="float">
            <text:p>79218.2</text:p>
          </table:table-cell>
          <table:table-cell office:value-type="float" office:value="132030.333333333" calcext:value-type="float">
            <text:p>132030.33333333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bNLDfWL_1)</text:p>
          </table:table-cell>
          <table:table-cell table:number-columns-repeated="8"/>
        </table:table-row>
        <table:table-row table:style-name="ro1">
          <table:table-cell office:value-type="float" office:value="417703" calcext:value-type="float">
            <text:p>417703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12285.3823529412" calcext:value-type="float">
            <text:p>12285.3823529412</text:p>
          </table:table-cell>
          <table:table-cell office:value-type="float" office:value="52212.875" calcext:value-type="float">
            <text:p>52212.8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KNLDfV__1)</text:p>
          </table:table-cell>
          <table:table-cell table:number-columns-repeated="8"/>
        </table:table-row>
        <table:table-row table:style-name="ro1">
          <table:table-cell office:value-type="float" office:value="233931" calcext:value-type="float">
            <text:p>23393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38988.5" calcext:value-type="float">
            <text:p>38988.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hNLDcru_1)</text:p>
          </table:table-cell>
          <table:table-cell table:number-columns-repeated="8"/>
        </table:table-row>
        <table:table-row table:style-name="ro1">
          <table:table-cell office:value-type="float" office:value="217855" calcext:value-type="float">
            <text:p>21785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31122.1428571429" calcext:value-type="float">
            <text:p>31122.1428571429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FNLDcrt_1)</text:p>
          </table:table-cell>
          <table:table-cell table:number-columns-repeated="8"/>
        </table:table-row>
        <table:table-row table:style-name="ro1">
          <table:table-cell office:value-type="float" office:value="417104" calcext:value-type="float">
            <text:p>41710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4535.5294117647" calcext:value-type="float">
            <text:p>24535.5294117647</text:p>
          </table:table-cell>
          <table:table-cell office:value-type="float" office:value="32084.9230769231" calcext:value-type="float">
            <text:p>32084.9230769231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SNLDNe6_1)</text:p>
          </table:table-cell>
          <table:table-cell table:number-columns-repeated="8"/>
        </table:table-row>
        <table:table-row table:style-name="ro1">
          <table:table-cell office:value-type="float" office:value="776776" calcext:value-type="float">
            <text:p>77677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5692.7058823529" calcext:value-type="float">
            <text:p>45692.7058823529</text:p>
          </table:table-cell>
          <table:table-cell office:value-type="float" office:value="48548.5" calcext:value-type="float">
            <text:p>48548.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ANLDFWX_1)</text:p>
          </table:table-cell>
          <table:table-cell table:number-columns-repeated="8"/>
        </table:table-row>
        <table:table-row table:style-name="ro1">
          <table:table-cell office:value-type="float" office:value="447785" calcext:value-type="float">
            <text:p>44778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4778.5" calcext:value-type="float">
            <text:p>44778.5</text:p>
          </table:table-cell>
          <table:table-cell office:value-type="float" office:value="49753.8888888889" calcext:value-type="float">
            <text:p>49753.8888888889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sNLD5-i_1)</text:p>
          </table:table-cell>
          <table:table-cell table:number-columns-repeated="8"/>
        </table:table-row>
        <table:table-row table:style-name="ro1">
          <table:table-cell office:value-type="float" office:value="320467" calcext:value-type="float">
            <text:p>32046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4651.3076923077" calcext:value-type="float">
            <text:p>24651.3076923077</text:p>
          </table:table-cell>
          <table:table-cell office:value-type="float" office:value="64093.4" calcext:value-type="float">
            <text:p>64093.4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qNLD5-h_1)</text:p>
          </table:table-cell>
          <table:table-cell table:number-columns-repeated="8"/>
        </table:table-row>
        <table:table-row table:style-name="ro1">
          <table:table-cell office:value-type="float" office:value="623675" calcext:value-type="float">
            <text:p>623675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7116.3043478261" calcext:value-type="float">
            <text:p>27116.3043478261</text:p>
          </table:table-cell>
          <table:table-cell office:value-type="float" office:value="34648.6111111111" calcext:value-type="float">
            <text:p>34648.6111111111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RNLCyTz_1)</text:p>
          </table:table-cell>
          <table:table-cell table:number-columns-repeated="8"/>
        </table:table-row>
        <table:table-row table:style-name="ro1">
          <table:table-cell office:value-type="float" office:value="133780" calcext:value-type="float">
            <text:p>13378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9111.4285714286" calcext:value-type="float">
            <text:p>19111.4285714286</text:p>
          </table:table-cell>
          <table:table-cell office:value-type="float" office:value="26756" calcext:value-type="float">
            <text:p>26756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ONLCwA0_1)</text:p>
          </table:table-cell>
          <table:table-cell table:number-columns-repeated="8"/>
        </table:table-row>
        <table:table-row table:style-name="ro1">
          <table:table-cell office:value-type="float" office:value="579013" calcext:value-type="float">
            <text:p>579013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7572.0476190476" calcext:value-type="float">
            <text:p>27572.0476190476</text:p>
          </table:table-cell>
          <table:table-cell office:value-type="float" office:value="41358.0714285714" calcext:value-type="float">
            <text:p>41358.0714285714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oNLCjdl_1)</text:p>
          </table:table-cell>
          <table:table-cell table:number-columns-repeated="8"/>
        </table:table-row>
        <table:table-row table:style-name="ro1">
          <table:table-cell office:value-type="float" office:value="301527" calcext:value-type="float">
            <text:p>301527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0768.8214285714" calcext:value-type="float">
            <text:p>10768.8214285714</text:p>
          </table:table-cell>
          <table:table-cell office:value-type="float" office:value="60305.4" calcext:value-type="float">
            <text:p>60305.4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4NLBuYD_1)</text:p>
          </table:table-cell>
          <table:table-cell table:number-columns-repeated="8"/>
        </table:table-row>
        <table:table-row table:style-name="ro1">
          <table:table-cell office:value-type="float" office:value="410794" calcext:value-type="float">
            <text:p>41079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5674.625" calcext:value-type="float">
            <text:p>25674.625</text:p>
          </table:table-cell>
          <table:table-cell office:value-type="float" office:value="37344.9090909091" calcext:value-type="float">
            <text:p>37344.9090909091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1NL9nFM_1)</text:p>
          </table:table-cell>
          <table:table-cell table:number-columns-repeated="8"/>
        </table:table-row>
        <table:table-row table:style-name="ro1">
          <table:table-cell office:value-type="float" office:value="195351" calcext:value-type="float">
            <text:p>19535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7759.1818181818" calcext:value-type="float">
            <text:p>17759.1818181818</text:p>
          </table:table-cell>
          <table:table-cell office:value-type="float" office:value="32558.5" calcext:value-type="float">
            <text:p>32558.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GNLXqH__1)</text:p>
          </table:table-cell>
          <table:table-cell table:number-columns-repeated="8"/>
        </table:table-row>
        <table:table-row table:style-name="ro1">
          <table:table-cell office:value-type="float" office:value="452443" calcext:value-type="float">
            <text:p>45244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5244.3" calcext:value-type="float">
            <text:p>45244.3</text:p>
          </table:table-cell>
          <table:table-cell office:value-type="float" office:value="56555.375" calcext:value-type="float">
            <text:p>56555.3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bNLXqH_1)</text:p>
          </table:table-cell>
          <table:table-cell table:number-columns-repeated="8"/>
        </table:table-row>
        <table:table-row table:style-name="ro1">
          <table:table-cell office:value-type="float" office:value="973051" calcext:value-type="float">
            <text:p>973051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7801.4571428571" calcext:value-type="float">
            <text:p>27801.4571428571</text:p>
          </table:table-cell>
          <table:table-cell office:value-type="float" office:value="74850.0769230769" calcext:value-type="float">
            <text:p>74850.0769230769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LNLXru3_1)</text:p>
          </table:table-cell>
          <table:table-cell table:number-columns-repeated="8"/>
        </table:table-row>
        <table:table-row table:style-name="ro1">
          <table:table-cell office:value-type="float" office:value="324623" calcext:value-type="float">
            <text:p>32462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1155.75" calcext:value-type="float">
            <text:p>81155.75</text:p>
          </table:table-cell>
          <table:table-cell office:value-type="float" office:value="108207.666666667" calcext:value-type="float">
            <text:p>108207.666666667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2NLXt1Z_1)</text:p>
          </table:table-cell>
          <table:table-cell table:number-columns-repeated="8"/>
        </table:table-row>
        <table:table-row table:style-name="ro1">
          <table:table-cell office:value-type="float" office:value="288209" calcext:value-type="float">
            <text:p>28820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6200.8181818182" calcext:value-type="float">
            <text:p>26200.8181818182</text:p>
          </table:table-cell>
          <table:table-cell office:value-type="float" office:value="28820.9" calcext:value-type="float">
            <text:p>28820.9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7NLXru2_1)</text:p>
          </table:table-cell>
          <table:table-cell table:number-columns-repeated="8"/>
        </table:table-row>
        <table:table-row table:style-name="ro1">
          <table:table-cell office:value-type="float" office:value="430575" calcext:value-type="float">
            <text:p>430575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15947.2222222222" calcext:value-type="float">
            <text:p>15947.2222222222</text:p>
          </table:table-cell>
          <table:table-cell office:value-type="float" office:value="25327.9411764706" calcext:value-type="float">
            <text:p>25327.9411764706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oNLXrTd_1)</text:p>
          </table:table-cell>
          <table:table-cell table:number-columns-repeated="8"/>
        </table:table-row>
        <table:table-row table:style-name="ro1">
          <table:table-cell office:value-type="float" office:value="268083" calcext:value-type="float">
            <text:p>26808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6808.3" calcext:value-type="float">
            <text:p>26808.3</text:p>
          </table:table-cell>
          <table:table-cell office:value-type="float" office:value="53616.6" calcext:value-type="float">
            <text:p>53616.6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XNLXwDy_1)</text:p>
          </table:table-cell>
          <table:table-cell table:number-columns-repeated="8"/>
        </table:table-row>
        <table:table-row table:style-name="ro1">
          <table:table-cell office:value-type="float" office:value="431738" calcext:value-type="float">
            <text:p>43173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9248.9090909091" calcext:value-type="float">
            <text:p>39248.9090909091</text:p>
          </table:table-cell>
          <table:table-cell office:value-type="float" office:value="53967.25" calcext:value-type="float">
            <text:p>53967.2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ENLXnFz_1)</text:p>
          </table:table-cell>
          <table:table-cell table:number-columns-repeated="8"/>
        </table:table-row>
        <table:table-row table:style-name="ro1">
          <table:table-cell office:value-type="float" office:value="391724" calcext:value-type="float">
            <text:p>391724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4508.2962962963" calcext:value-type="float">
            <text:p>14508.2962962963</text:p>
          </table:table-cell>
          <table:table-cell office:value-type="float" office:value="32643.6666666667" calcext:value-type="float">
            <text:p>32643.6666666667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qNLXWp8_1)</text:p>
          </table:table-cell>
          <table:table-cell table:number-columns-repeated="8"/>
        </table:table-row>
        <table:table-row table:style-name="ro1">
          <table:table-cell office:value-type="float" office:value="151958" calcext:value-type="float">
            <text:p>15195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6884.2222222222" calcext:value-type="float">
            <text:p>16884.2222222222</text:p>
          </table:table-cell>
          <table:table-cell office:value-type="float" office:value="21708.2857142857" calcext:value-type="float">
            <text:p>21708.2857142857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FNLWhZS_1)</text:p>
          </table:table-cell>
          <table:table-cell table:number-columns-repeated="8"/>
        </table:table-row>
        <table:table-row table:style-name="ro1">
          <table:table-cell office:value-type="float" office:value="263941" calcext:value-type="float">
            <text:p>26394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7705.8571428571" calcext:value-type="float">
            <text:p>37705.8571428571</text:p>
          </table:table-cell>
          <table:table-cell office:value-type="float" office:value="52788.2" calcext:value-type="float">
            <text:p>52788.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UNLYy2x_1)</text:p>
          </table:table-cell>
          <table:table-cell table:number-columns-repeated="8"/>
        </table:table-row>
        <table:table-row table:style-name="ro1">
          <table:table-cell office:value-type="float" office:value="253638" calcext:value-type="float">
            <text:p>253638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9510.6153846154" calcext:value-type="float">
            <text:p>19510.6153846154</text:p>
          </table:table-cell>
          <table:table-cell office:value-type="float" office:value="42273" calcext:value-type="float">
            <text:p>4227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QNLZ1id_1)</text:p>
          </table:table-cell>
          <table:table-cell table:number-columns-repeated="8"/>
        </table:table-row>
        <table:table-row table:style-name="ro1">
          <table:table-cell office:value-type="float" office:value="155218" calcext:value-type="float">
            <text:p>15521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1043.6" calcext:value-type="float">
            <text:p>31043.6</text:p>
          </table:table-cell>
          <table:table-cell office:value-type="float" office:value="51739.3333333333" calcext:value-type="float">
            <text:p>51739.333333333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QNLZ4Ra_1)</text:p>
          </table:table-cell>
          <table:table-cell table:number-columns-repeated="8"/>
        </table:table-row>
        <table:table-row table:style-name="ro1">
          <table:table-cell office:value-type="float" office:value="443592" calcext:value-type="float">
            <text:p>44359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55449" calcext:value-type="float">
            <text:p>55449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oNLZ7MU_1)</text:p>
          </table:table-cell>
          <table:table-cell table:number-columns-repeated="8"/>
        </table:table-row>
        <table:table-row table:style-name="ro1">
          <table:table-cell office:value-type="float" office:value="261502" calcext:value-type="float">
            <text:p>26150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7357.4285714286" calcext:value-type="float">
            <text:p>37357.4285714286</text:p>
          </table:table-cell>
          <table:table-cell office:value-type="float" office:value="43583.6666666667" calcext:value-type="float">
            <text:p>43583.6666666667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dNLZ9oW_1)</text:p>
          </table:table-cell>
          <table:table-cell table:number-columns-repeated="8"/>
        </table:table-row>
        <table:table-row table:style-name="ro1">
          <table:table-cell office:value-type="float" office:value="191379" calcext:value-type="float">
            <text:p>19137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8275.8" calcext:value-type="float">
            <text:p>38275.8</text:p>
          </table:table-cell>
          <table:table-cell office:value-type="float" office:value="63793" calcext:value-type="float">
            <text:p>6379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DNLZ9oU_1)</text:p>
          </table:table-cell>
          <table:table-cell table:number-columns-repeated="8"/>
        </table:table-row>
        <table:table-row table:style-name="ro1">
          <table:table-cell office:value-type="float" office:value="112987" calcext:value-type="float">
            <text:p>11298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6141" calcext:value-type="float">
            <text:p>16141</text:p>
          </table:table-cell>
          <table:table-cell office:value-type="float" office:value="28246.75" calcext:value-type="float">
            <text:p>28246.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JNLZ7Lv_1)</text:p>
          </table:table-cell>
          <table:table-cell table:number-columns-repeated="8"/>
        </table:table-row>
        <table:table-row table:style-name="ro1">
          <table:table-cell office:value-type="float" office:value="435897" calcext:value-type="float">
            <text:p>435897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4216.5" calcext:value-type="float">
            <text:p>24216.5</text:p>
          </table:table-cell>
          <table:table-cell office:value-type="float" office:value="62271" calcext:value-type="float">
            <text:p>62271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3NLZ4RS_1)</text:p>
          </table:table-cell>
          <table:table-cell table:number-columns-repeated="8"/>
        </table:table-row>
        <table:table-row table:style-name="ro1">
          <table:table-cell office:value-type="float" office:value="54255" calcext:value-type="float">
            <text:p>5425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042.5" calcext:value-type="float">
            <text:p>9042.5</text:p>
          </table:table-cell>
          <table:table-cell office:value-type="float" office:value="27127.5" calcext:value-type="float">
            <text:p>27127.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TNLZL0g_1)</text:p>
          </table:table-cell>
          <table:table-cell table:number-columns-repeated="8"/>
        </table:table-row>
        <table:table-row table:style-name="ro1">
          <table:table-cell office:value-type="float" office:value="369743" calcext:value-type="float">
            <text:p>36974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6410.2142857143" calcext:value-type="float">
            <text:p>26410.2142857143</text:p>
          </table:table-cell>
          <table:table-cell office:value-type="float" office:value="33613" calcext:value-type="float">
            <text:p>3361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MNLYy2P_1)</text:p>
          </table:table-cell>
          <table:table-cell table:number-columns-repeated="8"/>
        </table:table-row>
        <table:table-row table:style-name="ro1">
          <table:table-cell office:value-type="float" office:value="577397" calcext:value-type="float">
            <text:p>57739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32077.6111111111" calcext:value-type="float">
            <text:p>32077.6111111111</text:p>
          </table:table-cell>
          <table:table-cell office:value-type="float" office:value="44415.1538461539" calcext:value-type="float">
            <text:p>44415.1538461539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iNLtsI5_1)</text:p>
          </table:table-cell>
          <table:table-cell table:number-columns-repeated="8"/>
        </table:table-row>
        <table:table-row table:style-name="ro1">
          <table:table-cell office:value-type="float" office:value="303150" calcext:value-type="float">
            <text:p>30315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37893.75" calcext:value-type="float">
            <text:p>37893.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tNLtnl2_1)</text:p>
          </table:table-cell>
          <table:table-cell table:number-columns-repeated="8"/>
        </table:table-row>
        <table:table-row table:style-name="ro1">
          <table:table-cell office:value-type="float" office:value="210540" calcext:value-type="float">
            <text:p>21054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3158.75" calcext:value-type="float">
            <text:p>13158.75</text:p>
          </table:table-cell>
          <table:table-cell office:value-type="float" office:value="26317.5" calcext:value-type="float">
            <text:p>26317.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tNLtx58_1)</text:p>
          </table:table-cell>
          <table:table-cell table:number-columns-repeated="8"/>
        </table:table-row>
        <table:table-row table:style-name="ro1">
          <table:table-cell office:value-type="float" office:value="122336" calcext:value-type="float">
            <text:p>12233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4467.2" calcext:value-type="float">
            <text:p>24467.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0NLtjEx_1)</text:p>
          </table:table-cell>
          <table:table-cell table:number-columns-repeated="8"/>
        </table:table-row>
        <table:table-row table:style-name="ro1">
          <table:table-cell office:value-type="float" office:value="612493" calcext:value-type="float">
            <text:p>612493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13610.9555555556" calcext:value-type="float">
            <text:p>13610.9555555556</text:p>
          </table:table-cell>
          <table:table-cell office:value-type="float" office:value="47114.8461538462" calcext:value-type="float">
            <text:p>47114.846153846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zNLtf15_1)</text:p>
          </table:table-cell>
          <table:table-cell table:number-columns-repeated="8"/>
        </table:table-row>
        <table:table-row table:style-name="ro1">
          <table:table-cell office:value-type="float" office:value="491925" calcext:value-type="float">
            <text:p>49192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0993.75" calcext:value-type="float">
            <text:p>40993.75</text:p>
          </table:table-cell>
          <table:table-cell office:value-type="float" office:value="70275" calcext:value-type="float">
            <text:p>702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nNLu4D8_1)</text:p>
          </table:table-cell>
          <table:table-cell table:number-columns-repeated="8"/>
        </table:table-row>
        <table:table-row table:style-name="ro1">
          <table:table-cell office:value-type="float" office:value="319950" calcext:value-type="float">
            <text:p>31995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6662.5" calcext:value-type="float">
            <text:p>26662.5</text:p>
          </table:table-cell>
          <table:table-cell office:value-type="float" office:value="35550" calcext:value-type="float">
            <text:p>35550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LNLu1mc_1)</text:p>
          </table:table-cell>
          <table:table-cell table:number-columns-repeated="8"/>
        </table:table-row>
        <table:table-row table:style-name="ro1">
          <table:table-cell office:value-type="float" office:value="1013305" calcext:value-type="float">
            <text:p>101330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0665.25" calcext:value-type="float">
            <text:p>50665.25</text:p>
          </table:table-cell>
          <table:table-cell office:value-type="float" office:value="67553.6666666667" calcext:value-type="float">
            <text:p>67553.6666666667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DNLu1mJ_1)</text:p>
          </table:table-cell>
          <table:table-cell table:number-columns-repeated="8"/>
        </table:table-row>
        <table:table-row table:style-name="ro1">
          <table:table-cell office:value-type="float" office:value="147763" calcext:value-type="float">
            <text:p>147763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691.94117647059" calcext:value-type="float">
            <text:p>8691.9411764706</text:p>
          </table:table-cell>
          <table:table-cell office:value-type="float" office:value="29552.6" calcext:value-type="float">
            <text:p>29552.6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aNLuISY_1)</text:p>
          </table:table-cell>
          <table:table-cell table:number-columns-repeated="8"/>
        </table:table-row>
        <table:table-row table:style-name="ro1">
          <table:table-cell office:value-type="float" office:value="353553" calcext:value-type="float">
            <text:p>353553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8608.0526315789" calcext:value-type="float">
            <text:p>18608.0526315789</text:p>
          </table:table-cell>
          <table:table-cell office:value-type="float" office:value="27196.3846153846" calcext:value-type="float">
            <text:p>27196.3846153846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7NLuKAF_1)</text:p>
          </table:table-cell>
          <table:table-cell table:number-columns-repeated="8"/>
        </table:table-row>
        <table:table-row table:style-name="ro1">
          <table:table-cell office:value-type="float" office:value="686584" calcext:value-type="float">
            <text:p>686584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57215.3333333333" calcext:value-type="float">
            <text:p>57215.333333333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WNMIVUU_1)</text:p>
          </table:table-cell>
          <table:table-cell table:number-columns-repeated="8"/>
        </table:table-row>
        <table:table-row table:style-name="ro1">
          <table:table-cell office:value-type="float" office:value="702932" calcext:value-type="float">
            <text:p>70293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50209.4285714286" calcext:value-type="float">
            <text:p>50209.4285714286</text:p>
          </table:table-cell>
          <table:table-cell office:value-type="float" office:value="87866.5" calcext:value-type="float">
            <text:p>87866.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qNMIytG_1)</text:p>
          </table:table-cell>
          <table:table-cell table:number-columns-repeated="8"/>
        </table:table-row>
        <table:table-row table:style-name="ro1">
          <table:table-cell office:value-type="float" office:value="239355" calcext:value-type="float">
            <text:p>23935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9919.375" calcext:value-type="float">
            <text:p>29919.375</text:p>
          </table:table-cell>
          <table:table-cell office:value-type="float" office:value="79785" calcext:value-type="float">
            <text:p>7978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3NMJ6P1_1)</text:p>
          </table:table-cell>
          <table:table-cell table:number-columns-repeated="8"/>
        </table:table-row>
        <table:table-row table:style-name="ro1">
          <table:table-cell office:value-type="float" office:value="501065" calcext:value-type="float">
            <text:p>50106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1316.5625" calcext:value-type="float">
            <text:p>31316.5625</text:p>
          </table:table-cell>
          <table:table-cell office:value-type="float" office:value="50106.5" calcext:value-type="float">
            <text:p>50106.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qNMJBFe_1)</text:p>
          </table:table-cell>
          <table:table-cell table:number-columns-repeated="8"/>
        </table:table-row>
        <table:table-row table:style-name="ro1">
          <table:table-cell office:value-type="float" office:value="875296" calcext:value-type="float">
            <text:p>875296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23656.6486486486" calcext:value-type="float">
            <text:p>23656.6486486486</text:p>
          </table:table-cell>
          <table:table-cell office:value-type="float" office:value="97255.1111111111" calcext:value-type="float">
            <text:p>97255.1111111111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wNMJBKt_1)</text:p>
          </table:table-cell>
          <table:table-cell table:number-columns-repeated="8"/>
        </table:table-row>
        <table:table-row table:style-name="ro1">
          <table:table-cell office:value-type="float" office:value="472986" calcext:value-type="float">
            <text:p>472986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9561.625" calcext:value-type="float">
            <text:p>29561.625</text:p>
          </table:table-cell>
          <table:table-cell office:value-type="float" office:value="39415.5" calcext:value-type="float">
            <text:p>39415.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LNMJM_D_1)</text:p>
          </table:table-cell>
          <table:table-cell table:number-columns-repeated="8"/>
        </table:table-row>
        <table:table-row table:style-name="ro1">
          <table:table-cell office:value-type="float" office:value="421549" calcext:value-type="float">
            <text:p>421549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0258.1666666667" calcext:value-type="float">
            <text:p>70258.1666666667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xNMJNR8_1)</text:p>
          </table:table-cell>
          <table:table-cell table:number-columns-repeated="8"/>
        </table:table-row>
        <table:table-row table:style-name="ro1">
          <table:table-cell office:value-type="float" office:value="526184" calcext:value-type="float">
            <text:p>52618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8464.8888888889" calcext:value-type="float">
            <text:p>58464.8888888889</text:p>
          </table:table-cell>
          <table:table-cell office:value-type="float" office:value="65773" calcext:value-type="float">
            <text:p>6577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2NMJNyD_1)</text:p>
          </table:table-cell>
          <table:table-cell table:number-columns-repeated="8"/>
        </table:table-row>
        <table:table-row table:style-name="ro1">
          <table:table-cell office:value-type="float" office:value="636471" calcext:value-type="float">
            <text:p>63647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33498.4736842105" calcext:value-type="float">
            <text:p>33498.4736842105</text:p>
          </table:table-cell>
          <table:table-cell office:value-type="float" office:value="90924.4285714286" calcext:value-type="float">
            <text:p>90924.4285714286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GNMJopD_1)</text:p>
          </table:table-cell>
          <table:table-cell table:number-columns-repeated="8"/>
        </table:table-row>
        <table:table-row table:style-name="ro1">
          <table:table-cell office:value-type="float" office:value="413767" calcext:value-type="float">
            <text:p>41376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4480.5833333333" calcext:value-type="float">
            <text:p>34480.5833333333</text:p>
          </table:table-cell>
          <table:table-cell office:value-type="float" office:value="103441.75" calcext:value-type="float">
            <text:p>103441.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xNMJ-yg_1)</text:p>
          </table:table-cell>
          <table:table-cell table:number-columns-repeated="8"/>
        </table:table-row>
        <table:table-row table:style-name="ro1">
          <table:table-cell office:value-type="float" office:value="303467" calcext:value-type="float">
            <text:p>30346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7587.9090909091" calcext:value-type="float">
            <text:p>27587.9090909091</text:p>
          </table:table-cell>
          <table:table-cell office:value-type="float" office:value="33718.5555555556" calcext:value-type="float">
            <text:p>33718.5555555556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zNMItUf_1)</text:p>
          </table:table-cell>
          <table:table-cell table:number-columns-repeated="8"/>
        </table:table-row>
        <table:table-row table:style-name="ro1">
          <table:table-cell office:value-type="float" office:value="435548" calcext:value-type="float">
            <text:p>43554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43554.8" calcext:value-type="float">
            <text:p>43554.8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sNMVfH6_1)</text:p>
          </table:table-cell>
          <table:table-cell table:number-columns-repeated="8"/>
        </table:table-row>
        <table:table-row table:style-name="ro1">
          <table:table-cell office:value-type="float" office:value="488576" calcext:value-type="float">
            <text:p>488576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5714.5263157895" calcext:value-type="float">
            <text:p>25714.5263157895</text:p>
          </table:table-cell>
          <table:table-cell office:value-type="float" office:value="97715.2" calcext:value-type="float">
            <text:p>97715.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INMVfOj_1)</text:p>
          </table:table-cell>
          <table:table-cell table:number-columns-repeated="8"/>
        </table:table-row>
        <table:table-row table:style-name="ro1">
          <table:table-cell office:value-type="float" office:value="473392" calcext:value-type="float">
            <text:p>47339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94678.4" calcext:value-type="float">
            <text:p>94678.4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fNMVaOz_1)</text:p>
          </table:table-cell>
          <table:table-cell table:number-columns-repeated="8"/>
        </table:table-row>
        <table:table-row table:style-name="ro1">
          <table:table-cell office:value-type="float" office:value="640981" calcext:value-type="float">
            <text:p>640981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4653.1153846154" calcext:value-type="float">
            <text:p>24653.1153846154</text:p>
          </table:table-cell>
          <table:table-cell office:value-type="float" office:value="106830.166666667" calcext:value-type="float">
            <text:p>106830.166666667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DNMVq1g_1)</text:p>
          </table:table-cell>
          <table:table-cell table:number-columns-repeated="8"/>
        </table:table-row>
        <table:table-row table:style-name="ro1">
          <table:table-cell office:value-type="float" office:value="207311" calcext:value-type="float">
            <text:p>20731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1827.75" calcext:value-type="float">
            <text:p>51827.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KNMVo3C_1)</text:p>
          </table:table-cell>
          <table:table-cell table:number-columns-repeated="8"/>
        </table:table-row>
        <table:table-row table:style-name="ro1">
          <table:table-cell office:value-type="float" office:value="357017" calcext:value-type="float">
            <text:p>35701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9751.4166666667" calcext:value-type="float">
            <text:p>29751.4166666667</text:p>
          </table:table-cell>
          <table:table-cell office:value-type="float" office:value="35701.7" calcext:value-type="float">
            <text:p>35701.7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eNMW9Hh_1)</text:p>
          </table:table-cell>
          <table:table-cell table:number-columns-repeated="8"/>
        </table:table-row>
        <table:table-row table:style-name="ro1">
          <table:table-cell office:value-type="float" office:value="329266" calcext:value-type="float">
            <text:p>32926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9933.2727272727" calcext:value-type="float">
            <text:p>29933.2727272727</text:p>
          </table:table-cell>
          <table:table-cell office:value-type="float" office:value="36585.1111111111" calcext:value-type="float">
            <text:p>36585.1111111111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FNMWW7i_1)</text:p>
          </table:table-cell>
          <table:table-cell table:number-columns-repeated="8"/>
        </table:table-row>
        <table:table-row table:style-name="ro1">
          <table:table-cell office:value-type="float" office:value="369378" calcext:value-type="float">
            <text:p>36937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3579.8181818182" calcext:value-type="float">
            <text:p>33579.8181818182</text:p>
          </table:table-cell>
          <table:table-cell office:value-type="float" office:value="41042" calcext:value-type="float">
            <text:p>4104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INMW98G_1)</text:p>
          </table:table-cell>
          <table:table-cell table:number-columns-repeated="8"/>
        </table:table-row>
        <table:table-row table:style-name="ro1">
          <table:table-cell office:value-type="float" office:value="156825" calcext:value-type="float">
            <text:p>15682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1365" calcext:value-type="float">
            <text:p>31365</text:p>
          </table:table-cell>
          <table:table-cell office:value-type="float" office:value="52275" calcext:value-type="float">
            <text:p>522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mNMWeLy_1)</text:p>
          </table:table-cell>
          <table:table-cell table:number-columns-repeated="8"/>
        </table:table-row>
        <table:table-row table:style-name="ro1">
          <table:table-cell office:value-type="float" office:value="1361954" calcext:value-type="float">
            <text:p>136195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51328.222222222" calcext:value-type="float">
            <text:p>151328.222222222</text:p>
          </table:table-cell>
          <table:table-cell office:value-type="float" office:value="194564.857142857" calcext:value-type="float">
            <text:p>194564.857142857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QNMWgi0_1)</text:p>
          </table:table-cell>
          <table:table-cell table:number-columns-repeated="8"/>
        </table:table-row>
        <table:table-row table:style-name="ro1">
          <table:table-cell office:value-type="float" office:value="734367" calcext:value-type="float">
            <text:p>73436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1795.875" calcext:value-type="float">
            <text:p>91795.8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WNMntPm_1)</text:p>
          </table:table-cell>
          <table:table-cell table:number-columns-repeated="8"/>
        </table:table-row>
        <table:table-row table:style-name="ro1">
          <table:table-cell office:value-type="float" office:value="446576" calcext:value-type="float">
            <text:p>44657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7214.6666666667" calcext:value-type="float">
            <text:p>37214.6666666667</text:p>
          </table:table-cell>
          <table:table-cell office:value-type="float" office:value="40597.8181818182" calcext:value-type="float">
            <text:p>40597.818181818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1NMo2BM_1)</text:p>
          </table:table-cell>
          <table:table-cell table:number-columns-repeated="8"/>
        </table:table-row>
        <table:table-row table:style-name="ro1">
          <table:table-cell office:value-type="float" office:value="466892" calcext:value-type="float">
            <text:p>46689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5914.7692307692" calcext:value-type="float">
            <text:p>35914.7692307692</text:p>
          </table:table-cell>
          <table:table-cell office:value-type="float" office:value="58361.5" calcext:value-type="float">
            <text:p>58361.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gNMo5vb_1)</text:p>
          </table:table-cell>
          <table:table-cell table:number-columns-repeated="8"/>
        </table:table-row>
        <table:table-row table:style-name="ro1">
          <table:table-cell office:value-type="float" office:value="630337" calcext:value-type="float">
            <text:p>63033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8792.125" calcext:value-type="float">
            <text:p>78792.12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jNMoGKz_1)</text:p>
          </table:table-cell>
          <table:table-cell table:number-columns-repeated="8"/>
        </table:table-row>
        <table:table-row table:style-name="ro1">
          <table:table-cell office:value-type="float" office:value="557048" calcext:value-type="float">
            <text:p>55704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7852.4" calcext:value-type="float">
            <text:p>27852.4</text:p>
          </table:table-cell>
          <table:table-cell office:value-type="float" office:value="37136.5333333333" calcext:value-type="float">
            <text:p>37136.533333333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ANMoN2M_1)</text:p>
          </table:table-cell>
          <table:table-cell table:number-columns-repeated="8"/>
        </table:table-row>
        <table:table-row table:style-name="ro1">
          <table:table-cell office:value-type="float" office:value="943279" calcext:value-type="float">
            <text:p>94327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8606.5833333333" calcext:value-type="float">
            <text:p>78606.5833333333</text:p>
          </table:table-cell>
          <table:table-cell office:value-type="float" office:value="104808.777777778" calcext:value-type="float">
            <text:p>104808.777777778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2NMoUKY_1)</text:p>
          </table:table-cell>
          <table:table-cell table:number-columns-repeated="8"/>
        </table:table-row>
        <table:table-row table:style-name="ro1">
          <table:table-cell office:value-type="float" office:value="976740" calcext:value-type="float">
            <text:p>976740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33680.6896551724" calcext:value-type="float">
            <text:p>33680.6896551724</text:p>
          </table:table-cell>
          <table:table-cell office:value-type="float" office:value="81395" calcext:value-type="float">
            <text:p>8139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8NMVnoZ_1)</text:p>
          </table:table-cell>
          <table:table-cell table:number-columns-repeated="8"/>
        </table:table-row>
        <table:table-row table:style-name="ro1">
          <table:table-cell office:value-type="float" office:value="467049" calcext:value-type="float">
            <text:p>467049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4581.5263157895" calcext:value-type="float">
            <text:p>24581.5263157895</text:p>
          </table:table-cell>
          <table:table-cell office:value-type="float" office:value="35926.8461538462" calcext:value-type="float">
            <text:p>35926.846153846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hNNKghd_1)</text:p>
          </table:table-cell>
          <table:table-cell table:number-columns-repeated="8"/>
        </table:table-row>
        <table:table-row table:style-name="ro1">
          <table:table-cell office:value-type="float" office:value="360573" calcext:value-type="float">
            <text:p>36057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2535.8125" calcext:value-type="float">
            <text:p>22535.8125</text:p>
          </table:table-cell>
          <table:table-cell office:value-type="float" office:value="40063.6666666667" calcext:value-type="float">
            <text:p>40063.6666666667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cNNKjKf_1)</text:p>
          </table:table-cell>
          <table:table-cell table:number-columns-repeated="8"/>
        </table:table-row>
        <table:table-row table:style-name="ro1">
          <table:table-cell office:value-type="float" office:value="269000" calcext:value-type="float">
            <text:p>26900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4157.8947368421" calcext:value-type="float">
            <text:p>14157.8947368421</text:p>
          </table:table-cell>
          <table:table-cell office:value-type="float" office:value="38428.5714285714" calcext:value-type="float">
            <text:p>38428.5714285714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3NNKtWR_1)</text:p>
          </table:table-cell>
          <table:table-cell table:number-columns-repeated="8"/>
        </table:table-row>
        <table:table-row table:style-name="ro1">
          <table:table-cell office:value-type="float" office:value="268862" calcext:value-type="float">
            <text:p>26886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2405.1666666667" calcext:value-type="float">
            <text:p>22405.1666666667</text:p>
          </table:table-cell>
          <table:table-cell office:value-type="float" office:value="33607.75" calcext:value-type="float">
            <text:p>33607.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6NNKtVt_1)</text:p>
          </table:table-cell>
          <table:table-cell table:number-columns-repeated="8"/>
        </table:table-row>
        <table:table-row table:style-name="ro1">
          <table:table-cell office:value-type="float" office:value="662099" calcext:value-type="float">
            <text:p>662099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34847.3157894737" calcext:value-type="float">
            <text:p>34847.3157894737</text:p>
          </table:table-cell>
          <table:table-cell office:value-type="float" office:value="47292.7857142857" calcext:value-type="float">
            <text:p>47292.7857142857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tNNS5Nq_1)</text:p>
          </table:table-cell>
          <table:table-cell table:number-columns-repeated="8"/>
        </table:table-row>
        <table:table-row table:style-name="ro1">
          <table:table-cell office:value-type="float" office:value="198879" calcext:value-type="float">
            <text:p>19887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3146.5" calcext:value-type="float">
            <text:p>33146.5</text:p>
          </table:table-cell>
          <table:table-cell office:value-type="float" office:value="39775.8" calcext:value-type="float">
            <text:p>39775.8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pNNSPhZ_1)</text:p>
          </table:table-cell>
          <table:table-cell table:number-columns-repeated="8"/>
        </table:table-row>
        <table:table-row table:style-name="ro1">
          <table:table-cell office:value-type="float" office:value="102692" calcext:value-type="float">
            <text:p>10269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538.4" calcext:value-type="float">
            <text:p>20538.4</text:p>
          </table:table-cell>
          <table:table-cell office:value-type="float" office:value="34230.6666666667" calcext:value-type="float">
            <text:p>34230.6666666667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ENNOvcO_1)</text:p>
          </table:table-cell>
          <table:table-cell table:number-columns-repeated="8"/>
        </table:table-row>
        <table:table-row table:style-name="ro1">
          <table:table-cell office:value-type="float" office:value="119088" calcext:value-type="float">
            <text:p>11908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3817.6" calcext:value-type="float">
            <text:p>23817.6</text:p>
          </table:table-cell>
          <table:table-cell office:value-type="float" office:value="39696" calcext:value-type="float">
            <text:p>39696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5NNOmrS_1)</text:p>
          </table:table-cell>
          <table:table-cell table:number-columns-repeated="8"/>
        </table:table-row>
        <table:table-row table:style-name="ro1">
          <table:table-cell office:value-type="float" office:value="201453" calcext:value-type="float">
            <text:p>20145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5181.625" calcext:value-type="float">
            <text:p>25181.625</text:p>
          </table:table-cell>
          <table:table-cell office:value-type="float" office:value="40290.6" calcext:value-type="float">
            <text:p>40290.6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8NNOgLx_1)</text:p>
          </table:table-cell>
          <table:table-cell table:number-columns-repeated="8"/>
        </table:table-row>
        <table:table-row table:style-name="ro1">
          <table:table-cell office:value-type="float" office:value="256646" calcext:value-type="float">
            <text:p>25664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2774.3333333333" calcext:value-type="float">
            <text:p>42774.3333333333</text:p>
          </table:table-cell>
          <table:table-cell office:value-type="float" office:value="64161.5" calcext:value-type="float">
            <text:p>64161.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hNNOgLw_1)</text:p>
          </table:table-cell>
          <table:table-cell table:number-columns-repeated="8"/>
        </table:table-row>
        <table:table-row table:style-name="ro1">
          <table:table-cell office:value-type="float" office:value="518133" calcext:value-type="float">
            <text:p>51813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4019" calcext:value-type="float">
            <text:p>74019</text:p>
          </table:table-cell>
          <table:table-cell office:value-type="float" office:value="103626.6" calcext:value-type="float">
            <text:p>103626.6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cNNSb_c_1)</text:p>
          </table:table-cell>
          <table:table-cell table:number-columns-repeated="8"/>
        </table:table-row>
        <table:table-row table:style-name="ro1">
          <table:table-cell office:value-type="float" office:value="554473" calcext:value-type="float">
            <text:p>55447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9605.2142857143" calcext:value-type="float">
            <text:p>39605.2142857143</text:p>
          </table:table-cell>
          <table:table-cell office:value-type="float" office:value="46206.0833333333" calcext:value-type="float">
            <text:p>46206.083333333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cNNSdzq_1)</text:p>
          </table:table-cell>
          <table:table-cell table:number-columns-repeated="8"/>
        </table:table-row>
        <table:table-row table:style-name="ro1">
          <table:table-cell office:value-type="float" office:value="532564" calcext:value-type="float">
            <text:p>532564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3154.9565217391" calcext:value-type="float">
            <text:p>23154.9565217391</text:p>
          </table:table-cell>
          <table:table-cell office:value-type="float" office:value="53256.4" calcext:value-type="float">
            <text:p>53256.4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INNSiA9_1)</text:p>
          </table:table-cell>
          <table:table-cell table:number-columns-repeated="8"/>
        </table:table-row>
        <table:table-row table:style-name="ro1">
          <table:table-cell office:value-type="float" office:value="134699" calcext:value-type="float">
            <text:p>13469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2245.3636363636" calcext:value-type="float">
            <text:p>12245.3636363636</text:p>
          </table:table-cell>
          <table:table-cell office:value-type="float" office:value="22449.8333333333" calcext:value-type="float">
            <text:p>22449.833333333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CNNOcy5_1)</text:p>
          </table:table-cell>
          <table:table-cell table:number-columns-repeated="8"/>
        </table:table-row>
        <table:table-row table:style-name="ro1">
          <table:table-cell office:value-type="float" office:value="373186" calcext:value-type="float">
            <text:p>37318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1465.1111111111" calcext:value-type="float">
            <text:p>41465.1111111111</text:p>
          </table:table-cell>
          <table:table-cell office:value-type="float" office:value="124395.333333333" calcext:value-type="float">
            <text:p>124395.33333333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7NNOQTI_1)</text:p>
          </table:table-cell>
          <table:table-cell table:number-columns-repeated="8"/>
        </table:table-row>
        <table:table-row table:style-name="ro1">
          <table:table-cell office:value-type="float" office:value="161499" calcext:value-type="float">
            <text:p>16149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2423" calcext:value-type="float">
            <text:p>12423</text:p>
          </table:table-cell>
          <table:table-cell office:value-type="float" office:value="23071.2857142857" calcext:value-type="float">
            <text:p>23071.2857142857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UNNSrJp_1)</text:p>
          </table:table-cell>
          <table:table-cell table:number-columns-repeated="8"/>
        </table:table-row>
        <table:table-row table:style-name="ro1">
          <table:table-cell office:value-type="float" office:value="413643" calcext:value-type="float">
            <text:p>41364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8940.5" calcext:value-type="float">
            <text:p>68940.5</text:p>
          </table:table-cell>
          <table:table-cell office:value-type="float" office:value="103410.75" calcext:value-type="float">
            <text:p>103410.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pNNSvSm_1)</text:p>
          </table:table-cell>
          <table:table-cell table:number-columns-repeated="8"/>
        </table:table-row>
        <table:table-row table:style-name="ro1">
          <table:table-cell office:value-type="float" office:value="71041" calcext:value-type="float">
            <text:p>7104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760.25" calcext:value-type="float">
            <text:p>17760.25</text:p>
          </table:table-cell>
          <table:table-cell office:value-type="float" office:value="35520.5" calcext:value-type="float">
            <text:p>35520.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bNNSy1o_1)</text:p>
          </table:table-cell>
          <table:table-cell table:number-columns-repeated="8"/>
        </table:table-row>
        <table:table-row table:style-name="ro1">
          <table:table-cell office:value-type="float" office:value="302534" calcext:value-type="float">
            <text:p>30253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0168.9333333333" calcext:value-type="float">
            <text:p>20168.9333333333</text:p>
          </table:table-cell>
          <table:table-cell office:value-type="float" office:value="43219.1428571429" calcext:value-type="float">
            <text:p>43219.1428571429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6NNSzok_1)</text:p>
          </table:table-cell>
          <table:table-cell table:number-columns-repeated="8"/>
        </table:table-row>
        <table:table-row table:style-name="ro1">
          <table:table-cell office:value-type="float" office:value="414167" calcext:value-type="float">
            <text:p>414167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59166.7142857143" calcext:value-type="float">
            <text:p>59166.714285714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rNNSzog_1)</text:p>
          </table:table-cell>
          <table:table-cell table:number-columns-repeated="8"/>
        </table:table-row>
        <table:table-row table:style-name="ro1">
          <table:table-cell office:value-type="float" office:value="226898" calcext:value-type="float">
            <text:p>22689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2689.8" calcext:value-type="float">
            <text:p>22689.8</text:p>
          </table:table-cell>
          <table:table-cell office:value-type="float" office:value="32414" calcext:value-type="float">
            <text:p>32414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4NNOQTD_1)</text:p>
          </table:table-cell>
          <table:table-cell table:number-columns-repeated="8"/>
        </table:table-row>
        <table:table-row table:style-name="ro1">
          <table:table-cell office:value-type="float" office:value="98792" calcext:value-type="float">
            <text:p>9879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599.38461538462" calcext:value-type="float">
            <text:p>7599.3846153846</text:p>
          </table:table-cell>
          <table:table-cell office:value-type="float" office:value="19758.4" calcext:value-type="float">
            <text:p>19758.4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NNNOQTA_1)</text:p>
          </table:table-cell>
          <table:table-cell table:number-columns-repeated="8"/>
        </table:table-row>
        <table:table-row table:style-name="ro1">
          <table:table-cell office:value-type="float" office:value="235919" calcext:value-type="float">
            <text:p>23591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6213.2222222222" calcext:value-type="float">
            <text:p>26213.2222222222</text:p>
          </table:table-cell>
          <table:table-cell office:value-type="float" office:value="39319.8333333333" calcext:value-type="float">
            <text:p>39319.833333333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LNNONiw_1)</text:p>
          </table:table-cell>
          <table:table-cell table:number-columns-repeated="8"/>
        </table:table-row>
        <table:table-row table:style-name="ro1">
          <table:table-cell office:value-type="float" office:value="393679" calcext:value-type="float">
            <text:p>39367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98419.75" calcext:value-type="float">
            <text:p>98419.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9NNONiv_1)</text:p>
          </table:table-cell>
          <table:table-cell table:number-columns-repeated="8"/>
        </table:table-row>
        <table:table-row table:style-name="ro1">
          <table:table-cell office:value-type="float" office:value="128041" calcext:value-type="float">
            <text:p>12804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0670.0833333333" calcext:value-type="float">
            <text:p>10670.0833333333</text:p>
          </table:table-cell>
          <table:table-cell office:value-type="float" office:value="21340.1666666667" calcext:value-type="float">
            <text:p>21340.1666666667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PNNS_qR_1)</text:p>
          </table:table-cell>
          <table:table-cell table:number-columns-repeated="8"/>
        </table:table-row>
        <table:table-row table:style-name="ro1">
          <table:table-cell office:value-type="float" office:value="59888" calcext:value-type="float">
            <text:p>5988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977.6" calcext:value-type="float">
            <text:p>11977.6</text:p>
          </table:table-cell>
          <table:table-cell office:value-type="float" office:value="19962.6666666667" calcext:value-type="float">
            <text:p>19962.6666666667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QNNS_k4_1)</text:p>
          </table:table-cell>
          <table:table-cell table:number-columns-repeated="8"/>
        </table:table-row>
        <table:table-row table:style-name="ro1">
          <table:table-cell office:value-type="float" office:value="135210" calcext:value-type="float">
            <text:p>1352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6901.25" calcext:value-type="float">
            <text:p>16901.25</text:p>
          </table:table-cell>
          <table:table-cell office:value-type="float" office:value="27042" calcext:value-type="float">
            <text:p>2704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ZNNS_k3_1)</text:p>
          </table:table-cell>
          <table:table-cell table:number-columns-repeated="8"/>
        </table:table-row>
        <table:table-row table:style-name="ro1">
          <table:table-cell office:value-type="float" office:value="233293" calcext:value-type="float">
            <text:p>233293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8044.58620689655" calcext:value-type="float">
            <text:p>8044.5862068966</text:p>
          </table:table-cell>
          <table:table-cell office:value-type="float" office:value="46658.6" calcext:value-type="float">
            <text:p>46658.6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jNNTFfO_1)</text:p>
          </table:table-cell>
          <table:table-cell table:number-columns-repeated="8"/>
        </table:table-row>
        <table:table-row table:style-name="ro1">
          <table:table-cell office:value-type="float" office:value="304272" calcext:value-type="float">
            <text:p>30427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3405.5384615385" calcext:value-type="float">
            <text:p>23405.5384615385</text:p>
          </table:table-cell>
          <table:table-cell office:value-type="float" office:value="27661.0909090909" calcext:value-type="float">
            <text:p>27661.0909090909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sNNTFfN_1)</text:p>
          </table:table-cell>
          <table:table-cell table:number-columns-repeated="8"/>
        </table:table-row>
        <table:table-row table:style-name="ro1">
          <table:table-cell office:value-type="float" office:value="730699" calcext:value-type="float">
            <text:p>73069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73069.9" calcext:value-type="float">
            <text:p>73069.9</text:p>
          </table:table-cell>
          <table:table-cell office:value-type="float" office:value="104385.571428571" calcext:value-type="float">
            <text:p>104385.571428571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kNNgtIV_1)</text:p>
          </table:table-cell>
          <table:table-cell table:number-columns-repeated="8"/>
        </table:table-row>
        <table:table-row table:style-name="ro1">
          <table:table-cell office:value-type="float" office:value="378271" calcext:value-type="float">
            <text:p>37827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1522.5833333333" calcext:value-type="float">
            <text:p>31522.5833333333</text:p>
          </table:table-cell>
          <table:table-cell office:value-type="float" office:value="63045.1666666667" calcext:value-type="float">
            <text:p>63045.1666666667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tNNh07O_1)</text:p>
          </table:table-cell>
          <table:table-cell table:number-columns-repeated="8"/>
        </table:table-row>
        <table:table-row table:style-name="ro1">
          <table:table-cell office:value-type="float" office:value="199892" calcext:value-type="float">
            <text:p>19989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4986.5" calcext:value-type="float">
            <text:p>24986.5</text:p>
          </table:table-cell>
          <table:table-cell office:value-type="float" office:value="39978.4" calcext:value-type="float">
            <text:p>39978.4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ONNh06z_1)</text:p>
          </table:table-cell>
          <table:table-cell table:number-columns-repeated="8"/>
        </table:table-row>
        <table:table-row table:style-name="ro1">
          <table:table-cell office:value-type="float" office:value="632288" calcext:value-type="float">
            <text:p>63228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5163.4285714286" calcext:value-type="float">
            <text:p>45163.4285714286</text:p>
          </table:table-cell>
          <table:table-cell office:value-type="float" office:value="63228.8" calcext:value-type="float">
            <text:p>63228.8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9NNgz8p_1)</text:p>
          </table:table-cell>
          <table:table-cell table:number-columns-repeated="8"/>
        </table:table-row>
        <table:table-row table:style-name="ro1">
          <table:table-cell office:value-type="float" office:value="346767" calcext:value-type="float">
            <text:p>34676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6691.75" calcext:value-type="float">
            <text:p>86691.75</text:p>
          </table:table-cell>
          <table:table-cell office:value-type="float" office:value="115589" calcext:value-type="float">
            <text:p>115589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WNNhB56_1)</text:p>
          </table:table-cell>
          <table:table-cell table:number-columns-repeated="8"/>
        </table:table-row>
        <table:table-row table:style-name="ro1">
          <table:table-cell office:value-type="float" office:value="185157" calcext:value-type="float">
            <text:p>18515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1572.3125" calcext:value-type="float">
            <text:p>11572.3125</text:p>
          </table:table-cell>
          <table:table-cell office:value-type="float" office:value="26451" calcext:value-type="float">
            <text:p>26451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pNNhA_7_1)</text:p>
          </table:table-cell>
          <table:table-cell table:number-columns-repeated="8"/>
        </table:table-row>
        <table:table-row table:style-name="ro1">
          <table:table-cell office:value-type="float" office:value="364766" calcext:value-type="float">
            <text:p>36476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1456.8235294118" calcext:value-type="float">
            <text:p>21456.8235294118</text:p>
          </table:table-cell>
          <table:table-cell office:value-type="float" office:value="26054.7142857143" calcext:value-type="float">
            <text:p>26054.714285714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TNNhA_6_1)</text:p>
          </table:table-cell>
          <table:table-cell table:number-columns-repeated="8"/>
        </table:table-row>
        <table:table-row table:style-name="ro1">
          <table:table-cell office:value-type="float" office:value="535302" calcext:value-type="float">
            <text:p>535302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6728.1875" calcext:value-type="float">
            <text:p>16728.1875</text:p>
          </table:table-cell>
          <table:table-cell office:value-type="float" office:value="38235.8571428571" calcext:value-type="float">
            <text:p>38235.8571428571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zNNhA_4_1)</text:p>
          </table:table-cell>
          <table:table-cell table:number-columns-repeated="8"/>
        </table:table-row>
        <table:table-row table:style-name="ro1">
          <table:table-cell office:value-type="float" office:value="209651" calcext:value-type="float">
            <text:p>20965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9950.1428571429" calcext:value-type="float">
            <text:p>29950.1428571429</text:p>
          </table:table-cell>
          <table:table-cell office:value-type="float" office:value="34941.8333333333" calcext:value-type="float">
            <text:p>34941.833333333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KNNhAwe_1)</text:p>
          </table:table-cell>
          <table:table-cell table:number-columns-repeated="8"/>
        </table:table-row>
        <table:table-row table:style-name="ro1">
          <table:table-cell office:value-type="float" office:value="299769" calcext:value-type="float">
            <text:p>29976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3059.1538461538" calcext:value-type="float">
            <text:p>23059.1538461538</text:p>
          </table:table-cell>
          <table:table-cell office:value-type="float" office:value="29976.9" calcext:value-type="float">
            <text:p>29976.9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KNNgtJU_1)</text:p>
          </table:table-cell>
          <table:table-cell table:number-columns-repeated="8"/>
        </table:table-row>
        <table:table-row table:style-name="ro1">
          <table:table-cell office:value-type="float" office:value="343453" calcext:value-type="float">
            <text:p>34345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0203.1176470588" calcext:value-type="float">
            <text:p>20203.1176470588</text:p>
          </table:table-cell>
          <table:table-cell office:value-type="float" office:value="38161.4444444444" calcext:value-type="float">
            <text:p>38161.4444444444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XNNgqtS_1)</text:p>
          </table:table-cell>
          <table:table-cell table:number-columns-repeated="8"/>
        </table:table-row>
        <table:table-row table:style-name="ro1">
          <table:table-cell office:value-type="float" office:value="288802" calcext:value-type="float">
            <text:p>28880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4066.8333333333" calcext:value-type="float">
            <text:p>24066.8333333333</text:p>
          </table:table-cell>
          <table:table-cell office:value-type="float" office:value="48133.6666666667" calcext:value-type="float">
            <text:p>48133.6666666667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hNNgnaK_1)</text:p>
          </table:table-cell>
          <table:table-cell table:number-columns-repeated="8"/>
        </table:table-row>
        <table:table-row table:style-name="ro1">
          <table:table-cell office:value-type="float" office:value="537851" calcext:value-type="float">
            <text:p>537851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4153.9736842105" calcext:value-type="float">
            <text:p>14153.9736842105</text:p>
          </table:table-cell>
          <table:table-cell office:value-type="float" office:value="53785.1" calcext:value-type="float">
            <text:p>53785.1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0NNhIoq_1)</text:p>
          </table:table-cell>
          <table:table-cell table:number-columns-repeated="8"/>
        </table:table-row>
        <table:table-row table:style-name="ro1">
          <table:table-cell office:value-type="float" office:value="130081" calcext:value-type="float">
            <text:p>13008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4453.4444444444" calcext:value-type="float">
            <text:p>14453.4444444444</text:p>
          </table:table-cell>
          <table:table-cell office:value-type="float" office:value="21680.1666666667" calcext:value-type="float">
            <text:p>21680.1666666667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SNNhUIf_1)</text:p>
          </table:table-cell>
          <table:table-cell table:number-columns-repeated="8"/>
        </table:table-row>
        <table:table-row table:style-name="ro1">
          <table:table-cell office:value-type="float" office:value="226635" calcext:value-type="float">
            <text:p>22663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7772.5" calcext:value-type="float">
            <text:p>37772.5</text:p>
          </table:table-cell>
          <table:table-cell office:value-type="float" office:value="45327" calcext:value-type="float">
            <text:p>45327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NNNhU-T_1)</text:p>
          </table:table-cell>
          <table:table-cell table:number-columns-repeated="8"/>
        </table:table-row>
        <table:table-row table:style-name="ro1">
          <table:table-cell office:value-type="float" office:value="346089" calcext:value-type="float">
            <text:p>346089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1164.1612903226" calcext:value-type="float">
            <text:p>11164.1612903226</text:p>
          </table:table-cell>
          <table:table-cell office:value-type="float" office:value="43261.125" calcext:value-type="float">
            <text:p>43261.12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NNNhkd4_1)</text:p>
          </table:table-cell>
          <table:table-cell table:number-columns-repeated="8"/>
        </table:table-row>
        <table:table-row table:style-name="ro1">
          <table:table-cell office:value-type="float" office:value="127154" calcext:value-type="float">
            <text:p>12715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559.4545454545" calcext:value-type="float">
            <text:p>11559.4545454545</text:p>
          </table:table-cell>
          <table:table-cell office:value-type="float" office:value="15894.25" calcext:value-type="float">
            <text:p>15894.2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JNNhuYx_1)</text:p>
          </table:table-cell>
          <table:table-cell table:number-columns-repeated="8"/>
        </table:table-row>
        <table:table-row table:style-name="ro1">
          <table:table-cell office:value-type="float" office:value="246521" calcext:value-type="float">
            <text:p>24652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7391.2222222222" calcext:value-type="float">
            <text:p>27391.2222222222</text:p>
          </table:table-cell>
          <table:table-cell office:value-type="float" office:value="35217.2857142857" calcext:value-type="float">
            <text:p>35217.2857142857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JNNi1m9_1)</text:p>
          </table:table-cell>
          <table:table-cell table:number-columns-repeated="8"/>
        </table:table-row>
        <table:table-row table:style-name="ro1">
          <table:table-cell office:value-type="float" office:value="300107" calcext:value-type="float">
            <text:p>30010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007.1333333333" calcext:value-type="float">
            <text:p>20007.1333333333</text:p>
          </table:table-cell>
          <table:table-cell office:value-type="float" office:value="30010.7" calcext:value-type="float">
            <text:p>30010.7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UNNi9jR_1)</text:p>
          </table:table-cell>
          <table:table-cell table:number-columns-repeated="8"/>
        </table:table-row>
        <table:table-row table:style-name="ro1">
          <table:table-cell office:value-type="float" office:value="139726" calcext:value-type="float">
            <text:p>13972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7945.2" calcext:value-type="float">
            <text:p>27945.2</text:p>
          </table:table-cell>
          <table:table-cell office:value-type="float" office:value="46575.3333333333" calcext:value-type="float">
            <text:p>46575.333333333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YNNiF8g_1)</text:p>
          </table:table-cell>
          <table:table-cell table:number-columns-repeated="8"/>
        </table:table-row>
        <table:table-row table:style-name="ro1">
          <table:table-cell office:value-type="float" office:value="266750" calcext:value-type="float">
            <text:p>26675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8107.1428571429" calcext:value-type="float">
            <text:p>38107.1428571429</text:p>
          </table:table-cell>
          <table:table-cell office:value-type="float" office:value="44458.3333333333" calcext:value-type="float">
            <text:p>44458.333333333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KNNhAwe_2)</text:p>
          </table:table-cell>
          <table:table-cell table:number-columns-repeated="8"/>
        </table:table-row>
        <table:table-row table:style-name="ro1">
          <table:table-cell office:value-type="float" office:value="395216" calcext:value-type="float">
            <text:p>39521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3912.8888888889" calcext:value-type="float">
            <text:p>43912.8888888889</text:p>
          </table:table-cell>
          <table:table-cell office:value-type="float" office:value="65869.3333333333" calcext:value-type="float">
            <text:p>65869.333333333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9NO905x_1)</text:p>
          </table:table-cell>
          <table:table-cell table:number-columns-repeated="8"/>
        </table:table-row>
        <table:table-row table:style-name="ro1">
          <table:table-cell office:value-type="float" office:value="597278" calcext:value-type="float">
            <text:p>597278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31435.6842105263" calcext:value-type="float">
            <text:p>31435.6842105263</text:p>
          </table:table-cell>
          <table:table-cell office:value-type="float" office:value="59727.8" calcext:value-type="float">
            <text:p>59727.8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iNO9KRG_1)</text:p>
          </table:table-cell>
          <table:table-cell table:number-columns-repeated="8"/>
        </table:table-row>
        <table:table-row table:style-name="ro1">
          <table:table-cell office:value-type="float" office:value="126961" calcext:value-type="float">
            <text:p>12696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1740.25" calcext:value-type="float">
            <text:p>31740.25</text:p>
          </table:table-cell>
          <table:table-cell office:value-type="float" office:value="63480.5" calcext:value-type="float">
            <text:p>63480.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XNO9Oeq_1)</text:p>
          </table:table-cell>
          <table:table-cell table:number-columns-repeated="8"/>
        </table:table-row>
        <table:table-row table:style-name="ro1">
          <table:table-cell office:value-type="float" office:value="493767" calcext:value-type="float">
            <text:p>493767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8991.0384615385" calcext:value-type="float">
            <text:p>18991.0384615385</text:p>
          </table:table-cell>
          <table:table-cell office:value-type="float" office:value="123441.75" calcext:value-type="float">
            <text:p>123441.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CNO901A_1)</text:p>
          </table:table-cell>
          <table:table-cell table:number-columns-repeated="8"/>
        </table:table-row>
        <table:table-row table:style-name="ro1">
          <table:table-cell office:value-type="float" office:value="339437" calcext:value-type="float">
            <text:p>33943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4245.5" calcext:value-type="float">
            <text:p>24245.5</text:p>
          </table:table-cell>
          <table:table-cell office:value-type="float" office:value="67887.4" calcext:value-type="float">
            <text:p>67887.4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3NO9TYP_1)</text:p>
          </table:table-cell>
          <table:table-cell table:number-columns-repeated="8"/>
        </table:table-row>
        <table:table-row table:style-name="ro1">
          <table:table-cell office:value-type="float" office:value="371912" calcext:value-type="float">
            <text:p>371912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1877.1764705882" calcext:value-type="float">
            <text:p>21877.1764705882</text:p>
          </table:table-cell>
          <table:table-cell office:value-type="float" office:value="30992.6666666667" calcext:value-type="float">
            <text:p>30992.6666666667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LNO9TY7_1)</text:p>
          </table:table-cell>
          <table:table-cell table:number-columns-repeated="8"/>
        </table:table-row>
        <table:table-row table:style-name="ro1">
          <table:table-cell office:value-type="float" office:value="177195" calcext:value-type="float">
            <text:p>17719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9532.5" calcext:value-type="float">
            <text:p>29532.5</text:p>
          </table:table-cell>
          <table:table-cell office:value-type="float" office:value="59065" calcext:value-type="float">
            <text:p>5906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9NO9axC_1)</text:p>
          </table:table-cell>
          <table:table-cell table:number-columns-repeated="8"/>
        </table:table-row>
        <table:table-row table:style-name="ro1">
          <table:table-cell office:value-type="float" office:value="117810" calcext:value-type="float">
            <text:p>1178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3562" calcext:value-type="float">
            <text:p>23562</text:p>
          </table:table-cell>
          <table:table-cell office:value-type="float" office:value="117810" calcext:value-type="float">
            <text:p>117810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ENO9awj_1)</text:p>
          </table:table-cell>
          <table:table-cell table:number-columns-repeated="8"/>
        </table:table-row>
        <table:table-row table:style-name="ro1">
          <table:table-cell office:value-type="float" office:value="81704" calcext:value-type="float">
            <text:p>8170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426" calcext:value-type="float">
            <text:p>20426</text:p>
          </table:table-cell>
          <table:table-cell office:value-type="float" office:value="27234.6666666667" calcext:value-type="float">
            <text:p>27234.6666666667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eNO9ddk_1)</text:p>
          </table:table-cell>
          <table:table-cell table:number-columns-repeated="8"/>
        </table:table-row>
        <table:table-row table:style-name="ro1">
          <table:table-cell office:value-type="float" office:value="224219" calcext:value-type="float">
            <text:p>22421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8684.9166666667" calcext:value-type="float">
            <text:p>18684.9166666667</text:p>
          </table:table-cell>
          <table:table-cell office:value-type="float" office:value="44843.8" calcext:value-type="float">
            <text:p>44843.8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9NO9avM_1)</text:p>
          </table:table-cell>
          <table:table-cell table:number-columns-repeated="8"/>
        </table:table-row>
        <table:table-row table:style-name="ro1">
          <table:table-cell office:value-type="float" office:value="290281" calcext:value-type="float">
            <text:p>29028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9352.0666666667" calcext:value-type="float">
            <text:p>19352.0666666667</text:p>
          </table:table-cell>
          <table:table-cell office:value-type="float" office:value="58056.2" calcext:value-type="float">
            <text:p>58056.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0NO9YQQ_1)</text:p>
          </table:table-cell>
          <table:table-cell table:number-columns-repeated="8"/>
        </table:table-row>
        <table:table-row table:style-name="ro1">
          <table:table-cell office:value-type="float" office:value="252291" calcext:value-type="float">
            <text:p>25229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1467.7727272727" calcext:value-type="float">
            <text:p>11467.7727272727</text:p>
          </table:table-cell>
          <table:table-cell office:value-type="float" office:value="28032.3333333333" calcext:value-type="float">
            <text:p>28032.333333333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uNO9m_z_1)</text:p>
          </table:table-cell>
          <table:table-cell table:number-columns-repeated="8"/>
        </table:table-row>
        <table:table-row table:style-name="ro1">
          <table:table-cell office:value-type="float" office:value="443105" calcext:value-type="float">
            <text:p>44310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2155.25" calcext:value-type="float">
            <text:p>22155.25</text:p>
          </table:table-cell>
          <table:table-cell office:value-type="float" office:value="55388.125" calcext:value-type="float">
            <text:p>55388.12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fNO9rFJ_1)</text:p>
          </table:table-cell>
          <table:table-cell table:number-columns-repeated="8"/>
        </table:table-row>
        <table:table-row table:style-name="ro1">
          <table:table-cell office:value-type="float" office:value="298792" calcext:value-type="float">
            <text:p>298792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3581.4545454545" calcext:value-type="float">
            <text:p>13581.4545454545</text:p>
          </table:table-cell>
          <table:table-cell office:value-type="float" office:value="24899.3333333333" calcext:value-type="float">
            <text:p>24899.333333333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rNO9TXp_1)</text:p>
          </table:table-cell>
          <table:table-cell table:number-columns-repeated="8"/>
        </table:table-row>
        <table:table-row table:style-name="ro1">
          <table:table-cell office:value-type="float" office:value="299358" calcext:value-type="float">
            <text:p>29935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9957.2" calcext:value-type="float">
            <text:p>19957.2</text:p>
          </table:table-cell>
          <table:table-cell office:value-type="float" office:value="99786" calcext:value-type="float">
            <text:p>99786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NNO9019_1)</text:p>
          </table:table-cell>
          <table:table-cell table:number-columns-repeated="8"/>
        </table:table-row>
        <table:table-row table:style-name="ro1">
          <table:table-cell office:value-type="float" office:value="184784" calcext:value-type="float">
            <text:p>18478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6798.5454545455" calcext:value-type="float">
            <text:p>16798.5454545455</text:p>
          </table:table-cell>
          <table:table-cell office:value-type="float" office:value="61594.6666666667" calcext:value-type="float">
            <text:p>61594.6666666667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NNOA3IJ_1)</text:p>
          </table:table-cell>
          <table:table-cell table:number-columns-repeated="8"/>
        </table:table-row>
        <table:table-row table:style-name="ro1">
          <table:table-cell office:value-type="float" office:value="297053" calcext:value-type="float">
            <text:p>29705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7004.8181818182" calcext:value-type="float">
            <text:p>27004.8181818182</text:p>
          </table:table-cell>
          <table:table-cell office:value-type="float" office:value="59410.6" calcext:value-type="float">
            <text:p>59410.6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5NO9018_1)</text:p>
          </table:table-cell>
          <table:table-cell table:number-columns-repeated="8"/>
        </table:table-row>
        <table:table-row table:style-name="ro1">
          <table:table-cell office:value-type="float" office:value="272690" calcext:value-type="float">
            <text:p>27269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8179.3333333333" calcext:value-type="float">
            <text:p>18179.3333333333</text:p>
          </table:table-cell>
          <table:table-cell office:value-type="float" office:value="54538" calcext:value-type="float">
            <text:p>54538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BNOA8c5_1)</text:p>
          </table:table-cell>
          <table:table-cell table:number-columns-repeated="8"/>
        </table:table-row>
        <table:table-row table:style-name="ro1">
          <table:table-cell office:value-type="float" office:value="173411" calcext:value-type="float">
            <text:p>17341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1676.375" calcext:value-type="float">
            <text:p>21676.375</text:p>
          </table:table-cell>
          <table:table-cell office:value-type="float" office:value="86705.5" calcext:value-type="float">
            <text:p>86705.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vNOA8H_1)</text:p>
          </table:table-cell>
          <table:table-cell table:number-columns-repeated="8"/>
        </table:table-row>
        <table:table-row table:style-name="ro1">
          <table:table-cell office:value-type="float" office:value="376016" calcext:value-type="float">
            <text:p>3760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0889.7777777778" calcext:value-type="float">
            <text:p>20889.7777777778</text:p>
          </table:table-cell>
          <table:table-cell office:value-type="float" office:value="62669.3333333333" calcext:value-type="float">
            <text:p>62669.333333333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PNOABSA_1)</text:p>
          </table:table-cell>
          <table:table-cell table:number-columns-repeated="8"/>
        </table:table-row>
        <table:table-row table:style-name="ro1">
          <table:table-cell office:value-type="float" office:value="144346" calcext:value-type="float">
            <text:p>14434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8869.2" calcext:value-type="float">
            <text:p>28869.2</text:p>
          </table:table-cell>
          <table:table-cell office:value-type="float" office:value="36086.5" calcext:value-type="float">
            <text:p>36086.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6NOA5bA_1)</text:p>
          </table:table-cell>
          <table:table-cell table:number-columns-repeated="8"/>
        </table:table-row>
        <table:table-row table:style-name="ro1">
          <table:table-cell office:value-type="float" office:value="211840" calcext:value-type="float">
            <text:p>21184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6295.3846153846" calcext:value-type="float">
            <text:p>16295.3846153846</text:p>
          </table:table-cell>
          <table:table-cell office:value-type="float" office:value="42368" calcext:value-type="float">
            <text:p>42368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INOAHMl_1)</text:p>
          </table:table-cell>
          <table:table-cell table:number-columns-repeated="8"/>
        </table:table-row>
        <table:table-row table:style-name="ro1">
          <table:table-cell office:value-type="float" office:value="94951" calcext:value-type="float">
            <text:p>9495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495.1" calcext:value-type="float">
            <text:p>9495.1</text:p>
          </table:table-cell>
          <table:table-cell office:value-type="float" office:value="23737.75" calcext:value-type="float">
            <text:p>23737.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RNOAKKb_1)</text:p>
          </table:table-cell>
          <table:table-cell table:number-columns-repeated="8"/>
        </table:table-row>
        <table:table-row table:style-name="ro1">
          <table:table-cell office:value-type="float" office:value="123089" calcext:value-type="float">
            <text:p>12308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5386.125" calcext:value-type="float">
            <text:p>15386.125</text:p>
          </table:table-cell>
          <table:table-cell office:value-type="float" office:value="20514.8333333333" calcext:value-type="float">
            <text:p>20514.833333333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ONOA5ax_1)</text:p>
          </table:table-cell>
          <table:table-cell table:number-columns-repeated="8"/>
        </table:table-row>
        <table:table-row table:style-name="ro1">
          <table:table-cell office:value-type="float" office:value="238372" calcext:value-type="float">
            <text:p>23837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4021.8823529412" calcext:value-type="float">
            <text:p>14021.8823529412</text:p>
          </table:table-cell>
          <table:table-cell office:value-type="float" office:value="59593" calcext:value-type="float">
            <text:p>5959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kNOAN4s_1)</text:p>
          </table:table-cell>
          <table:table-cell table:number-columns-repeated="8"/>
        </table:table-row>
        <table:table-row table:style-name="ro1">
          <table:table-cell office:value-type="float" office:value="215161" calcext:value-type="float">
            <text:p>21516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758.05" calcext:value-type="float">
            <text:p>10758.05</text:p>
          </table:table-cell>
          <table:table-cell office:value-type="float" office:value="53790.25" calcext:value-type="float">
            <text:p>53790.2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4NOA5an_1)</text:p>
          </table:table-cell>
          <table:table-cell table:number-columns-repeated="8"/>
        </table:table-row>
        <table:table-row table:style-name="ro1">
          <table:table-cell office:value-type="float" office:value="94718" calcext:value-type="float">
            <text:p>9471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314.53333333333" calcext:value-type="float">
            <text:p>6314.5333333333</text:p>
          </table:table-cell>
          <table:table-cell office:value-type="float" office:value="23679.5" calcext:value-type="float">
            <text:p>23679.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tNOAPop_1)</text:p>
          </table:table-cell>
          <table:table-cell table:number-columns-repeated="8"/>
        </table:table-row>
        <table:table-row table:style-name="ro1">
          <table:table-cell office:value-type="float" office:value="203819" calcext:value-type="float">
            <text:p>20381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0190.95" calcext:value-type="float">
            <text:p>10190.95</text:p>
          </table:table-cell>
          <table:table-cell office:value-type="float" office:value="29117" calcext:value-type="float">
            <text:p>29117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sNOAT5__1)</text:p>
          </table:table-cell>
          <table:table-cell table:number-columns-repeated="8"/>
        </table:table-row>
        <table:table-row table:style-name="ro1">
          <table:table-cell office:value-type="float" office:value="340943" calcext:value-type="float">
            <text:p>34094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2176.5357142857" calcext:value-type="float">
            <text:p>12176.5357142857</text:p>
          </table:table-cell>
          <table:table-cell office:value-type="float" office:value="85235.75" calcext:value-type="float">
            <text:p>85235.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lNOAYpD_1)</text:p>
          </table:table-cell>
          <table:table-cell table:number-columns-repeated="8"/>
        </table:table-row>
        <table:table-row table:style-name="ro1">
          <table:table-cell office:value-type="float" office:value="114716" calcext:value-type="float">
            <text:p>11471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647.73333333333" calcext:value-type="float">
            <text:p>7647.7333333333</text:p>
          </table:table-cell>
          <table:table-cell office:value-type="float" office:value="22943.2" calcext:value-type="float">
            <text:p>22943.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ANOAY-N_1)</text:p>
          </table:table-cell>
          <table:table-cell table:number-columns-repeated="8"/>
        </table:table-row>
        <table:table-row table:style-name="ro1">
          <table:table-cell office:value-type="float" office:value="116617" calcext:value-type="float">
            <text:p>11661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718.08333333333" calcext:value-type="float">
            <text:p>9718.0833333333</text:p>
          </table:table-cell>
          <table:table-cell office:value-type="float" office:value="16659.5714285714" calcext:value-type="float">
            <text:p>16659.5714285714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2NOAYpC_1)</text:p>
          </table:table-cell>
          <table:table-cell table:number-columns-repeated="8"/>
        </table:table-row>
        <table:table-row table:style-name="ro1">
          <table:table-cell office:value-type="float" office:value="105544" calcext:value-type="float">
            <text:p>10554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1727.1111111111" calcext:value-type="float">
            <text:p>11727.1111111111</text:p>
          </table:table-cell>
          <table:table-cell office:value-type="float" office:value="21108.8" calcext:value-type="float">
            <text:p>21108.8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FNOAYpB_1)</text:p>
          </table:table-cell>
          <table:table-cell table:number-columns-repeated="8"/>
        </table:table-row>
        <table:table-row table:style-name="ro1">
          <table:table-cell office:value-type="float" office:value="108452" calcext:value-type="float">
            <text:p>10845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9037.66666666667" calcext:value-type="float">
            <text:p>9037.6666666667</text:p>
          </table:table-cell>
          <table:table-cell office:value-type="float" office:value="21690.4" calcext:value-type="float">
            <text:p>21690.4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TNOAa75_1)</text:p>
          </table:table-cell>
          <table:table-cell table:number-columns-repeated="8"/>
        </table:table-row>
        <table:table-row table:style-name="ro1">
          <table:table-cell office:value-type="float" office:value="945052" calcext:value-type="float">
            <text:p>94505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57508.666666667" calcext:value-type="float">
            <text:p>157508.666666667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WNOAa74_1)</text:p>
          </table:table-cell>
          <table:table-cell table:number-columns-repeated="8"/>
        </table:table-row>
        <table:table-row table:style-name="ro1">
          <table:table-cell office:value-type="float" office:value="224882" calcext:value-type="float">
            <text:p>22488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2488.2" calcext:value-type="float">
            <text:p>22488.2</text:p>
          </table:table-cell>
          <table:table-cell office:value-type="float" office:value="56220.5" calcext:value-type="float">
            <text:p>56220.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qNOAjho_1)</text:p>
          </table:table-cell>
          <table:table-cell table:number-columns-repeated="8"/>
        </table:table-row>
        <table:table-row table:style-name="ro1">
          <table:table-cell office:value-type="float" office:value="121780" calcext:value-type="float">
            <text:p>12178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531.1111111111" calcext:value-type="float">
            <text:p>13531.1111111111</text:p>
          </table:table-cell>
          <table:table-cell office:value-type="float" office:value="60890" calcext:value-type="float">
            <text:p>60890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hNOAqH8_1)</text:p>
          </table:table-cell>
          <table:table-cell table:number-columns-repeated="8"/>
        </table:table-row>
        <table:table-row table:style-name="ro1">
          <table:table-cell office:value-type="float" office:value="372557" calcext:value-type="float">
            <text:p>372557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1915.1176470588" calcext:value-type="float">
            <text:p>21915.1176470588</text:p>
          </table:table-cell>
          <table:table-cell office:value-type="float" office:value="37255.7" calcext:value-type="float">
            <text:p>37255.7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3NOAqG_1)</text:p>
          </table:table-cell>
          <table:table-cell table:number-columns-repeated="8"/>
        </table:table-row>
        <table:table-row table:style-name="ro1">
          <table:table-cell office:value-type="float" office:value="83683" calcext:value-type="float">
            <text:p>8368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298.11111111111" calcext:value-type="float">
            <text:p>9298.1111111111</text:p>
          </table:table-cell>
          <table:table-cell office:value-type="float" office:value="41841.5" calcext:value-type="float">
            <text:p>41841.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pNOAx6C_1)</text:p>
          </table:table-cell>
          <table:table-cell table:number-columns-repeated="8"/>
        </table:table-row>
        <table:table-row table:style-name="ro1">
          <table:table-cell office:value-type="float" office:value="186390" calcext:value-type="float">
            <text:p>18639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7278" calcext:value-type="float">
            <text:p>37278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ONOA-9W_1)</text:p>
          </table:table-cell>
          <table:table-cell table:number-columns-repeated="8"/>
        </table:table-row>
        <table:table-row table:style-name="ro1">
          <table:table-cell office:value-type="float" office:value="236107" calcext:value-type="float">
            <text:p>236107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9444.28" calcext:value-type="float">
            <text:p>9444.28</text:p>
          </table:table-cell>
          <table:table-cell office:value-type="float" office:value="39351.1666666667" calcext:value-type="float">
            <text:p>39351.1666666667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vNOAx5V_1)</text:p>
          </table:table-cell>
          <table:table-cell table:number-columns-repeated="8"/>
        </table:table-row>
        <table:table-row table:style-name="ro1">
          <table:table-cell office:value-type="float" office:value="149537" calcext:value-type="float">
            <text:p>14953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2461.4166666667" calcext:value-type="float">
            <text:p>12461.4166666667</text:p>
          </table:table-cell>
          <table:table-cell office:value-type="float" office:value="29907.4" calcext:value-type="float">
            <text:p>29907.4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ENOB1EG_1)</text:p>
          </table:table-cell>
          <table:table-cell table:number-columns-repeated="8"/>
        </table:table-row>
        <table:table-row table:style-name="ro1">
          <table:table-cell office:value-type="float" office:value="104523" calcext:value-type="float">
            <text:p>10452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8040.23076923077" calcext:value-type="float">
            <text:p>8040.2307692308</text:p>
          </table:table-cell>
          <table:table-cell office:value-type="float" office:value="20904.6" calcext:value-type="float">
            <text:p>20904.6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rNOB1Az_1)</text:p>
          </table:table-cell>
          <table:table-cell table:number-columns-repeated="8"/>
        </table:table-row>
        <table:table-row table:style-name="ro1">
          <table:table-cell office:value-type="float" office:value="225417" calcext:value-type="float">
            <text:p>22541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101.2142857143" calcext:value-type="float">
            <text:p>16101.2142857143</text:p>
          </table:table-cell>
          <table:table-cell office:value-type="float" office:value="112708.5" calcext:value-type="float">
            <text:p>112708.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XNOAaFU_1)</text:p>
          </table:table-cell>
          <table:table-cell table:number-columns-repeated="8"/>
        </table:table-row>
        <table:table-row table:style-name="ro1">
          <table:table-cell office:value-type="float" office:value="94617" calcext:value-type="float">
            <text:p>9461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278.23076923077" calcext:value-type="float">
            <text:p>7278.2307692308</text:p>
          </table:table-cell>
          <table:table-cell office:value-type="float" office:value="47308.5" calcext:value-type="float">
            <text:p>47308.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FNOB7Qf_1)</text:p>
          </table:table-cell>
          <table:table-cell table:number-columns-repeated="8"/>
        </table:table-row>
        <table:table-row table:style-name="ro1">
          <table:table-cell office:value-type="float" office:value="61022" calcext:value-type="float">
            <text:p>6102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255.5" calcext:value-type="float">
            <text:p>15255.5</text:p>
          </table:table-cell>
          <table:table-cell office:value-type="float" office:value="61022" calcext:value-type="float">
            <text:p>6102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TNOB7Ot_1)</text:p>
          </table:table-cell>
          <table:table-cell table:number-columns-repeated="8"/>
        </table:table-row>
        <table:table-row table:style-name="ro1">
          <table:table-cell office:value-type="float" office:value="90672" calcext:value-type="float">
            <text:p>9067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2668" calcext:value-type="float">
            <text:p>22668</text:p>
          </table:table-cell>
          <table:table-cell office:value-type="float" office:value="30224" calcext:value-type="float">
            <text:p>30224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ZNOCzp__1)</text:p>
          </table:table-cell>
          <table:table-cell table:number-columns-repeated="8"/>
        </table:table-row>
        <table:table-row table:style-name="ro1">
          <table:table-cell office:value-type="float" office:value="397997" calcext:value-type="float">
            <text:p>39799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3166.4166666667" calcext:value-type="float">
            <text:p>33166.4166666667</text:p>
          </table:table-cell>
          <table:table-cell office:value-type="float" office:value="79599.4" calcext:value-type="float">
            <text:p>79599.4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UNOODgG_1)</text:p>
          </table:table-cell>
          <table:table-cell table:number-columns-repeated="8"/>
        </table:table-row>
        <table:table-row table:style-name="ro1">
          <table:table-cell office:value-type="float" office:value="196737" calcext:value-type="float">
            <text:p>19673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7885.1818181818" calcext:value-type="float">
            <text:p>17885.1818181818</text:p>
          </table:table-cell>
          <table:table-cell office:value-type="float" office:value="39347.4" calcext:value-type="float">
            <text:p>39347.4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eNOODfv_1)</text:p>
          </table:table-cell>
          <table:table-cell table:number-columns-repeated="8"/>
        </table:table-row>
        <table:table-row table:style-name="ro1">
          <table:table-cell office:value-type="float" office:value="145569" calcext:value-type="float">
            <text:p>145569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8087.16666666667" calcext:value-type="float">
            <text:p>8087.1666666667</text:p>
          </table:table-cell>
          <table:table-cell office:value-type="float" office:value="20795.5714285714" calcext:value-type="float">
            <text:p>20795.5714285714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sNOOO8L_1)</text:p>
          </table:table-cell>
          <table:table-cell table:number-columns-repeated="8"/>
        </table:table-row>
        <table:table-row table:style-name="ro1">
          <table:table-cell office:value-type="float" office:value="322839" calcext:value-type="float">
            <text:p>32283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2283.9" calcext:value-type="float">
            <text:p>32283.9</text:p>
          </table:table-cell>
          <table:table-cell office:value-type="float" office:value="40354.875" calcext:value-type="float">
            <text:p>40354.8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jNOOQwr_1)</text:p>
          </table:table-cell>
          <table:table-cell table:number-columns-repeated="8"/>
        </table:table-row>
        <table:table-row table:style-name="ro1">
          <table:table-cell office:value-type="float" office:value="168588" calcext:value-type="float">
            <text:p>16858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5326.1818181818" calcext:value-type="float">
            <text:p>15326.1818181818</text:p>
          </table:table-cell>
          <table:table-cell office:value-type="float" office:value="56196" calcext:value-type="float">
            <text:p>56196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DNOO1l5_1)</text:p>
          </table:table-cell>
          <table:table-cell table:number-columns-repeated="8"/>
        </table:table-row>
        <table:table-row table:style-name="ro1">
          <table:table-cell office:value-type="float" office:value="661233" calcext:value-type="float">
            <text:p>661233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31487.2857142857" calcext:value-type="float">
            <text:p>31487.2857142857</text:p>
          </table:table-cell>
          <table:table-cell office:value-type="float" office:value="110205.5" calcext:value-type="float">
            <text:p>110205.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sNONuLO_1)</text:p>
          </table:table-cell>
          <table:table-cell table:number-columns-repeated="8"/>
        </table:table-row>
        <table:table-row table:style-name="ro1">
          <table:table-cell office:value-type="float" office:value="1039537" calcext:value-type="float">
            <text:p>103953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48505.285714286" calcext:value-type="float">
            <text:p>148505.285714286</text:p>
          </table:table-cell>
          <table:table-cell office:value-type="float" office:value="259884.25" calcext:value-type="float">
            <text:p>259884.2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2NOOYqS_1)</text:p>
          </table:table-cell>
          <table:table-cell table:number-columns-repeated="8"/>
        </table:table-row>
        <table:table-row table:style-name="ro1">
          <table:table-cell office:value-type="float" office:value="287398" calcext:value-type="float">
            <text:p>28739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0528.4285714286" calcext:value-type="float">
            <text:p>20528.4285714286</text:p>
          </table:table-cell>
          <table:table-cell office:value-type="float" office:value="57479.6" calcext:value-type="float">
            <text:p>57479.6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MNOOm9P_1)</text:p>
          </table:table-cell>
          <table:table-cell table:number-columns-repeated="8"/>
        </table:table-row>
        <table:table-row table:style-name="ro1">
          <table:table-cell office:value-type="float" office:value="269652" calcext:value-type="float">
            <text:p>26965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8521.7142857143" calcext:value-type="float">
            <text:p>38521.7142857143</text:p>
          </table:table-cell>
          <table:table-cell office:value-type="float" office:value="44942" calcext:value-type="float">
            <text:p>4494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QNOOp6G_1)</text:p>
          </table:table-cell>
          <table:table-cell table:number-columns-repeated="8"/>
        </table:table-row>
        <table:table-row table:style-name="ro1">
          <table:table-cell office:value-type="float" office:value="181846" calcext:value-type="float">
            <text:p>18184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0102.5555555556" calcext:value-type="float">
            <text:p>10102.5555555556</text:p>
          </table:table-cell>
          <table:table-cell office:value-type="float" office:value="25978" calcext:value-type="float">
            <text:p>25978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TNOOp3T_1)</text:p>
          </table:table-cell>
          <table:table-cell table:number-columns-repeated="8"/>
        </table:table-row>
        <table:table-row table:style-name="ro1">
          <table:table-cell office:value-type="float" office:value="132790" calcext:value-type="float">
            <text:p>13279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3197.5" calcext:value-type="float">
            <text:p>33197.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lNOOm9O_1)</text:p>
          </table:table-cell>
          <table:table-cell table:number-columns-repeated="8"/>
        </table:table-row>
        <table:table-row table:style-name="ro1">
          <table:table-cell office:value-type="float" office:value="236293" calcext:value-type="float">
            <text:p>23629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3629.3" calcext:value-type="float">
            <text:p>23629.3</text:p>
          </table:table-cell>
          <table:table-cell office:value-type="float" office:value="47258.6" calcext:value-type="float">
            <text:p>47258.6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vNOOu8X_1)</text:p>
          </table:table-cell>
          <table:table-cell table:number-columns-repeated="8"/>
        </table:table-row>
        <table:table-row table:style-name="ro1">
          <table:table-cell office:value-type="float" office:value="286976" calcext:value-type="float">
            <text:p>28697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8697.6" calcext:value-type="float">
            <text:p>28697.6</text:p>
          </table:table-cell>
          <table:table-cell office:value-type="float" office:value="57395.2" calcext:value-type="float">
            <text:p>57395.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INOOm9N_1)</text:p>
          </table:table-cell>
          <table:table-cell table:number-columns-repeated="8"/>
        </table:table-row>
        <table:table-row table:style-name="ro1">
          <table:table-cell office:value-type="float" office:value="213190" calcext:value-type="float">
            <text:p>21319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7765.8333333333" calcext:value-type="float">
            <text:p>17765.8333333333</text:p>
          </table:table-cell>
          <table:table-cell office:value-type="float" office:value="35531.6666666667" calcext:value-type="float">
            <text:p>35531.6666666667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2NOOwi4_1)</text:p>
          </table:table-cell>
          <table:table-cell table:number-columns-repeated="8"/>
        </table:table-row>
        <table:table-row table:style-name="ro1">
          <table:table-cell office:value-type="float" office:value="86134" calcext:value-type="float">
            <text:p>8613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1533.5" calcext:value-type="float">
            <text:p>21533.5</text:p>
          </table:table-cell>
          <table:table-cell office:value-type="float" office:value="28711.3333333333" calcext:value-type="float">
            <text:p>28711.333333333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TNOOztw_1)</text:p>
          </table:table-cell>
          <table:table-cell table:number-columns-repeated="8"/>
        </table:table-row>
        <table:table-row table:style-name="ro1">
          <table:table-cell office:value-type="float" office:value="195308" calcext:value-type="float">
            <text:p>19530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9530.8" calcext:value-type="float">
            <text:p>19530.8</text:p>
          </table:table-cell>
          <table:table-cell office:value-type="float" office:value="39061.6" calcext:value-type="float">
            <text:p>39061.6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pNOOztU_1)</text:p>
          </table:table-cell>
          <table:table-cell table:number-columns-repeated="8"/>
        </table:table-row>
        <table:table-row table:style-name="ro1">
          <table:table-cell office:value-type="float" office:value="126095" calcext:value-type="float">
            <text:p>12609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1015.8333333333" calcext:value-type="float">
            <text:p>21015.8333333333</text:p>
          </table:table-cell>
          <table:table-cell office:value-type="float" office:value="31523.75" calcext:value-type="float">
            <text:p>31523.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dNOOzt5_1)</text:p>
          </table:table-cell>
          <table:table-cell table:number-columns-repeated="8"/>
        </table:table-row>
        <table:table-row table:style-name="ro1">
          <table:table-cell office:value-type="float" office:value="240685" calcext:value-type="float">
            <text:p>24068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0057.0833333333" calcext:value-type="float">
            <text:p>20057.0833333333</text:p>
          </table:table-cell>
          <table:table-cell office:value-type="float" office:value="48137" calcext:value-type="float">
            <text:p>48137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ANOOwi3_1)</text:p>
          </table:table-cell>
          <table:table-cell table:number-columns-repeated="8"/>
        </table:table-row>
        <table:table-row table:style-name="ro1">
          <table:table-cell office:value-type="float" office:value="559811" calcext:value-type="float">
            <text:p>5598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0891.9090909091" calcext:value-type="float">
            <text:p>50891.9090909091</text:p>
          </table:table-cell>
          <table:table-cell office:value-type="float" office:value="559811" calcext:value-type="float">
            <text:p>559811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JNOP041_1)</text:p>
          </table:table-cell>
          <table:table-cell table:number-columns-repeated="8"/>
        </table:table-row>
        <table:table-row table:style-name="ro1">
          <table:table-cell office:value-type="float" office:value="88489" calcext:value-type="float">
            <text:p>8848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2641.2857142857" calcext:value-type="float">
            <text:p>12641.2857142857</text:p>
          </table:table-cell>
          <table:table-cell office:value-type="float" office:value="29496.3333333333" calcext:value-type="float">
            <text:p>29496.333333333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NNOOm9L_1)</text:p>
          </table:table-cell>
          <table:table-cell table:number-columns-repeated="8"/>
        </table:table-row>
        <table:table-row table:style-name="ro1">
          <table:table-cell office:value-type="float" office:value="116806" calcext:value-type="float">
            <text:p>11680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2978.4444444444" calcext:value-type="float">
            <text:p>12978.4444444444</text:p>
          </table:table-cell>
          <table:table-cell office:value-type="float" office:value="23361.2" calcext:value-type="float">
            <text:p>23361.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7NOOYqG_1)</text:p>
          </table:table-cell>
          <table:table-cell table:number-columns-repeated="8"/>
        </table:table-row>
        <table:table-row table:style-name="ro1">
          <table:table-cell office:value-type="float" office:value="149688" calcext:value-type="float">
            <text:p>14968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1384" calcext:value-type="float">
            <text:p>21384</text:p>
          </table:table-cell>
          <table:table-cell office:value-type="float" office:value="37422" calcext:value-type="float">
            <text:p>3742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xNOOYq7_1)</text:p>
          </table:table-cell>
          <table:table-cell table:number-columns-repeated="8"/>
        </table:table-row>
        <table:table-row table:style-name="ro1">
          <table:table-cell office:value-type="float" office:value="449405" calcext:value-type="float">
            <text:p>44940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9960.3333333333" calcext:value-type="float">
            <text:p>29960.3333333333</text:p>
          </table:table-cell>
          <table:table-cell office:value-type="float" office:value="74900.8333333333" calcext:value-type="float">
            <text:p>74900.833333333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ONONSNg_1)</text:p>
          </table:table-cell>
          <table:table-cell table:number-columns-repeated="8"/>
        </table:table-row>
        <table:table-row table:style-name="ro1">
          <table:table-cell office:value-type="float" office:value="272755" calcext:value-type="float">
            <text:p>27275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5459.1666666667" calcext:value-type="float">
            <text:p>45459.1666666667</text:p>
          </table:table-cell>
          <table:table-cell office:value-type="float" office:value="68188.75" calcext:value-type="float">
            <text:p>68188.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8NONSNf_1)</text:p>
          </table:table-cell>
          <table:table-cell table:number-columns-repeated="8"/>
        </table:table-row>
        <table:table-row table:style-name="ro1">
          <table:table-cell office:value-type="float" office:value="118063" calcext:value-type="float">
            <text:p>11806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0733" calcext:value-type="float">
            <text:p>10733</text:p>
          </table:table-cell>
          <table:table-cell office:value-type="float" office:value="29515.75" calcext:value-type="float">
            <text:p>29515.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GNONBQ9_1)</text:p>
          </table:table-cell>
          <table:table-cell table:number-columns-repeated="8"/>
        </table:table-row>
        <table:table-row table:style-name="ro1">
          <table:table-cell office:value-type="float" office:value="105239" calcext:value-type="float">
            <text:p>10523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7539.8333333333" calcext:value-type="float">
            <text:p>17539.8333333333</text:p>
          </table:table-cell>
          <table:table-cell office:value-type="float" office:value="35079.6666666667" calcext:value-type="float">
            <text:p>35079.6666666667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6NOPCcE_1)</text:p>
          </table:table-cell>
          <table:table-cell table:number-columns-repeated="8"/>
        </table:table-row>
        <table:table-row table:style-name="ro1">
          <table:table-cell office:value-type="float" office:value="168741" calcext:value-type="float">
            <text:p>16874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1092.625" calcext:value-type="float">
            <text:p>21092.625</text:p>
          </table:table-cell>
          <table:table-cell office:value-type="float" office:value="56247" calcext:value-type="float">
            <text:p>56247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4NOPCb7_1)</text:p>
          </table:table-cell>
          <table:table-cell table:number-columns-repeated="8"/>
        </table:table-row>
        <table:table-row table:style-name="ro1">
          <table:table-cell office:value-type="float" office:value="119881" calcext:value-type="float">
            <text:p>11988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1988.1" calcext:value-type="float">
            <text:p>11988.1</text:p>
          </table:table-cell>
          <table:table-cell office:value-type="float" office:value="39960.3333333333" calcext:value-type="float">
            <text:p>39960.333333333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nNOPFGG_1)</text:p>
          </table:table-cell>
          <table:table-cell table:number-columns-repeated="8"/>
        </table:table-row>
        <table:table-row table:style-name="ro1">
          <table:table-cell office:value-type="float" office:value="79055" calcext:value-type="float">
            <text:p>7905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1293.5714285714" calcext:value-type="float">
            <text:p>11293.5714285714</text:p>
          </table:table-cell>
          <table:table-cell office:value-type="float" office:value="26351.6666666667" calcext:value-type="float">
            <text:p>26351.6666666667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yNON0xT_1)</text:p>
          </table:table-cell>
          <table:table-cell table:number-columns-repeated="8"/>
        </table:table-row>
        <table:table-row table:style-name="ro1">
          <table:table-cell office:value-type="float" office:value="78623" calcext:value-type="float">
            <text:p>7862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724.6" calcext:value-type="float">
            <text:p>15724.6</text:p>
          </table:table-cell>
          <table:table-cell office:value-type="float" office:value="26207.6666666667" calcext:value-type="float">
            <text:p>26207.6666666667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ZNOMsIZ_1)</text:p>
          </table:table-cell>
          <table:table-cell table:number-columns-repeated="8"/>
        </table:table-row>
        <table:table-row table:style-name="ro1">
          <table:table-cell office:value-type="float" office:value="153470" calcext:value-type="float">
            <text:p>15347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6138.8" calcext:value-type="float">
            <text:p>6138.8</text:p>
          </table:table-cell>
          <table:table-cell office:value-type="float" office:value="38367.5" calcext:value-type="float">
            <text:p>38367.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QNOPHuv_1)</text:p>
          </table:table-cell>
          <table:table-cell table:number-columns-repeated="8"/>
        </table:table-row>
        <table:table-row table:style-name="ro1">
          <table:table-cell office:value-type="float" office:value="141650" calcext:value-type="float">
            <text:p>14165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235.7142857143" calcext:value-type="float">
            <text:p>20235.7142857143</text:p>
          </table:table-cell>
          <table:table-cell office:value-type="float" office:value="28330" calcext:value-type="float">
            <text:p>28330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ANOPHuu_1)</text:p>
          </table:table-cell>
          <table:table-cell table:number-columns-repeated="8"/>
        </table:table-row>
        <table:table-row table:style-name="ro1">
          <table:table-cell office:value-type="float" office:value="140223" calcext:value-type="float">
            <text:p>14022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0786.3846153846" calcext:value-type="float">
            <text:p>10786.3846153846</text:p>
          </table:table-cell>
          <table:table-cell office:value-type="float" office:value="28044.6" calcext:value-type="float">
            <text:p>28044.6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nNOPL5V_1)</text:p>
          </table:table-cell>
          <table:table-cell table:number-columns-repeated="8"/>
        </table:table-row>
        <table:table-row table:style-name="ro1">
          <table:table-cell office:value-type="float" office:value="72358" calcext:value-type="float">
            <text:p>7235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059.6666666667" calcext:value-type="float">
            <text:p>12059.6666666667</text:p>
          </table:table-cell>
          <table:table-cell office:value-type="float" office:value="24119.3333333333" calcext:value-type="float">
            <text:p>24119.333333333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pNOPHut_1)</text:p>
          </table:table-cell>
          <table:table-cell table:number-columns-repeated="8"/>
        </table:table-row>
        <table:table-row table:style-name="ro1">
          <table:table-cell office:value-type="float" office:value="173415" calcext:value-type="float">
            <text:p>1734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3353.75" calcext:value-type="float">
            <text:p>43353.75</text:p>
          </table:table-cell>
          <table:table-cell office:value-type="float" office:value="57805" calcext:value-type="float">
            <text:p>5780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SNOPHus_1)</text:p>
          </table:table-cell>
          <table:table-cell table:number-columns-repeated="8"/>
        </table:table-row>
        <table:table-row table:style-name="ro1">
          <table:table-cell office:value-type="float" office:value="113319" calcext:value-type="float">
            <text:p>11331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6188.4285714286" calcext:value-type="float">
            <text:p>16188.4285714286</text:p>
          </table:table-cell>
          <table:table-cell office:value-type="float" office:value="28329.75" calcext:value-type="float">
            <text:p>28329.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aNOMsIY_1)</text:p>
          </table:table-cell>
          <table:table-cell table:number-columns-repeated="8"/>
        </table:table-row>
        <table:table-row table:style-name="ro1">
          <table:table-cell office:value-type="float" office:value="540157" calcext:value-type="float">
            <text:p>540157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7424.4193548387" calcext:value-type="float">
            <text:p>17424.4193548387</text:p>
          </table:table-cell>
          <table:table-cell office:value-type="float" office:value="67519.625" calcext:value-type="float">
            <text:p>67519.62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4NOPQdo_1)</text:p>
          </table:table-cell>
          <table:table-cell table:number-columns-repeated="8"/>
        </table:table-row>
        <table:table-row table:style-name="ro1">
          <table:table-cell office:value-type="float" office:value="91996" calcext:value-type="float">
            <text:p>9199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5332.6666666667" calcext:value-type="float">
            <text:p>15332.6666666667</text:p>
          </table:table-cell>
          <table:table-cell office:value-type="float" office:value="22999" calcext:value-type="float">
            <text:p>22999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RNOPSzg_1)</text:p>
          </table:table-cell>
          <table:table-cell table:number-columns-repeated="8"/>
        </table:table-row>
        <table:table-row table:style-name="ro1">
          <table:table-cell office:value-type="float" office:value="303093" calcext:value-type="float">
            <text:p>303093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9777.1935483871" calcext:value-type="float">
            <text:p>9777.1935483871</text:p>
          </table:table-cell>
          <table:table-cell office:value-type="float" office:value="60618.6" calcext:value-type="float">
            <text:p>60618.6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iNOPSyp_1)</text:p>
          </table:table-cell>
          <table:table-cell table:number-columns-repeated="8"/>
        </table:table-row>
        <table:table-row table:style-name="ro1">
          <table:table-cell office:value-type="float" office:value="203737" calcext:value-type="float">
            <text:p>20373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9105.2857142857" calcext:value-type="float">
            <text:p>29105.2857142857</text:p>
          </table:table-cell>
          <table:table-cell office:value-type="float" office:value="33956.1666666667" calcext:value-type="float">
            <text:p>33956.1666666667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HNOMnS8_1)</text:p>
          </table:table-cell>
          <table:table-cell table:number-columns-repeated="8"/>
        </table:table-row>
        <table:table-row table:style-name="ro1">
          <table:table-cell office:value-type="float" office:value="731878" calcext:value-type="float">
            <text:p>73187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21979.666666667" calcext:value-type="float">
            <text:p>121979.666666667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rNOcq99_1)</text:p>
          </table:table-cell>
          <table:table-cell table:number-columns-repeated="8"/>
        </table:table-row>
        <table:table-row table:style-name="ro1">
          <table:table-cell office:value-type="float" office:value="1539970" calcext:value-type="float">
            <text:p>153997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8459.230769231" calcext:value-type="float">
            <text:p>118459.230769231</text:p>
          </table:table-cell>
          <table:table-cell office:value-type="float" office:value="128330.833333333" calcext:value-type="float">
            <text:p>128330.83333333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qNOkd-D_1)</text:p>
          </table:table-cell>
          <table:table-cell table:number-columns-repeated="8"/>
        </table:table-row>
        <table:table-row table:style-name="ro1">
          <table:table-cell office:value-type="float" office:value="2491802" calcext:value-type="float">
            <text:p>249180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18657.238095238" calcext:value-type="float">
            <text:p>118657.238095238</text:p>
          </table:table-cell>
          <table:table-cell office:value-type="float" office:value="155737.625" calcext:value-type="float">
            <text:p>155737.62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INOkq5C_1)</text:p>
          </table:table-cell>
          <table:table-cell table:number-columns-repeated="8"/>
        </table:table-row>
        <table:table-row table:style-name="ro1">
          <table:table-cell office:value-type="float" office:value="1144273" calcext:value-type="float">
            <text:p>114427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7310.1764705882" calcext:value-type="float">
            <text:p>67310.1764705882</text:p>
          </table:table-cell>
          <table:table-cell office:value-type="float" office:value="81733.7857142857" calcext:value-type="float">
            <text:p>81733.7857142857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pNOlEun_1)</text:p>
          </table:table-cell>
          <table:table-cell table:number-columns-repeated="8"/>
        </table:table-row>
        <table:table-row table:style-name="ro1">
          <table:table-cell office:value-type="float" office:value="513833" calcext:value-type="float">
            <text:p>51383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2766.6" calcext:value-type="float">
            <text:p>102766.6</text:p>
          </table:table-cell>
          <table:table-cell office:value-type="float" office:value="128458.25" calcext:value-type="float">
            <text:p>128458.2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oNOlEum_1)</text:p>
          </table:table-cell>
          <table:table-cell table:number-columns-repeated="8"/>
        </table:table-row>
        <table:table-row table:style-name="ro1">
          <table:table-cell office:value-type="float" office:value="570065" calcext:value-type="float">
            <text:p>57006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1258.125" calcext:value-type="float">
            <text:p>71258.125</text:p>
          </table:table-cell>
          <table:table-cell office:value-type="float" office:value="142516.25" calcext:value-type="float">
            <text:p>142516.2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RNOlHHb_1)</text:p>
          </table:table-cell>
          <table:table-cell table:number-columns-repeated="8"/>
        </table:table-row>
        <table:table-row table:style-name="ro1">
          <table:table-cell office:value-type="float" office:value="3114142" calcext:value-type="float">
            <text:p>3114142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8975.4857142857" calcext:value-type="float">
            <text:p>88975.4857142857</text:p>
          </table:table-cell>
          <table:table-cell office:value-type="float" office:value="135397.47826087" calcext:value-type="float">
            <text:p>135397.47826087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tNPAwS9_1)</text:p>
          </table:table-cell>
          <table:table-cell table:number-columns-repeated="8"/>
        </table:table-row>
        <table:table-row table:style-name="ro1">
          <table:table-cell office:value-type="float" office:value="489704" calcext:value-type="float">
            <text:p>48970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7669.5384615385" calcext:value-type="float">
            <text:p>37669.5384615385</text:p>
          </table:table-cell>
          <table:table-cell office:value-type="float" office:value="69957.7142857143" calcext:value-type="float">
            <text:p>69957.714285714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KNPBDLb_1)</text:p>
          </table:table-cell>
          <table:table-cell table:number-columns-repeated="8"/>
        </table:table-row>
        <table:table-row table:style-name="ro1">
          <table:table-cell office:value-type="float" office:value="3656180" calcext:value-type="float">
            <text:p>365618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21872.666666667" calcext:value-type="float">
            <text:p>121872.666666667</text:p>
          </table:table-cell>
          <table:table-cell office:value-type="float" office:value="182809" calcext:value-type="float">
            <text:p>182809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4NPArAK_1)</text:p>
          </table:table-cell>
          <table:table-cell table:number-columns-repeated="8"/>
        </table:table-row>
        <table:table-row table:style-name="ro1">
          <table:table-cell office:value-type="float" office:value="306589" calcext:value-type="float">
            <text:p>30658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1098.1666666667" calcext:value-type="float">
            <text:p>51098.1666666667</text:p>
          </table:table-cell>
          <table:table-cell office:value-type="float" office:value="102196.333333333" calcext:value-type="float">
            <text:p>102196.33333333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FNPBw1H_1)</text:p>
          </table:table-cell>
          <table:table-cell table:number-columns-repeated="8"/>
        </table:table-row>
        <table:table-row table:style-name="ro1">
          <table:table-cell office:value-type="float" office:value="394008" calcext:value-type="float">
            <text:p>394008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7909.4545454545" calcext:value-type="float">
            <text:p>17909.4545454545</text:p>
          </table:table-cell>
          <table:table-cell office:value-type="float" office:value="65668" calcext:value-type="float">
            <text:p>65668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kNPB-wp_1)</text:p>
          </table:table-cell>
          <table:table-cell table:number-columns-repeated="8"/>
        </table:table-row>
        <table:table-row table:style-name="ro1">
          <table:table-cell office:value-type="float" office:value="486747" calcext:value-type="float">
            <text:p>48674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2449.8" calcext:value-type="float">
            <text:p>32449.8</text:p>
          </table:table-cell>
          <table:table-cell office:value-type="float" office:value="60843.375" calcext:value-type="float">
            <text:p>60843.3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VNPDVid_1)</text:p>
          </table:table-cell>
          <table:table-cell table:number-columns-repeated="8"/>
        </table:table-row>
        <table:table-row table:style-name="ro1">
          <table:table-cell office:value-type="float" office:value="642659" calcext:value-type="float">
            <text:p>64265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42843.9333333333" calcext:value-type="float">
            <text:p>42843.9333333333</text:p>
          </table:table-cell>
          <table:table-cell office:value-type="float" office:value="160664.75" calcext:value-type="float">
            <text:p>160664.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GNPDVhw_1)</text:p>
          </table:table-cell>
          <table:table-cell table:number-columns-repeated="8"/>
        </table:table-row>
        <table:table-row table:style-name="ro1">
          <table:table-cell office:value-type="float" office:value="93285" calcext:value-type="float">
            <text:p>9328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5547.5" calcext:value-type="float">
            <text:p>15547.5</text:p>
          </table:table-cell>
          <table:table-cell office:value-type="float" office:value="93285" calcext:value-type="float">
            <text:p>9328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JNPDnfd_1)</text:p>
          </table:table-cell>
          <table:table-cell table:number-columns-repeated="8"/>
        </table:table-row>
        <table:table-row table:style-name="ro1">
          <table:table-cell office:value-type="float" office:value="396893" calcext:value-type="float">
            <text:p>39689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2049.6111111111" calcext:value-type="float">
            <text:p>22049.6111111111</text:p>
          </table:table-cell>
          <table:table-cell office:value-type="float" office:value="56699" calcext:value-type="float">
            <text:p>56699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VNPDnf0_1)</text:p>
          </table:table-cell>
          <table:table-cell table:number-columns-repeated="8"/>
        </table:table-row>
        <table:table-row table:style-name="ro1">
          <table:table-cell office:value-type="float" office:value="302806" calcext:value-type="float">
            <text:p>30280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0561.2" calcext:value-type="float">
            <text:p>60561.2</text:p>
          </table:table-cell>
          <table:table-cell office:value-type="float" office:value="100935.333333333" calcext:value-type="float">
            <text:p>100935.33333333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SNPDtfh_1)</text:p>
          </table:table-cell>
          <table:table-cell table:number-columns-repeated="8"/>
        </table:table-row>
        <table:table-row table:style-name="ro1">
          <table:table-cell office:value-type="float" office:value="867559" calcext:value-type="float">
            <text:p>867559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34702.36" calcext:value-type="float">
            <text:p>34702.36</text:p>
          </table:table-cell>
          <table:table-cell office:value-type="float" office:value="66735.3076923077" calcext:value-type="float">
            <text:p>66735.3076923077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fNPf6Gh_1)</text:p>
          </table:table-cell>
          <table:table-cell table:number-columns-repeated="8"/>
        </table:table-row>
        <table:table-row table:style-name="ro1">
          <table:table-cell office:value-type="float" office:value="174476" calcext:value-type="float">
            <text:p>17447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7447.6" calcext:value-type="float">
            <text:p>17447.6</text:p>
          </table:table-cell>
          <table:table-cell office:value-type="float" office:value="43619" calcext:value-type="float">
            <text:p>43619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xNPf9EN_1)</text:p>
          </table:table-cell>
          <table:table-cell table:number-columns-repeated="8"/>
        </table:table-row>
        <table:table-row table:style-name="ro1">
          <table:table-cell office:value-type="float" office:value="255401" calcext:value-type="float">
            <text:p>25540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6485.8571428571" calcext:value-type="float">
            <text:p>36485.8571428571</text:p>
          </table:table-cell>
          <table:table-cell office:value-type="float" office:value="51080.2" calcext:value-type="float">
            <text:p>51080.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DNPfM9a_1)</text:p>
          </table:table-cell>
          <table:table-cell table:number-columns-repeated="8"/>
        </table:table-row>
        <table:table-row table:style-name="ro1">
          <table:table-cell office:value-type="float" office:value="395152" calcext:value-type="float">
            <text:p>39515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4697" calcext:value-type="float">
            <text:p>24697</text:p>
          </table:table-cell>
          <table:table-cell office:value-type="float" office:value="49394" calcext:value-type="float">
            <text:p>49394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mNPfM9Y_1)</text:p>
          </table:table-cell>
          <table:table-cell table:number-columns-repeated="8"/>
        </table:table-row>
        <table:table-row table:style-name="ro1">
          <table:table-cell office:value-type="float" office:value="255554" calcext:value-type="float">
            <text:p>25555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1296.1666666667" calcext:value-type="float">
            <text:p>21296.1666666667</text:p>
          </table:table-cell>
          <table:table-cell office:value-type="float" office:value="85184.6666666667" calcext:value-type="float">
            <text:p>85184.6666666667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4NPe-_M_1)</text:p>
          </table:table-cell>
          <table:table-cell table:number-columns-repeated="8"/>
        </table:table-row>
        <table:table-row table:style-name="ro1">
          <table:table-cell office:value-type="float" office:value="405202" calcext:value-type="float">
            <text:p>40520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5325.125" calcext:value-type="float">
            <text:p>25325.125</text:p>
          </table:table-cell>
          <table:table-cell office:value-type="float" office:value="81040.4" calcext:value-type="float">
            <text:p>81040.4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cNPe-tm_1)</text:p>
          </table:table-cell>
          <table:table-cell table:number-columns-repeated="8"/>
        </table:table-row>
        <table:table-row table:style-name="ro1">
          <table:table-cell office:value-type="float" office:value="160410" calcext:value-type="float">
            <text:p>1604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7823.3333333333" calcext:value-type="float">
            <text:p>17823.3333333333</text:p>
          </table:table-cell>
          <table:table-cell office:value-type="float" office:value="80205" calcext:value-type="float">
            <text:p>8020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8NPesyL_1)</text:p>
          </table:table-cell>
          <table:table-cell table:number-columns-repeated="8"/>
        </table:table-row>
        <table:table-row table:style-name="ro1">
          <table:table-cell office:value-type="float" office:value="222873" calcext:value-type="float">
            <text:p>22287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1839" calcext:value-type="float">
            <text:p>31839</text:p>
          </table:table-cell>
          <table:table-cell office:value-type="float" office:value="111436.5" calcext:value-type="float">
            <text:p>111436.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FNPesyK_1)</text:p>
          </table:table-cell>
          <table:table-cell table:number-columns-repeated="8"/>
        </table:table-row>
        <table:table-row table:style-name="ro1">
          <table:table-cell office:value-type="float" office:value="1126514" calcext:value-type="float">
            <text:p>1126514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80465.2857142857" calcext:value-type="float">
            <text:p>80465.2857142857</text:p>
          </table:table-cell>
          <table:table-cell office:value-type="float" office:value="187752.333333333" calcext:value-type="float">
            <text:p>187752.33333333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ENPk3zi_1)</text:p>
          </table:table-cell>
          <table:table-cell table:number-columns-repeated="8"/>
        </table:table-row>
        <table:table-row table:style-name="ro1">
          <table:table-cell office:value-type="float" office:value="539869" calcext:value-type="float">
            <text:p>539869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8562.0714285714" calcext:value-type="float">
            <text:p>38562.0714285714</text:p>
          </table:table-cell>
          <table:table-cell office:value-type="float" office:value="77124.1428571429" calcext:value-type="float">
            <text:p>77124.1428571429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MNPkJRU_1)</text:p>
          </table:table-cell>
          <table:table-cell table:number-columns-repeated="8"/>
        </table:table-row>
        <table:table-row table:style-name="ro1">
          <table:table-cell office:value-type="float" office:value="293143" calcext:value-type="float">
            <text:p>29314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6642.875" calcext:value-type="float">
            <text:p>36642.875</text:p>
          </table:table-cell>
          <table:table-cell office:value-type="float" office:value="58628.6" calcext:value-type="float">
            <text:p>58628.6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ANPkR7p_1)</text:p>
          </table:table-cell>
          <table:table-cell table:number-columns-repeated="8"/>
        </table:table-row>
        <table:table-row table:style-name="ro1">
          <table:table-cell office:value-type="float" office:value="423269" calcext:value-type="float">
            <text:p>42326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8479" calcext:value-type="float">
            <text:p>38479</text:p>
          </table:table-cell>
          <table:table-cell office:value-type="float" office:value="211634.5" calcext:value-type="float">
            <text:p>211634.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YNPkU38_1)</text:p>
          </table:table-cell>
          <table:table-cell table:number-columns-repeated="8"/>
        </table:table-row>
        <table:table-row table:style-name="ro1">
          <table:table-cell office:value-type="float" office:value="494351" calcext:value-type="float">
            <text:p>49435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5310.7857142857" calcext:value-type="float">
            <text:p>35310.7857142857</text:p>
          </table:table-cell>
          <table:table-cell office:value-type="float" office:value="70621.5714285714" calcext:value-type="float">
            <text:p>70621.5714285714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uNPkbaP_1)</text:p>
          </table:table-cell>
          <table:table-cell table:number-columns-repeated="8"/>
        </table:table-row>
        <table:table-row table:style-name="ro1">
          <table:table-cell office:value-type="float" office:value="185002" calcext:value-type="float">
            <text:p>18500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6250.5" calcext:value-type="float">
            <text:p>46250.5</text:p>
          </table:table-cell>
          <table:table-cell office:value-type="float" office:value="92501" calcext:value-type="float">
            <text:p>92501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2NPtb9h_1)</text:p>
          </table:table-cell>
          <table:table-cell table:number-columns-repeated="8"/>
        </table:table-row>
        <table:table-row table:style-name="ro1">
          <table:table-cell office:value-type="float" office:value="520240" calcext:value-type="float">
            <text:p>52024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3353.3333333333" calcext:value-type="float">
            <text:p>43353.3333333333</text:p>
          </table:table-cell>
          <table:table-cell office:value-type="float" office:value="104048" calcext:value-type="float">
            <text:p>104048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sNPtlpz_1)</text:p>
          </table:table-cell>
          <table:table-cell table:number-columns-repeated="8"/>
        </table:table-row>
        <table:table-row table:style-name="ro1">
          <table:table-cell office:value-type="float" office:value="382404" calcext:value-type="float">
            <text:p>38240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4764" calcext:value-type="float">
            <text:p>34764</text:p>
          </table:table-cell>
          <table:table-cell office:value-type="float" office:value="95601" calcext:value-type="float">
            <text:p>95601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CNPtoF0_1)</text:p>
          </table:table-cell>
          <table:table-cell table:number-columns-repeated="8"/>
        </table:table-row>
        <table:table-row table:style-name="ro1">
          <table:table-cell office:value-type="float" office:value="447008" calcext:value-type="float">
            <text:p>447008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4833.7777777778" calcext:value-type="float">
            <text:p>24833.7777777778</text:p>
          </table:table-cell>
          <table:table-cell office:value-type="float" office:value="74501.3333333333" calcext:value-type="float">
            <text:p>74501.333333333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9NPtYUj_1)</text:p>
          </table:table-cell>
          <table:table-cell table:number-columns-repeated="8"/>
        </table:table-row>
        <table:table-row table:style-name="ro1">
          <table:table-cell office:value-type="float" office:value="118584" calcext:value-type="float">
            <text:p>11858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9882" calcext:value-type="float">
            <text:p>9882</text:p>
          </table:table-cell>
          <table:table-cell office:value-type="float" office:value="59292" calcext:value-type="float">
            <text:p>5929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GNPoGHS_1)</text:p>
          </table:table-cell>
          <table:table-cell table:number-columns-repeated="8"/>
        </table:table-row>
        <table:table-row table:style-name="ro1">
          <table:table-cell office:value-type="float" office:value="265155" calcext:value-type="float">
            <text:p>26515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6515.5" calcext:value-type="float">
            <text:p>26515.5</text:p>
          </table:table-cell>
          <table:table-cell office:value-type="float" office:value="66288.75" calcext:value-type="float">
            <text:p>66288.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cNPo4VU_1)</text:p>
          </table:table-cell>
          <table:table-cell table:number-columns-repeated="8"/>
        </table:table-row>
        <table:table-row table:style-name="ro1">
          <table:table-cell office:value-type="float" office:value="270262" calcext:value-type="float">
            <text:p>270262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0394.6923076923" calcext:value-type="float">
            <text:p>10394.6923076923</text:p>
          </table:table-cell>
          <table:table-cell office:value-type="float" office:value="54052.4" calcext:value-type="float">
            <text:p>54052.4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PNPnr4F_1)</text:p>
          </table:table-cell>
          <table:table-cell table:number-columns-repeated="8"/>
        </table:table-row>
        <table:table-row table:style-name="ro1">
          <table:table-cell office:value-type="float" office:value="197153" calcext:value-type="float">
            <text:p>19715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5165.6153846154" calcext:value-type="float">
            <text:p>15165.6153846154</text:p>
          </table:table-cell>
          <table:table-cell office:value-type="float" office:value="65717.6666666667" calcext:value-type="float">
            <text:p>65717.6666666667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ANPnr4E_1)</text:p>
          </table:table-cell>
          <table:table-cell table:number-columns-repeated="8"/>
        </table:table-row>
        <table:table-row table:style-name="ro1">
          <table:table-cell office:value-type="float" office:value="162507" calcext:value-type="float">
            <text:p>16250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3215.2857142857" calcext:value-type="float">
            <text:p>23215.2857142857</text:p>
          </table:table-cell>
          <table:table-cell office:value-type="float" office:value="40626.75" calcext:value-type="float">
            <text:p>40626.7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9NPnnbr_1)</text:p>
          </table:table-cell>
          <table:table-cell table:number-columns-repeated="8"/>
        </table:table-row>
        <table:table-row table:style-name="ro1">
          <table:table-cell office:value-type="float" office:value="173848" calcext:value-type="float">
            <text:p>17384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8974.6666666667" calcext:value-type="float">
            <text:p>28974.6666666667</text:p>
          </table:table-cell>
          <table:table-cell office:value-type="float" office:value="86924" calcext:value-type="float">
            <text:p>86924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9NPu4QK_1)</text:p>
          </table:table-cell>
          <table:table-cell table:number-columns-repeated="8"/>
        </table:table-row>
        <table:table-row table:style-name="ro1">
          <table:table-cell office:value-type="float" office:value="223594" calcext:value-type="float">
            <text:p>22359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9316.41666666667" calcext:value-type="float">
            <text:p>9316.4166666667</text:p>
          </table:table-cell>
          <table:table-cell office:value-type="float" office:value="55898.5" calcext:value-type="float">
            <text:p>55898.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UNPu6fR_1)</text:p>
          </table:table-cell>
          <table:table-cell table:number-columns-repeated="8"/>
        </table:table-row>
        <table:table-row table:style-name="ro1">
          <table:table-cell office:value-type="float" office:value="61218" calcext:value-type="float">
            <text:p>6121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652.25" calcext:value-type="float">
            <text:p>7652.25</text:p>
          </table:table-cell>
          <table:table-cell office:value-type="float" office:value="61218" calcext:value-type="float">
            <text:p>61218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xNPu4Pw_1)</text:p>
          </table:table-cell>
          <table:table-cell table:number-columns-repeated="8"/>
        </table:table-row>
        <table:table-row table:style-name="ro1">
          <table:table-cell office:value-type="float" office:value="546955" calcext:value-type="float">
            <text:p>54695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7347.75" calcext:value-type="float">
            <text:p>27347.75</text:p>
          </table:table-cell>
          <table:table-cell office:value-type="float" office:value="182318.333333333" calcext:value-type="float">
            <text:p>182318.33333333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0NPnjoN_1)</text:p>
          </table:table-cell>
          <table:table-cell table:number-columns-repeated="8"/>
        </table:table-row>
        <table:table-row table:style-name="ro1">
          <table:table-cell office:value-type="float" office:value="59304" calcext:value-type="float">
            <text:p>5930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884" calcext:value-type="float">
            <text:p>9884</text:p>
          </table:table-cell>
          <table:table-cell office:value-type="float" office:value="59304" calcext:value-type="float">
            <text:p>59304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ENPuBlh_1)</text:p>
          </table:table-cell>
          <table:table-cell table:number-columns-repeated="8"/>
        </table:table-row>
        <table:table-row table:style-name="ro1">
          <table:table-cell office:value-type="float" office:value="116944" calcext:value-type="float">
            <text:p>11694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4618" calcext:value-type="float">
            <text:p>14618</text:p>
          </table:table-cell>
          <table:table-cell office:value-type="float" office:value="58472" calcext:value-type="float">
            <text:p>5847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iNPngeA_1)</text:p>
          </table:table-cell>
          <table:table-cell table:number-columns-repeated="8"/>
        </table:table-row>
        <table:table-row table:style-name="ro1">
          <table:table-cell office:value-type="float" office:value="142654" calcext:value-type="float">
            <text:p>14265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379.1428571429" calcext:value-type="float">
            <text:p>20379.1428571429</text:p>
          </table:table-cell>
          <table:table-cell office:value-type="float" office:value="35663.5" calcext:value-type="float">
            <text:p>35663.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qNPnge2_1)</text:p>
          </table:table-cell>
          <table:table-cell table:number-columns-repeated="8"/>
        </table:table-row>
        <table:table-row table:style-name="ro1">
          <table:table-cell office:value-type="float" office:value="104937" calcext:value-type="float">
            <text:p>10493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744.75" calcext:value-type="float">
            <text:p>8744.75</text:p>
          </table:table-cell>
          <table:table-cell office:value-type="float" office:value="34979" calcext:value-type="float">
            <text:p>34979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kNPnYg5_1)</text:p>
          </table:table-cell>
          <table:table-cell table:number-columns-repeated="8"/>
        </table:table-row>
        <table:table-row table:style-name="ro1">
          <table:table-cell office:value-type="float" office:value="170492" calcext:value-type="float">
            <text:p>17049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5499.2727272727" calcext:value-type="float">
            <text:p>15499.2727272727</text:p>
          </table:table-cell>
          <table:table-cell office:value-type="float" office:value="56830.6666666667" calcext:value-type="float">
            <text:p>56830.6666666667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tNPnYg4_1)</text:p>
          </table:table-cell>
          <table:table-cell table:number-columns-repeated="8"/>
        </table:table-row>
        <table:table-row table:style-name="ro1">
          <table:table-cell office:value-type="float" office:value="198905" calcext:value-type="float">
            <text:p>19890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5300.3846153846" calcext:value-type="float">
            <text:p>15300.3846153846</text:p>
          </table:table-cell>
          <table:table-cell office:value-type="float" office:value="39781" calcext:value-type="float">
            <text:p>39781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MNPuJvD_1)</text:p>
          </table:table-cell>
          <table:table-cell table:number-columns-repeated="8"/>
        </table:table-row>
        <table:table-row table:style-name="ro1">
          <table:table-cell office:value-type="float" office:value="1076319" calcext:value-type="float">
            <text:p>107631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53759.857142857" calcext:value-type="float">
            <text:p>153759.857142857</text:p>
          </table:table-cell>
          <table:table-cell office:value-type="float" office:value="179386.5" calcext:value-type="float">
            <text:p>179386.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pNPfbI__1)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2">00/00/0000</text:date>, <text:time style:data-style-name="N2" text:time-value="12:36:04.0275636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2T12:36:35.778540431</dc:date>
    <meta:editing-duration>PT6M34S</meta:editing-duration>
    <meta:editing-cycles>4</meta:editing-cycles>
    <meta:generator>LibreOffice/5.1.6.2$Linux_X86_64 LibreOffice_project/10m0$Build-2</meta:generator>
    <meta:document-statistic meta:table-count="1" meta:cell-count="2786" meta:object-count="0"/>
  </office:meta>
</office:document-meta>
</file>